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文鼎中楷" svg:font-family="文鼎中楷"/>
    <style:font-face style:name="標楷體" svg:font-family="標楷體"/>
    <style:font-face style:name="新細明體" svg:font-family="新細明體"/>
  </office:font-face-decls>
  <office:automatic-styles>
    <style:style style:name="ce1" style:family="table-cell" style:parent-style-name="Default" style:data-style-name="N0">
      <style:text-properties style:font-name="新細明體" style:font-name-asian="新細明體" style:font-name-complex="新細明體"/>
    </style:style>
    <style:style style:name="ce2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" style:family="table-cell" style:parent-style-name="_21315__20998__20301__91_0_93_" style:data-style-name="N50">
      <style:table-cell-properties fo:border-top="none" fo:border-bottom="none" fo:border-left="thin solid #000000" fo:border-right="none" style:cell-protect="none"/>
      <style:text-properties style:font-name="新細明體" style:font-name-asian="新細明體" style:font-name-complex="新細明體" fo:font-style="italic" style:font-style-asian="italic" style:font-style-complex="italic"/>
    </style:style>
    <style:style style:name="ce9" style:family="table-cell" style:parent-style-name="_21315__20998__20301__91_0_93_" style:data-style-name="N49">
      <style:table-cell-properties fo:border-top="none" fo:border-bottom="none" fo:border-left="thin solid #000000" fo:border-right="none" style:cell-protect="none"/>
      <style:text-properties style:font-name="新細明體" style:font-name-asian="新細明體" style:font-name-complex="新細明體"/>
    </style:style>
    <style:style style:name="ce10" style:family="table-cell" style:parent-style-name="Default" style:data-style-name="N49">
      <style:text-properties style:font-name="新細明體" style:font-name-asian="新細明體" style:font-name-complex="新細明體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" style:family="table-cell" style:parent-style-name="_21315__20998__20301__91_0_93_" style:data-style-name="N49">
      <style:table-cell-properties fo:border-top="none" fo:border-bottom="none" fo:border-left="thin solid #000000" fo:border-right="none" style:vertical-align="automatic" style:cell-protect="none"/>
      <style:text-properties style:font-name="新細明體" style:font-name-asian="新細明體" style:font-name-complex="新細明體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top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6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top" style:cell-protect="none"/>
      <style:text-properties style:font-name="新細明體" style:font-name-asian="新細明體" style:font-name-complex="新細明體" fo:font-style="italic" style:font-style-asian="italic" style:font-style-complex="italic"/>
    </style:style>
    <style:style style:name="ce17" style:family="table-cell" style:parent-style-name="_21315__20998__20301__91_0_93_" style:data-style-name="N49">
      <style:table-cell-properties fo:border-top="none" fo:border-bottom="thin solid #000000" fo:border-left="thin solid #000000" fo:border-right="none" style:vertical-align="top" style:cell-protect="none"/>
      <style:text-properties style:font-name="新細明體" style:font-name-asian="新細明體" style:font-name-complex="新細明體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20" style:family="table-cell" style:parent-style-name="_21315__20998__20301__91_0_93_" style:data-style-name="N49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21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cell-protect="none"/>
      <style:text-properties style:font-name="新細明體" style:font-name-asian="新細明體" style:font-name-complex="新細明體" fo:font-style="italic" style:font-style-asian="italic" style:font-style-complex="italic"/>
    </style:style>
    <style:style style:name="ce22" style:family="table-cell" style:parent-style-name="Default" style:data-style-name="N51">
      <style:text-properties style:font-name="新細明體" style:font-name-asian="新細明體" style:font-name-complex="新細明體"/>
    </style:style>
    <style:style style:name="ce23" style:family="table-cell" style:parent-style-name="Default" style:data-style-name="N2">
      <style:text-properties style:font-name="新細明體" style:font-name-asian="新細明體" style:font-name-complex="新細明體"/>
    </style:style>
    <style:style style:name="ce24" style:family="table-cell" style:parent-style-name="_21315__20998__20301__91_0_93_" style:data-style-name="N50">
      <style:table-cell-properties fo:border-top="none" fo:border-bottom="none" fo:border-left="thin solid #000000" fo:border-right="none" style:cell-protect="none"/>
      <style:text-properties style:font-name="新細明體" style:font-name-asian="新細明體" style:font-name-complex="新細明體"/>
    </style:style>
    <style:style style:name="ce25" style:family="table-cell" style:parent-style-name="Default" style:data-style-name="N0">
      <style:table-cell-properties style:vertical-align="top"/>
      <style:text-properties style:font-name="新細明體" style:font-name-asian="新細明體" style:font-name-complex="新細明體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top"/>
      <style:text-properties style:font-name="新細明體" style:font-name-asian="新細明體" style:font-name-complex="新細明體"/>
    </style:style>
    <style:style style:name="ce27" style:family="table-cell" style:parent-style-name="Default" style:data-style-name="N1">
      <style:text-properties style:font-name="新細明體" style:font-name-asian="新細明體" style:font-name-complex="新細明體"/>
    </style:style>
    <style:style style:name="ce28" style:family="table-cell" style:parent-style-name="_19968__33324_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9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0" style:family="table-cell" style:parent-style-name="_21315__20998__20301__91_0_93__32_2" style:data-style-name="N49">
      <style:table-cell-properties fo:border-top="none" fo:border-bottom="none" fo:border-left="thin solid #000000" fo:border-right="none" style:cell-protect="none"/>
      <style:text-properties style:font-name="新細明體" style:font-name-asian="新細明體" style:font-name-complex="新細明體"/>
    </style:style>
    <style:style style:name="ce31" style:family="table-cell" style:parent-style-name="_21315__20998__20301__91_0_93__32_2" style:data-style-name="N49">
      <style:table-cell-properties fo:border-top="none" fo:border-bottom="none" fo:border-left="thin solid #000000" fo:border-right="none" style:vertical-align="automatic" style:cell-protect="none"/>
      <style:text-properties style:font-name="新細明體" style:font-name-asian="新細明體" style:font-name-complex="新細明體"/>
    </style:style>
    <style:style style:name="ce32" style:family="table-cell" style:parent-style-name="_21315__20998__20301__91_0_93__32_2" style:data-style-name="N50">
      <style:table-cell-properties fo:border-top="none" fo:border-bottom="none" fo:border-left="thin solid #000000" fo:border-right="none" style:cell-protect="none"/>
      <style:text-properties style:font-name="新細明體" style:font-name-asian="新細明體" style:font-name-complex="新細明體" fo:font-style="italic" style:font-style-asian="italic" style:font-style-complex="italic"/>
    </style:style>
    <style:style style:name="ce33" style:family="table-cell" style:parent-style-name="Default" style:data-style-name="N60">
      <style:text-properties style:font-name="新細明體" style:font-name-asian="新細明體" style:font-name-complex="新細明體"/>
    </style:style>
    <style:style style:name="ce34" style:family="table-cell" style:parent-style-name="_21315__20998__20301__91_0_93__32_2" style:data-style-name="N49">
      <style:table-cell-properties fo:border-top="none" fo:border-bottom="none" fo:border-left="thin solid #000000" fo:border-right="none" fo:background-color="transparent" style:cell-protect="none"/>
      <style:text-properties style:font-name="新細明體" style:font-name-asian="新細明體" style:font-name-complex="新細明體"/>
    </style:style>
    <style:style style:name="ce35" style:family="table-cell" style:parent-style-name="_21315__20998__20301__91_0_93__32_2" style:data-style-name="N50">
      <style:table-cell-properties fo:border-top="none" fo:border-bottom="none" fo:border-left="thin solid #000000" fo:border-right="none" fo:background-color="transparent" style:cell-protect="none"/>
      <style:text-properties style:font-name="新細明體" style:font-name-asian="新細明體" style:font-name-complex="新細明體" fo:font-style="italic" style:font-style-asian="italic" style:font-style-complex="italic"/>
    </style:style>
    <style:style style:name="ce36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7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8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9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0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新細明體" style:font-name-asian="新細明體" style:font-name-complex="新細明體"/>
    </style:style>
    <style:style style:name="T1" style:family="text" style:parent-style-name="Default">
      <style:text-properties fo:color="#FF0000" style:text-line-through-style="none" style:font-name="Times New Roman" style:font-name-asian="Times New Roman" style:font-name-complex="Times New Roman" fo:font-size="17pt" style:font-size-asian="17pt" style:font-size-complex="1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文鼎中楷" style:font-name-asian="文鼎中楷" style:font-name-complex="文鼎中楷" fo:font-size="15pt" style:font-size-asian="15pt" style:font-size-complex="15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9875cm"/>
    </style:style>
    <style:style style:name="co2" style:family="table-column">
      <style:table-column-properties fo:break-before="auto" style:column-width="1.4287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19604166666667cm" style:use-optimal-column-width="true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6.5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5.4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全國(登記)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6377" table:default-cell-style-name="ce1"/>
        <table:table-row table:style-name="ro1">
          <table:table-cell office:value-type="string" table:number-columns-spanned="7" table:number-rows-spanned="1" table:style-name="ce36">
            <text:p>出生數按性別及粗出生率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number-columns-repeated="3" table:style-name="ce25"/>
          <table:table-cell office:value-type="string" table:style-name="ce25">
            <text:p><text:s text:c="2"/>按登記日期統計</text:p>
          </table:table-cell>
          <table:table-cell table:number-columns-repeated="2" table:style-name="ce25"/>
          <table:table-cell office:value-type="string" table:style-name="ce26">
            <text:p>單位：人；‰</text:p>
          </table:table-cell>
          <table:table-cell table:number-columns-repeated="16377"/>
        </table:table-row>
        <table:table-row table:style-name="ro1">
          <table:table-cell office:value-type="string" table:number-columns-spanned="2" table:number-rows-spanned="2" table:style-name="ce45">
            <text:p>年　　　　　別</text:p>
          </table:table-cell>
          <table:covered-table-cell/>
          <table:table-cell office:value-type="string" table:style-name="ce3">
            <text:p>出　　生　　數　（人）</text:p>
          </table:table-cell>
          <table:table-cell table:number-columns-repeated="2" table:style-name="ce2"/>
          <table:table-cell office:value-type="string" table:number-columns-spanned="1" table:number-rows-spanned="2" table:style-name="ce47">
            <text:p>出生嬰兒</text:p>
            <text:p>性比例</text:p>
          </table:table-cell>
          <table:table-cell office:value-type="string" table:number-columns-spanned="1" table:number-rows-spanned="2" table:style-name="ce46">
            <text:p>粗出生率</text:p>
            <text:p>（‰）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4">
            <text:p>計</text:p>
          </table:table-cell>
          <table:table-cell office:value-type="string" table:style-name="ce4">
            <text:p>男</text:p>
          </table:table-cell>
          <table:table-cell office:value-type="string" table:style-name="ce5">
            <text:p>女</text:p>
          </table:table-cell>
          <table:covered-table-cell/>
          <table:covered-table-cell/>
          <table:table-cell table:number-columns-repeated="16377"/>
        </table:table-row>
        <table:table-row table:style-name="ro3">
          <table:table-cell office:value-type="string" table:style-name="ce6">
            <text:p>民國47年</text:p>
          </table:table-cell>
          <table:table-cell office:value-type="float" office:value="1958" table:style-name="ce7">
            <text:p>1958</text:p>
          </table:table-cell>
          <table:table-cell office:value-type="float" office:value="413679" table:style-name="ce9">
            <text:p>413,679<text:s/></text:p>
          </table:table-cell>
          <table:table-cell office:value-type="string" table:style-name="ce20">
            <text:p>…</text:p>
          </table:table-cell>
          <table:table-cell office:value-type="string" table:style-name="ce20">
            <text:p>…</text:p>
          </table:table-cell>
          <table:table-cell table:style-name="ce20"/>
          <table:table-cell office:value-type="float" office:value="41.7" table:style-name="ce8">
            <text:p>41.70<text:s/>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民國48年</text:p>
          </table:table-cell>
          <table:table-cell office:value-type="float" office:value="1959" table:style-name="ce7">
            <text:p>1959</text:p>
          </table:table-cell>
          <table:table-cell office:value-type="float" office:value="423863" table:style-name="ce9">
            <text:p>423,863<text:s/></text:p>
          </table:table-cell>
          <table:table-cell office:value-type="string" table:style-name="ce20">
            <text:p>…</text:p>
          </table:table-cell>
          <table:table-cell office:value-type="string" table:style-name="ce20">
            <text:p>…</text:p>
          </table:table-cell>
          <table:table-cell table:style-name="ce20"/>
          <table:table-cell office:value-type="float" office:value="41.2" table:style-name="ce8">
            <text:p>41.20<text:s/>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民國49年</text:p>
          </table:table-cell>
          <table:table-cell office:value-type="float" office:value="1960" table:style-name="ce7">
            <text:p>1960</text:p>
          </table:table-cell>
          <table:table-cell office:value-type="float" office:value="422319" table:style-name="ce9">
            <text:p>422,319<text:s/></text:p>
          </table:table-cell>
          <table:table-cell office:value-type="string" table:style-name="ce20">
            <text:p>…</text:p>
          </table:table-cell>
          <table:table-cell office:value-type="string" table:style-name="ce20">
            <text:p>…</text:p>
          </table:table-cell>
          <table:table-cell table:style-name="ce20"/>
          <table:table-cell office:value-type="float" office:value="39.590000000000003" table:style-name="ce8">
            <text:p>39.59<text:s/>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民國50年</text:p>
          </table:table-cell>
          <table:table-cell office:value-type="float" office:value="1961" table:style-name="ce7">
            <text:p>1961</text:p>
          </table:table-cell>
          <table:table-cell office:value-type="float" office:value="422740" table:style-name="ce9">
            <text:p>422,740<text:s/></text:p>
          </table:table-cell>
          <table:table-cell office:value-type="string" table:style-name="ce20">
            <text:p>…</text:p>
          </table:table-cell>
          <table:table-cell office:value-type="string" table:style-name="ce20">
            <text:p>…</text:p>
          </table:table-cell>
          <table:table-cell table:style-name="ce20"/>
          <table:table-cell office:value-type="float" office:value="38.33" table:style-name="ce8">
            <text:p>38.33<text:s/>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民國51年</text:p>
          </table:table-cell>
          <table:table-cell office:value-type="float" office:value="1962" table:style-name="ce7">
            <text:p>1962</text:p>
          </table:table-cell>
          <table:table-cell office:value-type="float" office:value="426325" table:style-name="ce9">
            <text:p>426,325<text:s/></text:p>
          </table:table-cell>
          <table:table-cell office:value-type="string" table:style-name="ce20">
            <text:p>…</text:p>
          </table:table-cell>
          <table:table-cell office:value-type="string" table:style-name="ce20">
            <text:p>…</text:p>
          </table:table-cell>
          <table:table-cell table:style-name="ce20"/>
          <table:table-cell office:value-type="float" office:value="37.42" table:style-name="ce8">
            <text:p>37.42<text:s/>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民國52年</text:p>
          </table:table-cell>
          <table:table-cell office:value-type="float" office:value="1963" table:style-name="ce7">
            <text:p>1963</text:p>
          </table:table-cell>
          <table:table-cell office:value-type="float" office:value="427212" table:style-name="ce9">
            <text:p>427,212<text:s/></text:p>
          </table:table-cell>
          <table:table-cell office:value-type="string" table:style-name="ce20">
            <text:p>…</text:p>
          </table:table-cell>
          <table:table-cell office:value-type="string" table:style-name="ce20">
            <text:p>…</text:p>
          </table:table-cell>
          <table:table-cell table:style-name="ce20"/>
          <table:table-cell office:value-type="float" office:value="36.32" table:style-name="ce8">
            <text:p>36.32<text:s/>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民國53年</text:p>
          </table:table-cell>
          <table:table-cell office:value-type="float" office:value="1964" table:style-name="ce7">
            <text:p>1964</text:p>
          </table:table-cell>
          <table:table-cell office:value-type="float" office:value="419797" table:style-name="ce9">
            <text:p>419,797<text:s/></text:p>
          </table:table-cell>
          <table:table-cell office:value-type="string" table:style-name="ce20">
            <text:p>…</text:p>
          </table:table-cell>
          <table:table-cell office:value-type="string" table:style-name="ce20">
            <text:p>…</text:p>
          </table:table-cell>
          <table:table-cell table:style-name="ce20"/>
          <table:table-cell office:value-type="float" office:value="34.590000000000003" table:style-name="ce8">
            <text:p>34.59<text:s/>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民國54年</text:p>
          </table:table-cell>
          <table:table-cell office:value-type="float" office:value="1965" table:style-name="ce7">
            <text:p>1965</text:p>
          </table:table-cell>
          <table:table-cell office:value-type="float" office:value="409620" table:style-name="ce9">
            <text:p>409,620<text:s/></text:p>
          </table:table-cell>
          <table:table-cell office:value-type="string" table:style-name="ce20">
            <text:p>…</text:p>
          </table:table-cell>
          <table:table-cell office:value-type="string" table:style-name="ce20">
            <text:p>…</text:p>
          </table:table-cell>
          <table:table-cell table:style-name="ce20"/>
          <table:table-cell office:value-type="float" office:value="32.74" table:style-name="ce8">
            <text:p>32.74<text:s/>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民國55年</text:p>
          </table:table-cell>
          <table:table-cell office:value-type="float" office:value="1966" table:style-name="ce7">
            <text:p>1966</text:p>
          </table:table-cell>
          <table:table-cell office:value-type="float" office:value="418327" table:style-name="ce9">
            <text:p>418,327<text:s/></text:p>
          </table:table-cell>
          <table:table-cell office:value-type="string" table:style-name="ce20">
            <text:p>…</text:p>
          </table:table-cell>
          <table:table-cell office:value-type="string" table:style-name="ce20">
            <text:p>…</text:p>
          </table:table-cell>
          <table:table-cell table:style-name="ce20"/>
          <table:table-cell office:value-type="float" office:value="32.47" table:style-name="ce8">
            <text:p>32.47<text:s/>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民國56年</text:p>
          </table:table-cell>
          <table:table-cell office:value-type="float" office:value="1967" table:style-name="ce7">
            <text:p>1967</text:p>
          </table:table-cell>
          <table:table-cell office:value-type="float" office:value="376806" table:style-name="ce9">
            <text:p>376,806<text:s/></text:p>
          </table:table-cell>
          <table:table-cell office:value-type="string" table:style-name="ce20">
            <text:p>…</text:p>
          </table:table-cell>
          <table:table-cell office:value-type="string" table:style-name="ce20">
            <text:p>…</text:p>
          </table:table-cell>
          <table:table-cell table:style-name="ce20"/>
          <table:table-cell office:value-type="float" office:value="28.51" table:style-name="ce8">
            <text:p>28.51<text:s/>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民國57年</text:p>
          </table:table-cell>
          <table:table-cell office:value-type="float" office:value="1968" table:style-name="ce7">
            <text:p>1968</text:p>
          </table:table-cell>
          <table:table-cell office:value-type="float" office:value="396886" table:style-name="ce9">
            <text:p>396,886<text:s/></text:p>
          </table:table-cell>
          <table:table-cell office:value-type="string" table:style-name="ce20">
            <text:p>…</text:p>
          </table:table-cell>
          <table:table-cell office:value-type="string" table:style-name="ce20">
            <text:p>…</text:p>
          </table:table-cell>
          <table:table-cell table:style-name="ce20"/>
          <table:table-cell office:value-type="float" office:value="29.29" table:style-name="ce8">
            <text:p>29.29<text:s/>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民國58年</text:p>
          </table:table-cell>
          <table:table-cell office:value-type="float" office:value="1969" table:style-name="ce7">
            <text:p>1969</text:p>
          </table:table-cell>
          <table:table-cell office:value-type="float" office:value="393455" table:style-name="ce12">
            <text:p>393,455<text:s/></text:p>
          </table:table-cell>
          <table:table-cell office:value-type="string" table:style-name="ce20">
            <text:p>…</text:p>
          </table:table-cell>
          <table:table-cell office:value-type="string" table:style-name="ce20">
            <text:p>…</text:p>
          </table:table-cell>
          <table:table-cell table:style-name="ce20"/>
          <table:table-cell office:value-type="float" office:value="27.97" table:style-name="ce8">
            <text:p>27.97<text:s/>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民國59年</text:p>
          </table:table-cell>
          <table:table-cell office:value-type="float" office:value="1970" table:style-name="ce7">
            <text:p>1970</text:p>
          </table:table-cell>
          <table:table-cell office:value-type="float" office:value="396479" table:style-name="ce9">
            <text:p>396,479<text:s/></text:p>
          </table:table-cell>
          <table:table-cell office:value-type="string" table:style-name="ce20">
            <text:p>…</text:p>
          </table:table-cell>
          <table:table-cell office:value-type="string" table:style-name="ce20">
            <text:p>…</text:p>
          </table:table-cell>
          <table:table-cell table:style-name="ce20"/>
          <table:table-cell office:value-type="float" office:value="27.19" table:style-name="ce8">
            <text:p>27.19<text:s/>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1">
            <text:p>民國60年</text:p>
          </table:table-cell>
          <table:table-cell office:value-type="float" office:value="1971" table:style-name="ce7">
            <text:p>1971</text:p>
          </table:table-cell>
          <table:table-cell office:value-type="float" office:value="382797" table:style-name="ce12">
            <text:p>382,797<text:s/></text:p>
          </table:table-cell>
          <table:table-cell office:value-type="string" table:style-name="ce20">
            <text:p>…</text:p>
          </table:table-cell>
          <table:table-cell office:value-type="string" table:style-name="ce20">
            <text:p>…</text:p>
          </table:table-cell>
          <table:table-cell table:style-name="ce20"/>
          <table:table-cell office:value-type="float" office:value="25.67" table:style-name="ce8">
            <text:p>25.67<text:s/>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6">
            <text:p>民國61年</text:p>
          </table:table-cell>
          <table:table-cell office:value-type="float" office:value="1972" table:style-name="ce7">
            <text:p>1972</text:p>
          </table:table-cell>
          <table:table-cell office:value-type="float" office:value="368067" table:style-name="ce9">
            <text:p>368,067<text:s/></text:p>
          </table:table-cell>
          <table:table-cell office:value-type="string" table:style-name="ce20">
            <text:p>…</text:p>
          </table:table-cell>
          <table:table-cell office:value-type="string" table:style-name="ce20">
            <text:p>…</text:p>
          </table:table-cell>
          <table:table-cell table:style-name="ce20"/>
          <table:table-cell office:value-type="float" office:value="24.18" table:style-name="ce8">
            <text:p>24.18<text:s/>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1">
            <text:p>民國62年</text:p>
          </table:table-cell>
          <table:table-cell office:value-type="float" office:value="1973" table:style-name="ce7">
            <text:p>1973</text:p>
          </table:table-cell>
          <table:table-cell office:value-type="float" office:value="369022" table:style-name="ce9">
            <text:p>369,022<text:s/></text:p>
          </table:table-cell>
          <table:table-cell office:value-type="string" table:style-name="ce20">
            <text:p>…</text:p>
          </table:table-cell>
          <table:table-cell office:value-type="string" table:style-name="ce20">
            <text:p>…</text:p>
          </table:table-cell>
          <table:table-cell table:style-name="ce20"/>
          <table:table-cell office:value-type="float" office:value="23.8" table:style-name="ce8">
            <text:p>23.80<text:s/>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6">
            <text:p>民國63年</text:p>
          </table:table-cell>
          <table:table-cell office:value-type="float" office:value="1974" table:style-name="ce7">
            <text:p>1974</text:p>
          </table:table-cell>
          <table:table-cell office:value-type="float" office:value="369671" table:style-name="ce9">
            <text:p>369,671<text:s/></text:p>
          </table:table-cell>
          <table:table-cell office:value-type="string" table:style-name="ce20">
            <text:p>…</text:p>
          </table:table-cell>
          <table:table-cell office:value-type="string" table:style-name="ce20">
            <text:p>…</text:p>
          </table:table-cell>
          <table:table-cell table:style-name="ce20"/>
          <table:table-cell office:value-type="float" office:value="23.42" table:style-name="ce8">
            <text:p>23.42<text:s/>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1">
            <text:p>民國64年</text:p>
          </table:table-cell>
          <table:table-cell office:value-type="float" office:value="1975" table:style-name="ce7">
            <text:p>1975</text:p>
          </table:table-cell>
          <table:table-cell office:value-type="float" office:value="369349" table:style-name="ce9">
            <text:p>369,349<text:s/></text:p>
          </table:table-cell>
          <table:table-cell office:value-type="string" table:style-name="ce20">
            <text:p>…</text:p>
          </table:table-cell>
          <table:table-cell office:value-type="string" table:style-name="ce20">
            <text:p>…</text:p>
          </table:table-cell>
          <table:table-cell table:style-name="ce20"/>
          <table:table-cell office:value-type="float" office:value="22.98" table:style-name="ce8">
            <text:p>22.98<text:s/>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6">
            <text:p>民國65年</text:p>
          </table:table-cell>
          <table:table-cell office:value-type="float" office:value="1976" table:style-name="ce7">
            <text:p>1976</text:p>
          </table:table-cell>
          <table:table-cell office:value-type="float" office:value="425125" table:style-name="ce9">
            <text:p>425,125<text:s/></text:p>
          </table:table-cell>
          <table:table-cell office:value-type="string" table:style-name="ce20">
            <text:p>…</text:p>
          </table:table-cell>
          <table:table-cell office:value-type="string" table:style-name="ce20">
            <text:p>…</text:p>
          </table:table-cell>
          <table:table-cell table:style-name="ce20"/>
          <table:table-cell office:value-type="float" office:value="25.92" table:style-name="ce8">
            <text:p>25.92<text:s/>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6">
            <text:p>民國66年</text:p>
          </table:table-cell>
          <table:table-cell office:value-type="float" office:value="1977" table:style-name="ce7">
            <text:p>1977</text:p>
          </table:table-cell>
          <table:table-cell office:value-type="float" office:value="397373" table:style-name="ce9">
            <text:p>397,373<text:s/></text:p>
          </table:table-cell>
          <table:table-cell office:value-type="string" table:style-name="ce20">
            <text:p>…</text:p>
          </table:table-cell>
          <table:table-cell office:value-type="string" table:style-name="ce20">
            <text:p>…</text:p>
          </table:table-cell>
          <table:table-cell table:style-name="ce20"/>
          <table:table-cell office:value-type="float" office:value="23.75" table:style-name="ce8">
            <text:p>23.75<text:s/>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6">
            <text:p>民國67年</text:p>
          </table:table-cell>
          <table:table-cell office:value-type="float" office:value="1978" table:style-name="ce7">
            <text:p>1978</text:p>
          </table:table-cell>
          <table:table-cell office:value-type="float" office:value="410783" table:style-name="ce9">
            <text:p>410,783<text:s/></text:p>
          </table:table-cell>
          <table:table-cell office:value-type="string" table:style-name="ce20">
            <text:p>…</text:p>
          </table:table-cell>
          <table:table-cell office:value-type="string" table:style-name="ce20">
            <text:p>…</text:p>
          </table:table-cell>
          <table:table-cell table:style-name="ce20"/>
          <table:table-cell office:value-type="float" office:value="24.1" table:style-name="ce8">
            <text:p>24.10<text:s/>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6">
            <text:p>民國68年</text:p>
          </table:table-cell>
          <table:table-cell office:value-type="float" office:value="1979" table:style-name="ce7">
            <text:p>1979</text:p>
          </table:table-cell>
          <table:table-cell office:value-type="float" office:value="424034" table:style-name="ce9">
            <text:p>424,034<text:s/></text:p>
          </table:table-cell>
          <table:table-cell office:value-type="string" table:style-name="ce20">
            <text:p>…</text:p>
          </table:table-cell>
          <table:table-cell office:value-type="string" table:style-name="ce20">
            <text:p>…</text:p>
          </table:table-cell>
          <table:table-cell table:style-name="ce20"/>
          <table:table-cell office:value-type="float" office:value="24.41" table:style-name="ce8">
            <text:p>24.41<text:s/>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6">
            <text:p>民國69年</text:p>
          </table:table-cell>
          <table:table-cell office:value-type="float" office:value="1980" table:style-name="ce7">
            <text:p>1980</text:p>
          </table:table-cell>
          <table:table-cell office:value-type="float" office:value="413881" table:style-name="ce9">
            <text:p>413,881<text:s/></text:p>
          </table:table-cell>
          <table:table-cell office:value-type="float" office:value="213205" table:style-name="ce9">
            <text:p>213,205<text:s/></text:p>
          </table:table-cell>
          <table:table-cell office:value-type="float" office:value="200676" table:style-name="ce9">
            <text:p>200,676<text:s/></text:p>
          </table:table-cell>
          <table:table-cell office:value-type="float" office:value="106.24339731706831" table:style-name="ce24">
            <text:p>106.24<text:s/></text:p>
          </table:table-cell>
          <table:table-cell office:value-type="float" office:value="23.38" table:style-name="ce8">
            <text:p>23.38<text:s/></text:p>
          </table:table-cell>
          <table:table-cell table:style-name="ce23"/>
          <table:table-cell table:number-columns-repeated="16376"/>
        </table:table-row>
        <table:table-row table:style-name="ro4">
          <table:table-cell office:value-type="string" table:style-name="ce6">
            <text:p>民國70年</text:p>
          </table:table-cell>
          <table:table-cell office:value-type="float" office:value="1981" table:style-name="ce7">
            <text:p>1981</text:p>
          </table:table-cell>
          <table:table-cell office:value-type="float" office:value="414069" table:style-name="ce9">
            <text:p>414,069<text:s/></text:p>
          </table:table-cell>
          <table:table-cell office:value-type="float" office:value="213948" table:style-name="ce9">
            <text:p>213,948<text:s/></text:p>
          </table:table-cell>
          <table:table-cell office:value-type="float" office:value="200121" table:style-name="ce9">
            <text:p>200,121<text:s/></text:p>
          </table:table-cell>
          <table:table-cell office:value-type="float" office:value="106.90931986148379" table:style-name="ce24">
            <text:p>106.91<text:s/></text:p>
          </table:table-cell>
          <table:table-cell office:value-type="float" office:value="22.97" table:style-name="ce8">
            <text:p>22.97<text:s/></text:p>
          </table:table-cell>
          <table:table-cell table:style-name="ce23"/>
          <table:table-cell table:number-columns-repeated="16376"/>
        </table:table-row>
        <table:table-row table:style-name="ro4">
          <table:table-cell office:value-type="string" table:style-name="ce6">
            <text:p>民國71年</text:p>
          </table:table-cell>
          <table:table-cell office:value-type="float" office:value="1982" table:style-name="ce7">
            <text:p>1982</text:p>
          </table:table-cell>
          <table:table-cell office:value-type="float" office:value="405263" table:style-name="ce9">
            <text:p>405,263<text:s/></text:p>
          </table:table-cell>
          <table:table-cell office:value-type="float" office:value="209457" table:style-name="ce9">
            <text:p>209,457<text:s/></text:p>
          </table:table-cell>
          <table:table-cell office:value-type="float" office:value="195806" table:style-name="ce9">
            <text:p>195,806<text:s/></text:p>
          </table:table-cell>
          <table:table-cell office:value-type="float" office:value="106.9716964750825" table:style-name="ce24">
            <text:p>106.97<text:s/></text:p>
          </table:table-cell>
          <table:table-cell office:value-type="float" office:value="22.08" table:style-name="ce8">
            <text:p>22.08<text:s/></text:p>
          </table:table-cell>
          <table:table-cell table:style-name="ce23"/>
          <table:table-cell table:number-columns-repeated="16376"/>
        </table:table-row>
        <table:table-row table:style-name="ro4">
          <table:table-cell office:value-type="string" table:style-name="ce6">
            <text:p>民國72年</text:p>
          </table:table-cell>
          <table:table-cell office:value-type="float" office:value="1983" table:style-name="ce7">
            <text:p>1983</text:p>
          </table:table-cell>
          <table:table-cell office:value-type="float" office:value="383439" table:style-name="ce9">
            <text:p>383,439<text:s/></text:p>
          </table:table-cell>
          <table:table-cell office:value-type="float" office:value="198240" table:style-name="ce9">
            <text:p>198,240<text:s/></text:p>
          </table:table-cell>
          <table:table-cell office:value-type="float" office:value="185199" table:style-name="ce9">
            <text:p>185,199<text:s/></text:p>
          </table:table-cell>
          <table:table-cell office:value-type="float" office:value="107.04161469554371" table:style-name="ce24">
            <text:p>107.04<text:s/></text:p>
          </table:table-cell>
          <table:table-cell office:value-type="float" office:value="20.56" table:style-name="ce8">
            <text:p>20.56<text:s/></text:p>
          </table:table-cell>
          <table:table-cell table:style-name="ce23"/>
          <table:table-cell table:number-columns-repeated="16376"/>
        </table:table-row>
        <table:table-row table:style-name="ro4">
          <table:table-cell office:value-type="string" table:style-name="ce6">
            <text:p>民國73年</text:p>
          </table:table-cell>
          <table:table-cell office:value-type="float" office:value="1984" table:style-name="ce7">
            <text:p>1984</text:p>
          </table:table-cell>
          <table:table-cell office:value-type="float" office:value="371008" table:style-name="ce9">
            <text:p>371,008<text:s/></text:p>
          </table:table-cell>
          <table:table-cell office:value-type="float" office:value="192034" table:style-name="ce9">
            <text:p>192,034<text:s/></text:p>
          </table:table-cell>
          <table:table-cell office:value-type="float" office:value="178974" table:style-name="ce9">
            <text:p>178,974<text:s/></text:p>
          </table:table-cell>
          <table:table-cell office:value-type="float" office:value="107.29714930660319" table:style-name="ce24">
            <text:p>107.30<text:s/></text:p>
          </table:table-cell>
          <table:table-cell office:value-type="float" office:value="19.600000000000001" table:style-name="ce8">
            <text:p>19.60<text:s/></text:p>
          </table:table-cell>
          <table:table-cell table:style-name="ce23"/>
          <table:table-cell table:number-columns-repeated="16376"/>
        </table:table-row>
        <table:table-row table:style-name="ro4">
          <table:table-cell office:value-type="string" table:style-name="ce6">
            <text:p>民國74年</text:p>
          </table:table-cell>
          <table:table-cell office:value-type="float" office:value="1985" table:style-name="ce7">
            <text:p>1985</text:p>
          </table:table-cell>
          <table:table-cell office:value-type="float" office:value="346208" table:style-name="ce9">
            <text:p>346,208<text:s/></text:p>
          </table:table-cell>
          <table:table-cell office:value-type="float" office:value="178336" table:style-name="ce9">
            <text:p>178,336<text:s/></text:p>
          </table:table-cell>
          <table:table-cell office:value-type="float" office:value="167872" table:style-name="ce9">
            <text:p>167,872<text:s/></text:p>
          </table:table-cell>
          <table:table-cell office:value-type="float" office:value="106.23332062523826" table:style-name="ce24">
            <text:p>106.23<text:s/></text:p>
          </table:table-cell>
          <table:table-cell office:value-type="float" office:value="18.04" table:style-name="ce8">
            <text:p>18.04<text:s/></text:p>
          </table:table-cell>
          <table:table-cell table:style-name="ce23"/>
          <table:table-cell table:number-columns-repeated="16376"/>
        </table:table-row>
        <table:table-row table:style-name="ro4">
          <table:table-cell office:value-type="string" table:style-name="ce6">
            <text:p>民國75年</text:p>
          </table:table-cell>
          <table:table-cell office:value-type="float" office:value="1986" table:style-name="ce7">
            <text:p>1986</text:p>
          </table:table-cell>
          <table:table-cell office:value-type="float" office:value="309230" table:style-name="ce9">
            <text:p>309,230<text:s/></text:p>
          </table:table-cell>
          <table:table-cell office:value-type="float" office:value="160226" table:style-name="ce9">
            <text:p>160,226<text:s/></text:p>
          </table:table-cell>
          <table:table-cell office:value-type="float" office:value="149004" table:style-name="ce9">
            <text:p>149,004<text:s/></text:p>
          </table:table-cell>
          <table:table-cell office:value-type="float" office:value="107.53134144049825" table:style-name="ce24">
            <text:p>107.53<text:s/></text:p>
          </table:table-cell>
          <table:table-cell office:value-type="float" office:value="15.93" table:style-name="ce8">
            <text:p>15.93<text:s/></text:p>
          </table:table-cell>
          <table:table-cell table:style-name="ce23"/>
          <table:table-cell table:number-columns-repeated="16376"/>
        </table:table-row>
        <table:table-row table:style-name="ro4">
          <table:table-cell office:value-type="string" table:style-name="ce6">
            <text:p>民國76年</text:p>
          </table:table-cell>
          <table:table-cell office:value-type="float" office:value="1987" table:style-name="ce7">
            <text:p>1987</text:p>
          </table:table-cell>
          <table:table-cell office:value-type="float" office:value="314024" table:style-name="ce9">
            <text:p>314,024<text:s/></text:p>
          </table:table-cell>
          <table:table-cell office:value-type="float" office:value="163331" table:style-name="ce9">
            <text:p>163,331<text:s/></text:p>
          </table:table-cell>
          <table:table-cell office:value-type="float" office:value="150693" table:style-name="ce9">
            <text:p>150,693<text:s/></text:p>
          </table:table-cell>
          <table:table-cell office:value-type="float" office:value="108.38658730000729" table:style-name="ce24">
            <text:p>108.39<text:s/></text:p>
          </table:table-cell>
          <table:table-cell office:value-type="float" office:value="16.010000000000002" table:style-name="ce8">
            <text:p>16.01<text:s/></text:p>
          </table:table-cell>
          <table:table-cell table:style-name="ce23"/>
          <table:table-cell table:number-columns-repeated="16376"/>
        </table:table-row>
        <table:table-row table:style-name="ro4">
          <table:table-cell office:value-type="string" table:style-name="ce6">
            <text:p>民國77年</text:p>
          </table:table-cell>
          <table:table-cell office:value-type="float" office:value="1988" table:style-name="ce7">
            <text:p>1988</text:p>
          </table:table-cell>
          <table:table-cell office:value-type="float" office:value="342031" table:style-name="ce9">
            <text:p>342,031<text:s/></text:p>
          </table:table-cell>
          <table:table-cell office:value-type="float" office:value="177687" table:style-name="ce9">
            <text:p>177,687<text:s/></text:p>
          </table:table-cell>
          <table:table-cell office:value-type="float" office:value="164344" table:style-name="ce9">
            <text:p>164,344<text:s/></text:p>
          </table:table-cell>
          <table:table-cell office:value-type="float" office:value="108.11894562624738" table:style-name="ce24">
            <text:p>108.12<text:s/></text:p>
          </table:table-cell>
          <table:table-cell office:value-type="float" office:value="17.239999999999998" table:style-name="ce8">
            <text:p>17.24<text:s/></text:p>
          </table:table-cell>
          <table:table-cell table:style-name="ce23"/>
          <table:table-cell table:number-columns-repeated="16376"/>
        </table:table-row>
        <table:table-row table:style-name="ro4">
          <table:table-cell office:value-type="string" table:style-name="ce6">
            <text:p>民國78年</text:p>
          </table:table-cell>
          <table:table-cell office:value-type="float" office:value="1989" table:style-name="ce7">
            <text:p>1989</text:p>
          </table:table-cell>
          <table:table-cell office:value-type="float" office:value="315299" table:style-name="ce9">
            <text:p>315,299<text:s/></text:p>
          </table:table-cell>
          <table:table-cell office:value-type="float" office:value="164147" table:style-name="ce9">
            <text:p>164,147<text:s/></text:p>
          </table:table-cell>
          <table:table-cell office:value-type="float" office:value="151152" table:style-name="ce9">
            <text:p>151,152<text:s/></text:p>
          </table:table-cell>
          <table:table-cell office:value-type="float" office:value="108.59730602307611" table:style-name="ce24">
            <text:p>108.60<text:s/></text:p>
          </table:table-cell>
          <table:table-cell office:value-type="float" office:value="15.72" table:style-name="ce8">
            <text:p>15.72<text:s/></text:p>
          </table:table-cell>
          <table:table-cell table:style-name="ce23"/>
          <table:table-cell table:number-columns-repeated="16376"/>
        </table:table-row>
        <table:table-row table:style-name="ro4">
          <table:table-cell office:value-type="string" table:style-name="ce6">
            <text:p>民國79年</text:p>
          </table:table-cell>
          <table:table-cell office:value-type="float" office:value="1990" table:style-name="ce7">
            <text:p>1990</text:p>
          </table:table-cell>
          <table:table-cell office:value-type="float" office:value="335618" table:style-name="ce9">
            <text:p>335,618<text:s/></text:p>
          </table:table-cell>
          <table:table-cell office:value-type="float" office:value="176029" table:style-name="ce9">
            <text:p>176,029<text:s/></text:p>
          </table:table-cell>
          <table:table-cell office:value-type="float" office:value="159589" table:style-name="ce9">
            <text:p>159,589<text:s/></text:p>
          </table:table-cell>
          <table:table-cell office:value-type="float" office:value="110.30146188020478" table:style-name="ce24">
            <text:p>110.30<text:s/></text:p>
          </table:table-cell>
          <table:table-cell office:value-type="float" office:value="16.55" table:style-name="ce8">
            <text:p>16.55<text:s/></text:p>
          </table:table-cell>
          <table:table-cell table:style-name="ce23"/>
          <table:table-cell table:number-columns-repeated="16376"/>
        </table:table-row>
        <table:table-row table:style-name="ro4">
          <table:table-cell office:value-type="string" table:style-name="ce6">
            <text:p>民國80年</text:p>
          </table:table-cell>
          <table:table-cell office:value-type="float" office:value="1991" table:style-name="ce7">
            <text:p>1991</text:p>
          </table:table-cell>
          <table:table-cell office:value-type="float" office:value="321932" table:style-name="ce9">
            <text:p>321,932<text:s/></text:p>
          </table:table-cell>
          <table:table-cell office:value-type="float" office:value="168865" table:style-name="ce9">
            <text:p>168,865<text:s/></text:p>
          </table:table-cell>
          <table:table-cell office:value-type="float" office:value="153067" table:style-name="ce9">
            <text:p>153,067<text:s/></text:p>
          </table:table-cell>
          <table:table-cell office:value-type="float" office:value="110.32097055537771" table:style-name="ce24">
            <text:p>110.32<text:s/></text:p>
          </table:table-cell>
          <table:table-cell office:value-type="float" office:value="15.7" table:style-name="ce8">
            <text:p>15.70<text:s/></text:p>
          </table:table-cell>
          <table:table-cell table:style-name="ce23"/>
          <table:table-cell table:number-columns-repeated="16376"/>
        </table:table-row>
        <table:table-row table:style-name="ro4">
          <table:table-cell office:value-type="string" table:style-name="ce6">
            <text:p>民國81年</text:p>
          </table:table-cell>
          <table:table-cell office:value-type="float" office:value="1992" table:style-name="ce7">
            <text:p>1992</text:p>
          </table:table-cell>
          <table:table-cell office:value-type="float" office:value="321632" table:style-name="ce9">
            <text:p>321,632<text:s/></text:p>
          </table:table-cell>
          <table:table-cell office:value-type="float" office:value="168488" table:style-name="ce9">
            <text:p>168,488<text:s/></text:p>
          </table:table-cell>
          <table:table-cell office:value-type="float" office:value="153144" table:style-name="ce9">
            <text:p>153,144<text:s/></text:p>
          </table:table-cell>
          <table:table-cell office:value-type="float" office:value="110.01932821396856" table:style-name="ce24">
            <text:p>110.02<text:s/></text:p>
          </table:table-cell>
          <table:table-cell office:value-type="float" office:value="15.53" table:style-name="ce8">
            <text:p>15.53<text:s/></text:p>
          </table:table-cell>
          <table:table-cell table:style-name="ce23"/>
          <table:table-cell table:number-columns-repeated="16376"/>
        </table:table-row>
        <table:table-row table:style-name="ro4">
          <table:table-cell office:value-type="string" table:style-name="ce6">
            <text:p>民國82年</text:p>
          </table:table-cell>
          <table:table-cell office:value-type="float" office:value="1993" table:style-name="ce7">
            <text:p>1993</text:p>
          </table:table-cell>
          <table:table-cell office:value-type="float" office:value="325613" table:style-name="ce9">
            <text:p>325,613<text:s/></text:p>
          </table:table-cell>
          <table:table-cell office:value-type="float" office:value="169486" table:style-name="ce9">
            <text:p>169,486<text:s/></text:p>
          </table:table-cell>
          <table:table-cell office:value-type="float" office:value="156127" table:style-name="ce9">
            <text:p>156,127<text:s/></text:p>
          </table:table-cell>
          <table:table-cell office:value-type="float" office:value="108.5564956733941" table:style-name="ce24">
            <text:p>108.56<text:s/></text:p>
          </table:table-cell>
          <table:table-cell office:value-type="float" office:value="15.58" table:style-name="ce8">
            <text:p>15.58<text:s/></text:p>
          </table:table-cell>
          <table:table-cell table:style-name="ce23"/>
          <table:table-cell table:number-columns-repeated="16376"/>
        </table:table-row>
        <table:table-row table:style-name="ro4">
          <table:table-cell office:value-type="string" table:style-name="ce6">
            <text:p>民國83年</text:p>
          </table:table-cell>
          <table:table-cell office:value-type="float" office:value="1994" table:style-name="ce7">
            <text:p>1994</text:p>
          </table:table-cell>
          <table:table-cell office:value-type="float" office:value="322938" table:style-name="ce9">
            <text:p>322,938<text:s/></text:p>
          </table:table-cell>
          <table:table-cell office:value-type="float" office:value="168444" table:style-name="ce9">
            <text:p>168,444<text:s/></text:p>
          </table:table-cell>
          <table:table-cell office:value-type="float" office:value="154494" table:style-name="ce9">
            <text:p>154,494<text:s/></text:p>
          </table:table-cell>
          <table:table-cell office:value-type="float" office:value="109.02947687288827" table:style-name="ce24">
            <text:p>109.03<text:s/></text:p>
          </table:table-cell>
          <table:table-cell office:value-type="float" office:value="15.31" table:style-name="ce8">
            <text:p>15.31<text:s/></text:p>
          </table:table-cell>
          <table:table-cell table:style-name="ce23"/>
          <table:table-cell table:number-columns-repeated="16376"/>
        </table:table-row>
        <table:table-row table:style-name="ro4">
          <table:table-cell office:value-type="string" table:style-name="ce11">
            <text:p>民國84年</text:p>
          </table:table-cell>
          <table:table-cell office:value-type="float" office:value="1995" table:style-name="ce7">
            <text:p>1995</text:p>
          </table:table-cell>
          <table:table-cell office:value-type="float" office:value="329581" table:style-name="ce9">
            <text:p>329,581<text:s/></text:p>
          </table:table-cell>
          <table:table-cell office:value-type="float" office:value="171118" table:style-name="ce12">
            <text:p>171,118<text:s/></text:p>
          </table:table-cell>
          <table:table-cell office:value-type="float" office:value="158463" table:style-name="ce12">
            <text:p>158,463<text:s/></text:p>
          </table:table-cell>
          <table:table-cell office:value-type="float" office:value="107.98609139041922" table:style-name="ce24">
            <text:p>107.99<text:s/></text:p>
          </table:table-cell>
          <table:table-cell office:value-type="float" office:value="15.5" table:style-name="ce8">
            <text:p>15.50<text:s/></text:p>
          </table:table-cell>
          <table:table-cell table:style-name="ce23"/>
          <table:table-cell table:number-columns-repeated="16376"/>
        </table:table-row>
        <table:table-row table:style-name="ro4">
          <table:table-cell office:value-type="string" table:style-name="ce13">
            <text:p>民國85年</text:p>
          </table:table-cell>
          <table:table-cell office:value-type="float" office:value="1996" table:style-name="ce7">
            <text:p>1996</text:p>
          </table:table-cell>
          <table:table-cell office:value-type="float" office:value="325545" table:style-name="ce9">
            <text:p>325,545<text:s/></text:p>
          </table:table-cell>
          <table:table-cell office:value-type="float" office:value="169484" table:style-name="ce12">
            <text:p>169,484<text:s/></text:p>
          </table:table-cell>
          <table:table-cell office:value-type="float" office:value="156061" table:style-name="ce12">
            <text:p>156,061<text:s/></text:p>
          </table:table-cell>
          <table:table-cell office:value-type="float" office:value="108.60112391949302" table:style-name="ce24">
            <text:p>108.60<text:s/></text:p>
          </table:table-cell>
          <table:table-cell office:value-type="float" office:value="15.18" table:style-name="ce8">
            <text:p>15.18<text:s/></text:p>
          </table:table-cell>
          <table:table-cell table:style-name="ce23"/>
          <table:table-cell table:number-columns-repeated="16376"/>
        </table:table-row>
        <table:table-row table:style-name="ro4">
          <table:table-cell office:value-type="string" table:style-name="ce13">
            <text:p>民國86年</text:p>
          </table:table-cell>
          <table:table-cell office:value-type="float" office:value="1997" table:style-name="ce7">
            <text:p>1997</text:p>
          </table:table-cell>
          <table:table-cell office:value-type="float" office:value="326002" table:style-name="ce9">
            <text:p>326,002<text:s/></text:p>
          </table:table-cell>
          <table:table-cell office:value-type="float" office:value="170047" table:style-name="ce12">
            <text:p>170,047<text:s/></text:p>
          </table:table-cell>
          <table:table-cell office:value-type="float" office:value="155955" table:style-name="ce12">
            <text:p>155,955<text:s/></text:p>
          </table:table-cell>
          <table:table-cell office:value-type="float" office:value="109.03593985444519" table:style-name="ce24">
            <text:p>109.04<text:s/></text:p>
          </table:table-cell>
          <table:table-cell office:value-type="float" office:value="15.07" table:style-name="ce8">
            <text:p>15.07<text:s/></text:p>
          </table:table-cell>
          <table:table-cell table:style-name="ce23"/>
          <table:table-cell table:number-columns-repeated="16376"/>
        </table:table-row>
        <table:table-row table:style-name="ro4">
          <table:table-cell office:value-type="string" table:style-name="ce13">
            <text:p>民國87年</text:p>
          </table:table-cell>
          <table:table-cell office:value-type="float" office:value="1998" table:style-name="ce7">
            <text:p>1998</text:p>
          </table:table-cell>
          <table:table-cell office:value-type="float" office:value="271450" table:style-name="ce9">
            <text:p>271,450<text:s/></text:p>
          </table:table-cell>
          <table:table-cell office:value-type="float" office:value="141462" table:style-name="ce12">
            <text:p>141,462<text:s/></text:p>
          </table:table-cell>
          <table:table-cell office:value-type="float" office:value="129988" table:style-name="ce12">
            <text:p>129,988<text:s/></text:p>
          </table:table-cell>
          <table:table-cell office:value-type="float" office:value="108.82696864325938" table:style-name="ce24">
            <text:p>108.83<text:s/></text:p>
          </table:table-cell>
          <table:table-cell office:value-type="float" office:value="12.43" table:style-name="ce8">
            <text:p>12.43<text:s/></text:p>
          </table:table-cell>
          <table:table-cell table:style-name="ce23"/>
          <table:table-cell table:number-columns-repeated="16376"/>
        </table:table-row>
        <table:table-row table:style-name="ro4">
          <table:table-cell office:value-type="string" table:style-name="ce13">
            <text:p>民國88年</text:p>
          </table:table-cell>
          <table:table-cell office:value-type="float" office:value="1999" table:style-name="ce7">
            <text:p>1999</text:p>
          </table:table-cell>
          <table:table-cell office:value-type="float" office:value="283661" table:style-name="ce9">
            <text:p>283,661<text:s/></text:p>
          </table:table-cell>
          <table:table-cell office:value-type="float" office:value="148042" table:style-name="ce12">
            <text:p>148,042<text:s/></text:p>
          </table:table-cell>
          <table:table-cell office:value-type="float" office:value="135619" table:style-name="ce12">
            <text:p>135,619<text:s/></text:p>
          </table:table-cell>
          <table:table-cell office:value-type="float" office:value="109.16022091299891" table:style-name="ce24">
            <text:p>109.16<text:s/></text:p>
          </table:table-cell>
          <table:table-cell office:value-type="float" office:value="12.89" table:style-name="ce8">
            <text:p>12.89<text:s/></text:p>
          </table:table-cell>
          <table:table-cell table:style-name="ce23"/>
          <table:table-cell table:number-columns-repeated="16376"/>
        </table:table-row>
        <table:table-row table:style-name="ro4">
          <table:table-cell office:value-type="string" table:style-name="ce13">
            <text:p>民國89年</text:p>
          </table:table-cell>
          <table:table-cell office:value-type="float" office:value="2000" table:style-name="ce7">
            <text:p>2000</text:p>
          </table:table-cell>
          <table:table-cell office:value-type="float" office:value="305312" table:style-name="ce9">
            <text:p>305,312<text:s/></text:p>
          </table:table-cell>
          <table:table-cell office:value-type="float" office:value="159726" table:style-name="ce9">
            <text:p>159,726<text:s/></text:p>
          </table:table-cell>
          <table:table-cell office:value-type="float" office:value="145586" table:style-name="ce9">
            <text:p>145,586<text:s/></text:p>
          </table:table-cell>
          <table:table-cell office:value-type="float" office:value="109.71247235311088" table:style-name="ce24">
            <text:p>109.71<text:s/></text:p>
          </table:table-cell>
          <table:table-cell office:value-type="float" office:value="13.76" table:style-name="ce8">
            <text:p>13.76<text:s/></text:p>
          </table:table-cell>
          <table:table-cell table:style-name="ce23"/>
          <table:table-cell table:number-columns-repeated="16376"/>
        </table:table-row>
        <table:table-row table:style-name="ro4">
          <table:table-cell office:value-type="string" table:style-name="ce13">
            <text:p>民國90年</text:p>
          </table:table-cell>
          <table:table-cell office:value-type="float" office:value="2001" table:style-name="ce7">
            <text:p>2001</text:p>
          </table:table-cell>
          <table:table-cell office:value-type="float" office:value="260354" table:style-name="ce9">
            <text:p>260,354<text:s/></text:p>
          </table:table-cell>
          <table:table-cell office:value-type="float" office:value="135596" table:style-name="ce12">
            <text:p>135,596<text:s/></text:p>
          </table:table-cell>
          <table:table-cell office:value-type="float" office:value="124758" table:style-name="ce12">
            <text:p>124,758<text:s/></text:p>
          </table:table-cell>
          <table:table-cell office:value-type="float" office:value="108.68721845492874" table:style-name="ce24">
            <text:p>108.69<text:s/></text:p>
          </table:table-cell>
          <table:table-cell office:value-type="float" office:value="11.65" table:style-name="ce8">
            <text:p>11.65<text:s/></text:p>
          </table:table-cell>
          <table:table-cell table:style-name="ce23"/>
          <table:table-cell table:number-columns-repeated="16376"/>
        </table:table-row>
        <table:table-row table:style-name="ro4">
          <table:table-cell office:value-type="string" table:style-name="ce13">
            <text:p>民國91年</text:p>
          </table:table-cell>
          <table:table-cell office:value-type="float" office:value="2002" table:style-name="ce7">
            <text:p>2002</text:p>
          </table:table-cell>
          <table:table-cell office:value-type="float" office:value="247530" table:style-name="ce9">
            <text:p>247,530<text:s/></text:p>
          </table:table-cell>
          <table:table-cell office:value-type="float" office:value="129537" table:style-name="ce12">
            <text:p>129,537<text:s/></text:p>
          </table:table-cell>
          <table:table-cell office:value-type="float" office:value="117993" table:style-name="ce12">
            <text:p>117,993<text:s/></text:p>
          </table:table-cell>
          <table:table-cell office:value-type="float" office:value="109.78363123236123" table:style-name="ce24">
            <text:p>109.78<text:s/></text:p>
          </table:table-cell>
          <table:table-cell office:value-type="float" office:value="11.02" table:style-name="ce8">
            <text:p>11.02<text:s/></text:p>
          </table:table-cell>
          <table:table-cell table:style-name="ce23"/>
          <table:table-cell table:number-columns-repeated="16376"/>
        </table:table-row>
        <table:table-row table:style-name="ro4">
          <table:table-cell office:value-type="string" table:style-name="ce13">
            <text:p>民國92年</text:p>
          </table:table-cell>
          <table:table-cell office:value-type="float" office:value="2003" table:style-name="ce7">
            <text:p>2003</text:p>
          </table:table-cell>
          <table:table-cell office:value-type="float" office:value="227070" table:style-name="ce9">
            <text:p>227,070<text:s/></text:p>
          </table:table-cell>
          <table:table-cell office:value-type="float" office:value="118984" table:style-name="ce12">
            <text:p>118,984<text:s/></text:p>
          </table:table-cell>
          <table:table-cell office:value-type="float" office:value="108086" table:style-name="ce12">
            <text:p>108,086<text:s/></text:p>
          </table:table-cell>
          <table:table-cell office:value-type="float" office:value="110.08271191458654" table:style-name="ce24">
            <text:p>110.08<text:s/></text:p>
          </table:table-cell>
          <table:table-cell office:value-type="float" office:value="10.06" table:style-name="ce8">
            <text:p>10.06<text:s/></text:p>
          </table:table-cell>
          <table:table-cell table:style-name="ce23"/>
          <table:table-cell table:number-columns-repeated="16376"/>
        </table:table-row>
        <table:table-row table:style-name="ro4">
          <table:table-cell office:value-type="string" table:style-name="ce13">
            <text:p>民國93年</text:p>
          </table:table-cell>
          <table:table-cell office:value-type="float" office:value="2004" table:style-name="ce7">
            <text:p>2004</text:p>
          </table:table-cell>
          <table:table-cell office:value-type="float" office:value="216419" table:style-name="ce9">
            <text:p>216,419<text:s/></text:p>
          </table:table-cell>
          <table:table-cell office:value-type="float" office:value="113639" table:style-name="ce12">
            <text:p>113,639<text:s/></text:p>
          </table:table-cell>
          <table:table-cell office:value-type="float" office:value="102780" table:style-name="ce12">
            <text:p>102,780<text:s/></text:p>
          </table:table-cell>
          <table:table-cell office:value-type="float" office:value="110.5652850749173" table:style-name="ce24">
            <text:p>110.57<text:s/></text:p>
          </table:table-cell>
          <table:table-cell office:value-type="float" office:value="9.56" table:style-name="ce8">
            <text:p>9.56<text:s/></text:p>
          </table:table-cell>
          <table:table-cell table:style-name="ce23"/>
          <table:table-cell table:number-columns-repeated="16376"/>
        </table:table-row>
        <table:table-row table:style-name="ro4">
          <table:table-cell office:value-type="string" table:style-name="ce13">
            <text:p>民國94年</text:p>
          </table:table-cell>
          <table:table-cell office:value-type="float" office:value="2005" table:style-name="ce7">
            <text:p>2005</text:p>
          </table:table-cell>
          <table:table-cell office:value-type="float" office:value="205854" table:style-name="ce9">
            <text:p>205,854<text:s/></text:p>
          </table:table-cell>
          <table:table-cell office:value-type="float" office:value="107378" table:style-name="ce12">
            <text:p>107,378<text:s/></text:p>
          </table:table-cell>
          <table:table-cell office:value-type="float" office:value="98476" table:style-name="ce12">
            <text:p>98,476<text:s/></text:p>
          </table:table-cell>
          <table:table-cell office:value-type="float" office:value="109.03976603436369" table:style-name="ce24">
            <text:p>109.04<text:s/></text:p>
          </table:table-cell>
          <table:table-cell office:value-type="float" office:value="9.06" table:style-name="ce8">
            <text:p>9.06<text:s/></text:p>
          </table:table-cell>
          <table:table-cell table:style-name="ce23"/>
          <table:table-cell table:number-columns-repeated="16376"/>
        </table:table-row>
        <table:table-row table:style-name="ro4">
          <table:table-cell office:value-type="string" table:style-name="ce13">
            <text:p>民國95年</text:p>
          </table:table-cell>
          <table:table-cell office:value-type="float" office:value="2006" table:style-name="ce7">
            <text:p>2006</text:p>
          </table:table-cell>
          <table:table-cell office:value-type="float" office:value="204459" table:style-name="ce9">
            <text:p>204,459<text:s/></text:p>
          </table:table-cell>
          <table:table-cell office:value-type="float" office:value="106936" table:style-name="ce12">
            <text:p>106,936<text:s/></text:p>
          </table:table-cell>
          <table:table-cell office:value-type="float" office:value="97523" table:style-name="ce12">
            <text:p>97,523<text:s/></text:p>
          </table:table-cell>
          <table:table-cell office:value-type="float" office:value="109.6520820729469" table:style-name="ce24">
            <text:p>109.65<text:s/></text:p>
          </table:table-cell>
          <table:table-cell office:value-type="float" office:value="8.9600000000000009" table:style-name="ce8">
            <text:p>8.96<text:s/></text:p>
          </table:table-cell>
          <table:table-cell table:style-name="ce23"/>
          <table:table-cell table:number-columns-repeated="16376"/>
        </table:table-row>
        <table:table-row table:style-name="ro4">
          <table:table-cell office:value-type="string" table:style-name="ce13">
            <text:p>民國96年</text:p>
          </table:table-cell>
          <table:table-cell office:value-type="float" office:value="2007" table:style-name="ce7">
            <text:p>2007</text:p>
          </table:table-cell>
          <table:table-cell office:value-type="float" office:value="204414" table:style-name="ce9">
            <text:p>204,414<text:s/></text:p>
          </table:table-cell>
          <table:table-cell office:value-type="float" office:value="106898" table:style-name="ce12">
            <text:p>106,898<text:s/></text:p>
          </table:table-cell>
          <table:table-cell office:value-type="float" office:value="97516" table:style-name="ce12">
            <text:p>97,516<text:s/></text:p>
          </table:table-cell>
          <table:table-cell office:value-type="float" office:value="109.62098527421141" table:style-name="ce24">
            <text:p>109.62<text:s/></text:p>
          </table:table-cell>
          <table:table-cell office:value-type="float" office:value="8.92" table:style-name="ce8">
            <text:p>8.92<text:s/></text:p>
          </table:table-cell>
          <table:table-cell table:style-name="ce23"/>
          <table:table-cell table:number-columns-repeated="16376"/>
        </table:table-row>
        <table:table-row table:style-name="ro4">
          <table:table-cell office:value-type="string" table:style-name="ce13">
            <text:p>民國97年</text:p>
          </table:table-cell>
          <table:table-cell office:value-type="float" office:value="2008" table:style-name="ce7">
            <text:p>2008</text:p>
          </table:table-cell>
          <table:table-cell office:value-type="float" office:value="198733" table:style-name="ce9">
            <text:p>198,733<text:s/></text:p>
          </table:table-cell>
          <table:table-cell office:value-type="float" office:value="103937" table:style-name="ce12">
            <text:p>103,937<text:s/></text:p>
          </table:table-cell>
          <table:table-cell office:value-type="float" office:value="94796" table:style-name="ce12">
            <text:p>94,796<text:s/></text:p>
          </table:table-cell>
          <table:table-cell office:value-type="float" office:value="109.64281193299294" table:style-name="ce24">
            <text:p>109.64<text:s/></text:p>
          </table:table-cell>
          <table:table-cell office:value-type="float" office:value="8.64" table:style-name="ce8">
            <text:p>8.64<text:s/></text:p>
          </table:table-cell>
          <table:table-cell table:style-name="ce23"/>
          <table:table-cell table:number-columns-repeated="16376"/>
        </table:table-row>
        <table:table-row table:style-name="ro4">
          <table:table-cell office:value-type="string" table:style-name="ce13">
            <text:p>民國98年</text:p>
          </table:table-cell>
          <table:table-cell office:value-type="float" office:value="2009" table:style-name="ce7">
            <text:p>2009</text:p>
          </table:table-cell>
          <table:table-cell office:value-type="float" office:value="191310" table:style-name="ce9">
            <text:p>191,310<text:s/></text:p>
          </table:table-cell>
          <table:table-cell office:value-type="float" office:value="99492" table:style-name="ce12">
            <text:p>99,492<text:s/></text:p>
          </table:table-cell>
          <table:table-cell office:value-type="float" office:value="91818" table:style-name="ce12">
            <text:p>91,818<text:s/></text:p>
          </table:table-cell>
          <table:table-cell office:value-type="float" office:value="108.35783833235313" table:style-name="ce24">
            <text:p>108.36<text:s/></text:p>
          </table:table-cell>
          <table:table-cell office:value-type="float" office:value="8.2899999999999991" table:style-name="ce8">
            <text:p>8.29<text:s/></text:p>
          </table:table-cell>
          <table:table-cell table:style-name="ce23"/>
          <table:table-cell table:number-columns-repeated="16376"/>
        </table:table-row>
        <table:table-row table:style-name="ro4">
          <table:table-cell office:value-type="string" table:style-name="ce13">
            <text:p>民國99年</text:p>
          </table:table-cell>
          <table:table-cell office:value-type="float" office:value="2010" table:style-name="ce7">
            <text:p>2010</text:p>
          </table:table-cell>
          <table:table-cell office:value-type="float" office:value="166886" table:style-name="ce9">
            <text:p>166,886<text:s/></text:p>
          </table:table-cell>
          <table:table-cell office:value-type="float" office:value="87213" table:style-name="ce12">
            <text:p>87,213<text:s/></text:p>
          </table:table-cell>
          <table:table-cell office:value-type="float" office:value="79673" table:style-name="ce12">
            <text:p>79,673<text:s/></text:p>
          </table:table-cell>
          <table:table-cell office:value-type="float" office:value="109.46368280345915" table:style-name="ce24">
            <text:p>109.46<text:s/></text:p>
          </table:table-cell>
          <table:table-cell office:value-type="float" office:value="7.21" table:style-name="ce8">
            <text:p>7.21<text:s/></text:p>
          </table:table-cell>
          <table:table-cell table:style-name="ce23"/>
          <table:table-cell table:number-columns-repeated="16376"/>
        </table:table-row>
        <table:table-row table:style-name="ro4">
          <table:table-cell office:value-type="string" table:style-name="ce13">
            <text:p>民國100年</text:p>
          </table:table-cell>
          <table:table-cell office:value-type="float" office:value="2011" table:style-name="ce7">
            <text:p>2011</text:p>
          </table:table-cell>
          <table:table-cell office:value-type="float" office:value="196627" table:style-name="ce9">
            <text:p>196,627<text:s/></text:p>
          </table:table-cell>
          <table:table-cell office:value-type="float" office:value="101943" table:style-name="ce12">
            <text:p>101,943<text:s/></text:p>
          </table:table-cell>
          <table:table-cell office:value-type="float" office:value="94684" table:style-name="ce12">
            <text:p>94,684<text:s/></text:p>
          </table:table-cell>
          <table:table-cell office:value-type="float" office:value="107.66655401123737" table:style-name="ce24">
            <text:p>107.67<text:s/></text:p>
          </table:table-cell>
          <table:table-cell office:value-type="float" office:value="8.48" table:style-name="ce8">
            <text:p>8.48<text:s/></text:p>
          </table:table-cell>
          <table:table-cell table:style-name="ce23"/>
          <table:table-cell table:number-columns-repeated="16376"/>
        </table:table-row>
        <table:table-row table:style-name="ro4">
          <table:table-cell office:value-type="string" table:style-name="ce13">
            <text:p>民國101年</text:p>
          </table:table-cell>
          <table:table-cell office:value-type="float" office:value="2012" table:style-name="ce7">
            <text:p>2012</text:p>
          </table:table-cell>
          <table:table-cell office:value-type="float" office:value="229481" table:style-name="ce9">
            <text:p>229,481<text:s/></text:p>
          </table:table-cell>
          <table:table-cell office:value-type="float" office:value="118848" table:style-name="ce12">
            <text:p>118,848<text:s/></text:p>
          </table:table-cell>
          <table:table-cell office:value-type="float" office:value="110633" table:style-name="ce12">
            <text:p>110,633<text:s/></text:p>
          </table:table-cell>
          <table:table-cell office:value-type="float" office:value="107.42545171874576" table:style-name="ce24">
            <text:p>107.43<text:s/></text:p>
          </table:table-cell>
          <table:table-cell office:value-type="float" office:value="9.86" table:style-name="ce8">
            <text:p>9.86<text:s/></text:p>
          </table:table-cell>
          <table:table-cell table:style-name="ce23"/>
          <table:table-cell table:number-columns-repeated="16376"/>
        </table:table-row>
        <table:table-row table:style-name="ro4">
          <table:table-cell office:value-type="string" table:style-name="ce13">
            <text:p>民國102年</text:p>
          </table:table-cell>
          <table:table-cell office:value-type="float" office:value="2013" table:style-name="ce7">
            <text:p>2013</text:p>
          </table:table-cell>
          <table:table-cell office:value-type="float" office:value="199113" table:style-name="ce9">
            <text:p>199,113<text:s/></text:p>
          </table:table-cell>
          <table:table-cell office:value-type="float" office:value="103120" table:style-name="ce12">
            <text:p>103,120<text:s/></text:p>
          </table:table-cell>
          <table:table-cell office:value-type="float" office:value="95993" table:style-name="ce12">
            <text:p>95,993<text:s/></text:p>
          </table:table-cell>
          <table:table-cell office:value-type="float" office:value="107.42449970310335" table:style-name="ce24">
            <text:p>107.42<text:s/></text:p>
          </table:table-cell>
          <table:table-cell office:value-type="float" office:value="8.5299999999999994" table:style-name="ce8">
            <text:p>8.53<text:s/></text:p>
          </table:table-cell>
          <table:table-cell table:style-name="ce23"/>
          <table:table-cell table:number-columns-repeated="16376"/>
        </table:table-row>
        <table:table-row table:style-name="ro4">
          <table:table-cell office:value-type="string" table:style-name="ce13">
            <text:p>民國103年</text:p>
          </table:table-cell>
          <table:table-cell office:value-type="float" office:value="2014" table:style-name="ce7">
            <text:p>2014</text:p>
          </table:table-cell>
          <table:table-cell office:value-type="float" office:value="210383" table:style-name="ce9">
            <text:p>210,383<text:s/></text:p>
          </table:table-cell>
          <table:table-cell office:value-type="float" office:value="108817" table:style-name="ce12">
            <text:p>108,817<text:s/></text:p>
          </table:table-cell>
          <table:table-cell office:value-type="float" office:value="101566" table:style-name="ce12">
            <text:p>101,566<text:s/></text:p>
          </table:table-cell>
          <table:table-cell office:value-type="float" office:value="107.13920012602642" table:style-name="ce24">
            <text:p>107.14<text:s/></text:p>
          </table:table-cell>
          <table:table-cell office:value-type="float" office:value="8.99" table:style-name="ce8">
            <text:p>8.99<text:s/></text:p>
          </table:table-cell>
          <table:table-cell table:style-name="ce23"/>
          <table:table-cell table:number-columns-repeated="16376"/>
        </table:table-row>
        <table:table-row table:style-name="ro4">
          <table:table-cell office:value-type="string" table:style-name="ce13">
            <text:p>民國104年</text:p>
          </table:table-cell>
          <table:table-cell office:value-type="float" office:value="2015" table:style-name="ce7">
            <text:p>2015</text:p>
          </table:table-cell>
          <table:table-cell office:value-type="float" office:value="213598" table:style-name="ce9">
            <text:p>213,598<text:s/></text:p>
          </table:table-cell>
          <table:table-cell office:value-type="float" office:value="111041" table:style-name="ce12">
            <text:p>111,041<text:s/></text:p>
          </table:table-cell>
          <table:table-cell office:value-type="float" office:value="102557" table:style-name="ce12">
            <text:p>102,557<text:s/></text:p>
          </table:table-cell>
          <table:table-cell office:value-type="float" office:value="108.27247286874615" table:style-name="ce24">
            <text:p>108.27<text:s/></text:p>
          </table:table-cell>
          <table:table-cell office:value-type="float" office:value="9.1" table:style-name="ce8">
            <text:p>9.10<text:s/></text:p>
          </table:table-cell>
          <table:table-cell table:style-name="ce23"/>
          <table:table-cell table:number-columns-repeated="16376"/>
        </table:table-row>
        <table:table-row table:style-name="ro4">
          <table:table-cell office:value-type="string" table:style-name="ce13">
            <text:p>民國105年</text:p>
          </table:table-cell>
          <table:table-cell office:value-type="float" office:value="2016" table:style-name="ce7">
            <text:p>2016</text:p>
          </table:table-cell>
          <table:table-cell office:value-type="float" office:value="208440" table:style-name="ce9">
            <text:p>208,440<text:s/></text:p>
          </table:table-cell>
          <table:table-cell office:value-type="float" office:value="108133" table:style-name="ce12">
            <text:p>108,133<text:s/></text:p>
          </table:table-cell>
          <table:table-cell office:value-type="float" office:value="100307" table:style-name="ce12">
            <text:p>100,307<text:s/></text:p>
          </table:table-cell>
          <table:table-cell office:value-type="float" office:value="107.80204771351949" table:style-name="ce24">
            <text:p>107.80<text:s/></text:p>
          </table:table-cell>
          <table:table-cell office:value-type="float" office:value="8.86" table:style-name="ce8">
            <text:p>8.86<text:s/></text:p>
          </table:table-cell>
          <table:table-cell table:style-name="ce23"/>
          <table:table-cell table:number-columns-repeated="16376"/>
        </table:table-row>
        <table:table-row table:style-name="ro4">
          <table:table-cell office:value-type="string" table:style-name="ce13">
            <text:p>民國106年</text:p>
          </table:table-cell>
          <table:table-cell office:value-type="float" office:value="2017" table:style-name="ce7">
            <text:p>2017</text:p>
          </table:table-cell>
          <table:table-cell office:value-type="float" office:value="193844" table:style-name="ce9">
            <text:p>193,844<text:s/></text:p>
          </table:table-cell>
          <table:table-cell office:value-type="float" office:value="100477" table:style-name="ce12">
            <text:p>100,477<text:s/></text:p>
          </table:table-cell>
          <table:table-cell office:value-type="float" office:value="93367" table:style-name="ce12">
            <text:p>93,367<text:s/></text:p>
          </table:table-cell>
          <table:table-cell office:value-type="float" office:value="107.6151102637977" table:style-name="ce24">
            <text:p>107.62<text:s/></text:p>
          </table:table-cell>
          <table:table-cell office:value-type="float" office:value="8.2292383125544468" table:style-name="ce8">
            <text:p>8.23<text:s/></text:p>
          </table:table-cell>
          <table:table-cell table:style-name="ce23"/>
          <table:table-cell table:number-columns-repeated="16376"/>
        </table:table-row>
        <table:table-row table:style-name="ro5">
          <table:table-cell office:value-type="string" table:style-name="ce13">
            <text:p>民國107年</text:p>
          </table:table-cell>
          <table:table-cell office:value-type="float" office:value="2018" table:style-name="ce7">
            <text:p>2018</text:p>
          </table:table-cell>
          <table:table-cell office:value-type="float" office:value="181601" table:style-name="ce9">
            <text:p>181,601<text:s/></text:p>
          </table:table-cell>
          <table:table-cell office:value-type="float" office:value="93876" table:style-name="ce12">
            <text:p>93,876<text:s/></text:p>
          </table:table-cell>
          <table:table-cell office:value-type="float" office:value="87725" table:style-name="ce12">
            <text:p>87,725<text:s/></text:p>
          </table:table-cell>
          <table:table-cell office:value-type="float" office:value="107.01168424052436" table:style-name="ce24">
            <text:p>107.01<text:s/></text:p>
          </table:table-cell>
          <table:table-cell office:value-type="float" office:value="7.7014583432596151" table:style-name="ce8">
            <text:p>7.70<text:s/></text:p>
          </table:table-cell>
          <table:table-cell table:style-name="ce23"/>
          <table:table-cell table:number-columns-repeated="16376" table:style-name="ce1"/>
        </table:table-row>
        <table:table-row table:style-name="ro5">
          <table:table-cell office:value-type="string" table:style-name="ce13">
            <text:p>民國108年</text:p>
          </table:table-cell>
          <table:table-cell office:value-type="float" office:value="2019" table:style-name="ce7">
            <text:p>2019</text:p>
          </table:table-cell>
          <table:table-cell office:value-type="float" office:value="177767" table:style-name="ce9">
            <text:p>177,767<text:s/></text:p>
          </table:table-cell>
          <table:table-cell office:value-type="float" office:value="92237" table:style-name="ce12">
            <text:p>92,237<text:s/></text:p>
          </table:table-cell>
          <table:table-cell office:value-type="float" office:value="85530" table:style-name="ce12">
            <text:p>85,530<text:s/></text:p>
          </table:table-cell>
          <table:table-cell office:value-type="float" office:value="107.84169297322576" table:style-name="ce24">
            <text:p>107.84<text:s/></text:p>
          </table:table-cell>
          <table:table-cell office:value-type="float" office:value="7.5337684503787097" table:style-name="ce8">
            <text:p>7.53<text:s/></text:p>
          </table:table-cell>
          <table:table-cell table:style-name="ce23"/>
          <table:table-cell table:number-columns-repeated="16376" table:style-name="ce1"/>
        </table:table-row>
        <table:table-row table:style-name="ro5">
          <table:table-cell office:value-type="string" table:style-name="ce13">
            <text:p>民國109年</text:p>
          </table:table-cell>
          <table:table-cell office:value-type="float" office:value="2020" table:style-name="ce7">
            <text:p>2020</text:p>
          </table:table-cell>
          <table:table-cell office:value-type="float" office:value="165249" table:style-name="ce9">
            <text:p>165,249<text:s/></text:p>
          </table:table-cell>
          <table:table-cell office:value-type="float" office:value="85704" table:style-name="ce12">
            <text:p>85,704<text:s/></text:p>
          </table:table-cell>
          <table:table-cell office:value-type="float" office:value="79545" table:style-name="ce12">
            <text:p>79,545<text:s/></text:p>
          </table:table-cell>
          <table:table-cell office:value-type="float" office:value="107.74278710164057" table:style-name="ce24">
            <text:p>107.74<text:s/></text:p>
          </table:table-cell>
          <table:table-cell office:value-type="float" office:value="7.0073678731589624" table:style-name="ce8">
            <text:p>7.01<text:s/></text:p>
          </table:table-cell>
          <table:table-cell table:style-name="ce23"/>
          <table:table-cell table:number-columns-repeated="16376" table:style-name="ce1"/>
        </table:table-row>
        <table:table-row table:style-name="ro5">
          <table:table-cell office:value-type="string" table:style-name="ce13">
            <text:p>民國110年</text:p>
          </table:table-cell>
          <table:table-cell office:value-type="float" office:value="2021" table:style-name="ce7">
            <text:p>2021</text:p>
          </table:table-cell>
          <table:table-cell office:value-type="float" office:value="153820" table:style-name="ce9">
            <text:p>153,820<text:s/></text:p>
          </table:table-cell>
          <table:table-cell office:value-type="float" office:value="79513" table:style-name="ce12">
            <text:p>79,513<text:s/></text:p>
          </table:table-cell>
          <table:table-cell office:value-type="float" office:value="74307" table:style-name="ce12">
            <text:p>74,307<text:s/></text:p>
          </table:table-cell>
          <table:table-cell office:value-type="float" office:value="107.00606941472539" table:style-name="ce24">
            <text:p>107.01<text:s/></text:p>
          </table:table-cell>
          <table:table-cell office:value-type="float" office:value="6.5543803283368716" table:style-name="ce8">
            <text:p>6.55<text:s/></text:p>
          </table:table-cell>
          <table:table-cell table:style-name="ce23"/>
          <table:table-cell table:number-columns-repeated="16376" table:style-name="ce1"/>
        </table:table-row>
        <table:table-row table:style-name="ro5">
          <table:table-cell office:value-type="string" table:style-name="ce13">
            <text:p>民國111年</text:p>
          </table:table-cell>
          <table:table-cell office:value-type="float" office:value="2022" table:style-name="ce7">
            <text:p>2022</text:p>
          </table:table-cell>
          <table:table-cell office:value-type="float" office:value="138986" table:style-name="ce9">
            <text:p>138,986<text:s/></text:p>
          </table:table-cell>
          <table:table-cell office:value-type="float" office:value="72097" table:style-name="ce12">
            <text:p>72,097<text:s/></text:p>
          </table:table-cell>
          <table:table-cell office:value-type="float" office:value="66889" table:style-name="ce12">
            <text:p>66,889<text:s/></text:p>
          </table:table-cell>
          <table:table-cell office:value-type="float" office:value="107.78603357801731" table:style-name="ce24">
            <text:p>107.79<text:s/></text:p>
          </table:table-cell>
          <table:table-cell office:value-type="float" office:value="5.9599544201951797" table:style-name="ce8">
            <text:p>5.96<text:s/></text:p>
          </table:table-cell>
          <table:table-cell table:style-name="ce23"/>
          <table:table-cell table:number-columns-repeated="16376" table:style-name="ce1"/>
        </table:table-row>
        <table:table-row table:style-name="ro5">
          <table:table-cell office:value-type="string" table:style-name="ce13">
            <text:p>民國112年</text:p>
          </table:table-cell>
          <table:table-cell office:value-type="float" office:value="2023" table:style-name="ce7">
            <text:p>2023</text:p>
          </table:table-cell>
          <table:table-cell office:value-type="float" office:value="135571" table:style-name="ce9">
            <text:p>135,571<text:s/></text:p>
          </table:table-cell>
          <table:table-cell office:value-type="float" office:value="70227" table:style-name="ce12">
            <text:p>70,227<text:s/></text:p>
          </table:table-cell>
          <table:table-cell office:value-type="float" office:value="65344" table:style-name="ce12">
            <text:p>65,344<text:s/></text:p>
          </table:table-cell>
          <table:table-cell office:value-type="float" office:value="107.47275954946132" table:style-name="ce24">
            <text:p>107.47<text:s/></text:p>
          </table:table-cell>
          <table:table-cell office:value-type="float" office:value="5.8078938364079598" table:style-name="ce8">
            <text:p>5.81<text:s/></text:p>
          </table:table-cell>
          <table:table-cell table:style-name="ce23"/>
          <table:table-cell table:number-columns-repeated="16376" table:style-name="ce1"/>
        </table:table-row>
        <table:table-row table:style-name="ro5">
          <table:table-cell office:value-type="string" table:style-name="ce13">
            <text:p>民國113年</text:p>
          </table:table-cell>
          <table:table-cell office:value-type="float" office:value="2024" table:style-name="ce7">
            <text:p>2024</text:p>
          </table:table-cell>
          <table:table-cell office:value-type="float" office:value="134856" table:style-name="ce9">
            <text:p>134,856<text:s/></text:p>
          </table:table-cell>
          <table:table-cell office:value-type="float" office:value="69947" table:style-name="ce12">
            <text:p>69,947<text:s/></text:p>
          </table:table-cell>
          <table:table-cell office:value-type="float" office:value="64909" table:style-name="ce12">
            <text:p>64,909<text:s/></text:p>
          </table:table-cell>
          <table:table-cell office:value-type="float" office:value="107.76" table:style-name="ce24">
            <text:p>107.76<text:s/></text:p>
          </table:table-cell>
          <table:table-cell office:value-type="float" office:value="5.76" table:style-name="ce8">
            <text:p>5.76<text:s/></text:p>
          </table:table-cell>
          <table:table-cell table:style-name="ce23"/>
          <table:table-cell table:number-columns-repeated="16376" table:style-name="ce1"/>
        </table:table-row>
        <table:table-row table:style-name="ro6">
          <table:table-cell table:style-name="ce14"/>
          <table:table-cell table:style-name="ce15"/>
          <table:table-cell table:number-columns-repeated="4" table:style-name="ce17"/>
          <table:table-cell table:style-name="ce16"/>
          <table:table-cell table:number-columns-repeated="16377" table:style-name="ce1"/>
        </table:table-row>
        <table:table-row table:style-name="ro7">
          <table:table-cell office:value-type="string" table:style-name="ce1">
            <text:p>說明：出生嬰兒性比例：每百名出生女嬰兒人數所當出生男嬰兒人數。</text:p>
          </table:table-cell>
          <table:table-cell table:style-name="ce18"/>
          <table:table-cell table:number-columns-repeated="4" table:style-name="ce1"/>
          <table:table-cell office:value-type="string" table:style-name="ce19">
            <text:p>內政部戶政司編製</text:p>
          </table:table-cell>
          <table:table-cell table:number-columns-repeated="16377" table:style-name="ce1"/>
        </table:table-row>
        <table:table-row table:number-rows-repeated="2" table:style-name="ro7">
          <table:table-cell table:style-name="ce1"/>
          <table:table-cell table:style-name="ce18"/>
          <table:table-cell table:number-columns-repeated="16382" table:style-name="ce1"/>
        </table:table-row>
        <table:table-row table:style-name="ro7">
          <table:table-cell table:style-name="ce1"/>
          <table:table-cell table:style-name="ce18"/>
          <table:table-cell table:number-columns-repeated="3" table:style-name="ce1"/>
          <table:table-cell table:style-name="ce33"/>
          <table:table-cell table:number-columns-repeated="16378" table:style-name="ce1"/>
        </table:table-row>
        <table:table-row table:number-rows-repeated="2" table:style-name="ro7">
          <table:table-cell table:style-name="ce1"/>
          <table:table-cell table:style-name="ce18"/>
          <table:table-cell table:number-columns-repeated="3" table:style-name="ce1"/>
          <table:table-cell table:style-name="ce23"/>
          <table:table-cell table:number-columns-repeated="4" table:style-name="ce1"/>
          <table:table-cell table:style-name="ce23"/>
          <table:table-cell table:number-columns-repeated="16373"/>
        </table:table-row>
        <table:table-row table:number-rows-repeated="2" table:style-name="ro7">
          <table:table-cell table:style-name="ce1"/>
          <table:table-cell table:style-name="ce18"/>
          <table:table-cell table:number-columns-repeated="16382" table:style-name="ce1"/>
        </table:table-row>
        <table:table-row table:number-rows-repeated="16" table:style-name="ro7">
          <table:table-cell/>
          <table:table-cell table:style-name="ce18"/>
          <table:table-cell table:number-columns-repeated="16382"/>
        </table:table-row>
        <table:table-row table:number-rows-repeated="1048480" table:style-name="ro7">
          <table:table-cell table:number-columns-repeated="16384"/>
        </table:table-row>
        <table:named-expressions>
          <table:named-range table:name="Print_Titles" table:cell-range-address="全國(登記).$A$1:全國(登記).$IV$4" table:base-cell-address="全國(登記).$A$1"/>
        </table:named-expressions>
      </table:table>
      <table:table table:name="全國(發生)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3" table:number-columns-repeated="16376" table:default-cell-style-name="ce1"/>
        <table:table-row table:style-name="ro1">
          <table:table-cell office:value-type="string" table:number-columns-spanned="7" table:number-rows-spanned="1" table:style-name="ce36">
            <text:p>出生數按性別及粗出生率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table:number-columns-repeated="3" table:style-name="ce25"/>
          <table:table-cell office:value-type="string" table:style-name="ce25">
            <text:p><text:s text:c="2"/>按發生日期統計</text:p>
          </table:table-cell>
          <table:table-cell table:number-columns-repeated="2" table:style-name="ce25"/>
          <table:table-cell office:value-type="string" table:style-name="ce26">
            <text:p>單位：人；‰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2" table:style-name="ce45">
            <text:p>年　　　　　別</text:p>
          </table:table-cell>
          <table:covered-table-cell/>
          <table:table-cell office:value-type="string" table:style-name="ce3">
            <text:p>出　　生　　數　（人）</text:p>
          </table:table-cell>
          <table:table-cell table:number-columns-repeated="2" table:style-name="ce2"/>
          <table:table-cell office:value-type="string" table:number-columns-spanned="1" table:number-rows-spanned="2" table:style-name="ce47">
            <text:p>出生嬰兒</text:p>
            <text:p>性比例</text:p>
          </table:table-cell>
          <table:table-cell office:value-type="string" table:number-columns-spanned="1" table:number-rows-spanned="2" table:style-name="ce46">
            <text:p>粗出生率</text:p>
            <text:p>（‰）</text:p>
          </table:table-cell>
          <table:table-cell table:number-columns-repeated="16377" table:style-name="ce1"/>
        </table:table-row>
        <table:table-row table:style-name="ro1">
          <table:covered-table-cell/>
          <table:covered-table-cell/>
          <table:table-cell office:value-type="string" table:style-name="ce4">
            <text:p>計</text:p>
          </table:table-cell>
          <table:table-cell office:value-type="string" table:style-name="ce4">
            <text:p>男</text:p>
          </table:table-cell>
          <table:table-cell office:value-type="string" table:style-name="ce5">
            <text:p>女</text:p>
          </table:table-cell>
          <table:covered-table-cell/>
          <table:covered-table-cell/>
          <table:table-cell table:number-columns-repeated="16377" table:style-name="ce1"/>
        </table:table-row>
        <table:table-row table:style-name="ro3">
          <table:table-cell office:value-type="string" table:style-name="ce6">
            <text:p>民國63年</text:p>
          </table:table-cell>
          <table:table-cell office:value-type="float" office:value="1974" table:style-name="ce7">
            <text:p>1974</text:p>
          </table:table-cell>
          <table:table-cell office:value-type="float" office:value="357696" table:style-name="ce9">
            <text:p>357,696<text:s/></text:p>
          </table:table-cell>
          <table:table-cell office:value-type="float" office:value="184750" table:style-name="ce20">
            <text:p>184,750<text:s/></text:p>
          </table:table-cell>
          <table:table-cell office:value-type="float" office:value="172946" table:style-name="ce20">
            <text:p>172,946<text:s/></text:p>
          </table:table-cell>
          <table:table-cell office:value-type="float" office:value="106.82525181270455" table:style-name="ce24">
            <text:p>106.83<text:s/></text:p>
          </table:table-cell>
          <table:table-cell office:value-type="float" office:value="22.66" table:style-name="ce8">
            <text:p>22.66<text:s/></text:p>
          </table:table-cell>
          <table:table-cell table:style-name="ce27"/>
          <table:table-cell table:number-columns-repeated="16376" table:style-name="ce1"/>
        </table:table-row>
        <table:table-row table:style-name="ro4">
          <table:table-cell office:value-type="string" table:style-name="ce11">
            <text:p>民國64年</text:p>
          </table:table-cell>
          <table:table-cell office:value-type="float" office:value="1975" table:style-name="ce7">
            <text:p>1975</text:p>
          </table:table-cell>
          <table:table-cell office:value-type="float" office:value="359472" table:style-name="ce9">
            <text:p>359,472<text:s/></text:p>
          </table:table-cell>
          <table:table-cell office:value-type="float" office:value="185012" table:style-name="ce20">
            <text:p>185,012<text:s/></text:p>
          </table:table-cell>
          <table:table-cell office:value-type="float" office:value="174460" table:style-name="ce20">
            <text:p>174,460<text:s/></text:p>
          </table:table-cell>
          <table:table-cell office:value-type="float" office:value="106.04837785165655" table:style-name="ce24">
            <text:p>106.05<text:s/></text:p>
          </table:table-cell>
          <table:table-cell office:value-type="float" office:value="22.36" table:style-name="ce8">
            <text:p>22.36<text:s/></text:p>
          </table:table-cell>
          <table:table-cell table:style-name="ce27"/>
          <table:table-cell table:number-columns-repeated="16376" table:style-name="ce1"/>
        </table:table-row>
        <table:table-row table:style-name="ro4">
          <table:table-cell office:value-type="string" table:style-name="ce6">
            <text:p>民國65年</text:p>
          </table:table-cell>
          <table:table-cell office:value-type="float" office:value="1976" table:style-name="ce7">
            <text:p>1976</text:p>
          </table:table-cell>
          <table:table-cell office:value-type="float" office:value="425886" table:style-name="ce9">
            <text:p>425,886<text:s/></text:p>
          </table:table-cell>
          <table:table-cell office:value-type="float" office:value="219639" table:style-name="ce20">
            <text:p>219,639<text:s/></text:p>
          </table:table-cell>
          <table:table-cell office:value-type="float" office:value="206247" table:style-name="ce20">
            <text:p>206,247<text:s/></text:p>
          </table:table-cell>
          <table:table-cell office:value-type="float" office:value="106.49318535542336" table:style-name="ce24">
            <text:p>106.49<text:s/></text:p>
          </table:table-cell>
          <table:table-cell office:value-type="float" office:value="25.97" table:style-name="ce8">
            <text:p>25.97<text:s/></text:p>
          </table:table-cell>
          <table:table-cell table:style-name="ce27"/>
          <table:table-cell table:number-columns-repeated="16376" table:style-name="ce1"/>
        </table:table-row>
        <table:table-row table:style-name="ro4">
          <table:table-cell office:value-type="string" table:style-name="ce6">
            <text:p>民國66年</text:p>
          </table:table-cell>
          <table:table-cell office:value-type="float" office:value="1977" table:style-name="ce7">
            <text:p>1977</text:p>
          </table:table-cell>
          <table:table-cell office:value-type="float" office:value="395260" table:style-name="ce9">
            <text:p>395,260<text:s/></text:p>
          </table:table-cell>
          <table:table-cell office:value-type="float" office:value="203749" table:style-name="ce20">
            <text:p>203,749<text:s/></text:p>
          </table:table-cell>
          <table:table-cell office:value-type="float" office:value="191511" table:style-name="ce20">
            <text:p>191,511<text:s/></text:p>
          </table:table-cell>
          <table:table-cell office:value-type="float" office:value="106.39023345917467" table:style-name="ce24">
            <text:p>106.39<text:s/></text:p>
          </table:table-cell>
          <table:table-cell office:value-type="float" office:value="23.62" table:style-name="ce8">
            <text:p>23.62<text:s/></text:p>
          </table:table-cell>
          <table:table-cell table:style-name="ce27"/>
          <table:table-cell table:number-columns-repeated="16376" table:style-name="ce1"/>
        </table:table-row>
        <table:table-row table:style-name="ro4">
          <table:table-cell office:value-type="string" table:style-name="ce6">
            <text:p>民國67年</text:p>
          </table:table-cell>
          <table:table-cell office:value-type="float" office:value="1978" table:style-name="ce7">
            <text:p>1978</text:p>
          </table:table-cell>
          <table:table-cell office:value-type="float" office:value="413270" table:style-name="ce9">
            <text:p>413,270<text:s/></text:p>
          </table:table-cell>
          <table:table-cell office:value-type="float" office:value="213989" table:style-name="ce20">
            <text:p>213,989<text:s/></text:p>
          </table:table-cell>
          <table:table-cell office:value-type="float" office:value="199281" table:style-name="ce20">
            <text:p>199,281<text:s/></text:p>
          </table:table-cell>
          <table:table-cell office:value-type="float" office:value="107.38053301619321" table:style-name="ce24">
            <text:p>107.38<text:s/></text:p>
          </table:table-cell>
          <table:table-cell office:value-type="float" office:value="24.25" table:style-name="ce8">
            <text:p>24.25<text:s/></text:p>
          </table:table-cell>
          <table:table-cell table:style-name="ce27"/>
          <table:table-cell table:number-columns-repeated="16376" table:style-name="ce1"/>
        </table:table-row>
        <table:table-row table:style-name="ro4">
          <table:table-cell office:value-type="string" table:style-name="ce6">
            <text:p>民國68年</text:p>
          </table:table-cell>
          <table:table-cell office:value-type="float" office:value="1979" table:style-name="ce7">
            <text:p>1979</text:p>
          </table:table-cell>
          <table:table-cell office:value-type="float" office:value="423266" table:style-name="ce9">
            <text:p>423,266<text:s/></text:p>
          </table:table-cell>
          <table:table-cell office:value-type="float" office:value="218942" table:style-name="ce20">
            <text:p>218,942<text:s/></text:p>
          </table:table-cell>
          <table:table-cell office:value-type="float" office:value="204324" table:style-name="ce20">
            <text:p>204,324<text:s/></text:p>
          </table:table-cell>
          <table:table-cell office:value-type="float" office:value="107.15432352538126" table:style-name="ce24">
            <text:p>107.15<text:s/></text:p>
          </table:table-cell>
          <table:table-cell office:value-type="float" office:value="24.36" table:style-name="ce8">
            <text:p>24.36<text:s/></text:p>
          </table:table-cell>
          <table:table-cell table:style-name="ce27"/>
          <table:table-cell table:number-columns-repeated="16376" table:style-name="ce1"/>
        </table:table-row>
        <table:table-row table:style-name="ro4">
          <table:table-cell office:value-type="string" table:style-name="ce6">
            <text:p>民國69年</text:p>
          </table:table-cell>
          <table:table-cell office:value-type="float" office:value="1980" table:style-name="ce7">
            <text:p>1980</text:p>
          </table:table-cell>
          <table:table-cell office:value-type="float" office:value="413177" table:style-name="ce9">
            <text:p>413,177<text:s/></text:p>
          </table:table-cell>
          <table:table-cell office:value-type="float" office:value="213066" table:style-name="ce9">
            <text:p>213,066<text:s/></text:p>
          </table:table-cell>
          <table:table-cell office:value-type="float" office:value="200111" table:style-name="ce9">
            <text:p>200,111<text:s/></text:p>
          </table:table-cell>
          <table:table-cell office:value-type="float" office:value="106.47390698162521" table:style-name="ce24">
            <text:p>106.47<text:s/></text:p>
          </table:table-cell>
          <table:table-cell office:value-type="float" office:value="23.34" table:style-name="ce8">
            <text:p>23.34<text:s/></text:p>
          </table:table-cell>
          <table:table-cell table:style-name="ce27"/>
          <table:table-cell table:number-columns-repeated="16376" table:style-name="ce1"/>
        </table:table-row>
        <table:table-row table:style-name="ro4">
          <table:table-cell office:value-type="string" table:style-name="ce6">
            <text:p>民國70年</text:p>
          </table:table-cell>
          <table:table-cell office:value-type="float" office:value="1981" table:style-name="ce7">
            <text:p>1981</text:p>
          </table:table-cell>
          <table:table-cell office:value-type="float" office:value="415808" table:style-name="ce9">
            <text:p>415,808<text:s/></text:p>
          </table:table-cell>
          <table:table-cell office:value-type="float" office:value="214999" table:style-name="ce9">
            <text:p>214,999<text:s/></text:p>
          </table:table-cell>
          <table:table-cell office:value-type="float" office:value="200809" table:style-name="ce9">
            <text:p>200,809<text:s/></text:p>
          </table:table-cell>
          <table:table-cell office:value-type="float" office:value="107.06641634588092" table:style-name="ce24">
            <text:p>107.07<text:s/></text:p>
          </table:table-cell>
          <table:table-cell office:value-type="float" office:value="23.06" table:style-name="ce8">
            <text:p>23.06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4">
          <table:table-cell office:value-type="string" table:style-name="ce6">
            <text:p>民國71年</text:p>
          </table:table-cell>
          <table:table-cell office:value-type="float" office:value="1982" table:style-name="ce7">
            <text:p>1982</text:p>
          </table:table-cell>
          <table:table-cell office:value-type="float" office:value="403143" table:style-name="ce9">
            <text:p>403,143<text:s/></text:p>
          </table:table-cell>
          <table:table-cell office:value-type="float" office:value="208331" table:style-name="ce9">
            <text:p>208,331<text:s/></text:p>
          </table:table-cell>
          <table:table-cell office:value-type="float" office:value="194812" table:style-name="ce9">
            <text:p>194,812<text:s/></text:p>
          </table:table-cell>
          <table:table-cell office:value-type="float" office:value="106.93951091308544" table:style-name="ce24">
            <text:p>106.94<text:s/></text:p>
          </table:table-cell>
          <table:table-cell office:value-type="float" office:value="21.96" table:style-name="ce8">
            <text:p>21.96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4">
          <table:table-cell office:value-type="string" table:style-name="ce6">
            <text:p>民國72年</text:p>
          </table:table-cell>
          <table:table-cell office:value-type="float" office:value="1983" table:style-name="ce7">
            <text:p>1983</text:p>
          </table:table-cell>
          <table:table-cell office:value-type="float" office:value="382313" table:style-name="ce9">
            <text:p>382,313<text:s/></text:p>
          </table:table-cell>
          <table:table-cell office:value-type="float" office:value="197375" table:style-name="ce9">
            <text:p>197,375<text:s/></text:p>
          </table:table-cell>
          <table:table-cell office:value-type="float" office:value="184938" table:style-name="ce9">
            <text:p>184,938<text:s/></text:p>
          </table:table-cell>
          <table:table-cell office:value-type="float" office:value="106.72495647189868" table:style-name="ce24">
            <text:p>106.72<text:s/></text:p>
          </table:table-cell>
          <table:table-cell office:value-type="float" office:value="20.5" table:style-name="ce8">
            <text:p>20.50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4">
          <table:table-cell office:value-type="string" table:style-name="ce6">
            <text:p>民國73年</text:p>
          </table:table-cell>
          <table:table-cell office:value-type="float" office:value="1984" table:style-name="ce7">
            <text:p>1984</text:p>
          </table:table-cell>
          <table:table-cell office:value-type="float" office:value="370078" table:style-name="ce9">
            <text:p>370,078<text:s/></text:p>
          </table:table-cell>
          <table:table-cell office:value-type="float" office:value="191613" table:style-name="ce9">
            <text:p>191,613<text:s/></text:p>
          </table:table-cell>
          <table:table-cell office:value-type="float" office:value="178465" table:style-name="ce9">
            <text:p>178,465<text:s/></text:p>
          </table:table-cell>
          <table:table-cell office:value-type="float" office:value="107.3672708934525" table:style-name="ce24">
            <text:p>107.37<text:s/></text:p>
          </table:table-cell>
          <table:table-cell office:value-type="float" office:value="19.55" table:style-name="ce8">
            <text:p>19.55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4">
          <table:table-cell office:value-type="string" table:style-name="ce6">
            <text:p>民國74年</text:p>
          </table:table-cell>
          <table:table-cell office:value-type="float" office:value="1985" table:style-name="ce7">
            <text:p>1985</text:p>
          </table:table-cell>
          <table:table-cell office:value-type="float" office:value="344101" table:style-name="ce9">
            <text:p>344,101<text:s/></text:p>
          </table:table-cell>
          <table:table-cell office:value-type="float" office:value="177601" table:style-name="ce9">
            <text:p>177,601<text:s/></text:p>
          </table:table-cell>
          <table:table-cell office:value-type="float" office:value="166500" table:style-name="ce9">
            <text:p>166,500<text:s/></text:p>
          </table:table-cell>
          <table:table-cell office:value-type="float" office:value="106.66726726726728" table:style-name="ce24">
            <text:p>106.67<text:s/></text:p>
          </table:table-cell>
          <table:table-cell office:value-type="float" office:value="17.93" table:style-name="ce8">
            <text:p>17.93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4">
          <table:table-cell office:value-type="string" table:style-name="ce6">
            <text:p>民國75年</text:p>
          </table:table-cell>
          <table:table-cell office:value-type="float" office:value="1986" table:style-name="ce7">
            <text:p>1986</text:p>
          </table:table-cell>
          <table:table-cell office:value-type="float" office:value="307363" table:style-name="ce9">
            <text:p>307,363<text:s/></text:p>
          </table:table-cell>
          <table:table-cell office:value-type="float" office:value="159087" table:style-name="ce9">
            <text:p>159,087<text:s/></text:p>
          </table:table-cell>
          <table:table-cell office:value-type="float" office:value="148276" table:style-name="ce9">
            <text:p>148,276<text:s/></text:p>
          </table:table-cell>
          <table:table-cell office:value-type="float" office:value="107.29113275243465" table:style-name="ce24">
            <text:p>107.29<text:s/></text:p>
          </table:table-cell>
          <table:table-cell office:value-type="float" office:value="15.83" table:style-name="ce8">
            <text:p>15.83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4">
          <table:table-cell office:value-type="string" table:style-name="ce6">
            <text:p>民國76年</text:p>
          </table:table-cell>
          <table:table-cell office:value-type="float" office:value="1987" table:style-name="ce7">
            <text:p>1987</text:p>
          </table:table-cell>
          <table:table-cell office:value-type="float" office:value="314245" table:style-name="ce9">
            <text:p>314,245<text:s/></text:p>
          </table:table-cell>
          <table:table-cell office:value-type="float" office:value="163431" table:style-name="ce9">
            <text:p>163,431<text:s/></text:p>
          </table:table-cell>
          <table:table-cell office:value-type="float" office:value="150814" table:style-name="ce9">
            <text:p>150,814<text:s/></text:p>
          </table:table-cell>
          <table:table-cell office:value-type="float" office:value="108.36593419709047" table:style-name="ce24">
            <text:p>108.37<text:s/></text:p>
          </table:table-cell>
          <table:table-cell office:value-type="float" office:value="16.02" table:style-name="ce8">
            <text:p>16.02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4">
          <table:table-cell office:value-type="string" table:style-name="ce6">
            <text:p>民國77年</text:p>
          </table:table-cell>
          <table:table-cell office:value-type="float" office:value="1988" table:style-name="ce7">
            <text:p>1988</text:p>
          </table:table-cell>
          <table:table-cell office:value-type="float" office:value="343208" table:style-name="ce9">
            <text:p>343,208<text:s/></text:p>
          </table:table-cell>
          <table:table-cell office:value-type="float" office:value="178349" table:style-name="ce9">
            <text:p>178,349<text:s/></text:p>
          </table:table-cell>
          <table:table-cell office:value-type="float" office:value="164859" table:style-name="ce9">
            <text:p>164,859<text:s/></text:p>
          </table:table-cell>
          <table:table-cell office:value-type="float" office:value="108.18275010766776" table:style-name="ce24">
            <text:p>108.18<text:s/></text:p>
          </table:table-cell>
          <table:table-cell office:value-type="float" office:value="17.3" table:style-name="ce8">
            <text:p>17.30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4">
          <table:table-cell office:value-type="string" table:style-name="ce6">
            <text:p>民國78年</text:p>
          </table:table-cell>
          <table:table-cell office:value-type="float" office:value="1989" table:style-name="ce7">
            <text:p>1989</text:p>
          </table:table-cell>
          <table:table-cell office:value-type="float" office:value="313768" table:style-name="ce9">
            <text:p>313,768<text:s/></text:p>
          </table:table-cell>
          <table:table-cell office:value-type="float" office:value="163373" table:style-name="ce9">
            <text:p>163,373<text:s/></text:p>
          </table:table-cell>
          <table:table-cell office:value-type="float" office:value="150395" table:style-name="ce9">
            <text:p>150,395<text:s/></text:p>
          </table:table-cell>
          <table:table-cell office:value-type="float" office:value="108.62927623923669" table:style-name="ce24">
            <text:p>108.63<text:s/></text:p>
          </table:table-cell>
          <table:table-cell office:value-type="float" office:value="15.64" table:style-name="ce8">
            <text:p>15.64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4">
          <table:table-cell office:value-type="string" table:style-name="ce6">
            <text:p>民國79年</text:p>
          </table:table-cell>
          <table:table-cell office:value-type="float" office:value="1990" table:style-name="ce7">
            <text:p>1990</text:p>
          </table:table-cell>
          <table:table-cell office:value-type="float" office:value="337042" table:style-name="ce9">
            <text:p>337,042<text:s/></text:p>
          </table:table-cell>
          <table:table-cell office:value-type="float" office:value="176759" table:style-name="ce9">
            <text:p>176,759<text:s/></text:p>
          </table:table-cell>
          <table:table-cell office:value-type="float" office:value="160283" table:style-name="ce9">
            <text:p>160,283<text:s/></text:p>
          </table:table-cell>
          <table:table-cell office:value-type="float" office:value="110.27931845548187" table:style-name="ce24">
            <text:p>110.28<text:s/></text:p>
          </table:table-cell>
          <table:table-cell office:value-type="float" office:value="16.62" table:style-name="ce8">
            <text:p>16.62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4">
          <table:table-cell office:value-type="string" table:style-name="ce6">
            <text:p>民國80年</text:p>
          </table:table-cell>
          <table:table-cell office:value-type="float" office:value="1991" table:style-name="ce7">
            <text:p>1991</text:p>
          </table:table-cell>
          <table:table-cell office:value-type="float" office:value="320384" table:style-name="ce9">
            <text:p>320,384<text:s/></text:p>
          </table:table-cell>
          <table:table-cell office:value-type="float" office:value="168145" table:style-name="ce9">
            <text:p>168,145<text:s/></text:p>
          </table:table-cell>
          <table:table-cell office:value-type="float" office:value="152239" table:style-name="ce9">
            <text:p>152,239<text:s/></text:p>
          </table:table-cell>
          <table:table-cell office:value-type="float" office:value="110.44804550739298" table:style-name="ce24">
            <text:p>110.45<text:s/></text:p>
          </table:table-cell>
          <table:table-cell office:value-type="float" office:value="15.63" table:style-name="ce8">
            <text:p>15.63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4">
          <table:table-cell office:value-type="string" table:style-name="ce6">
            <text:p>民國81年</text:p>
          </table:table-cell>
          <table:table-cell office:value-type="float" office:value="1992" table:style-name="ce7">
            <text:p>1992</text:p>
          </table:table-cell>
          <table:table-cell office:value-type="float" office:value="321405" table:style-name="ce9">
            <text:p>321,405<text:s/></text:p>
          </table:table-cell>
          <table:table-cell office:value-type="float" office:value="168306" table:style-name="ce9">
            <text:p>168,306<text:s/></text:p>
          </table:table-cell>
          <table:table-cell office:value-type="float" office:value="153099" table:style-name="ce9">
            <text:p>153,099<text:s/></text:p>
          </table:table-cell>
          <table:table-cell office:value-type="float" office:value="109.93278858777653" table:style-name="ce24">
            <text:p>109.93<text:s/></text:p>
          </table:table-cell>
          <table:table-cell office:value-type="float" office:value="15.52" table:style-name="ce8">
            <text:p>15.52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4">
          <table:table-cell office:value-type="string" table:style-name="ce6">
            <text:p>民國82年</text:p>
          </table:table-cell>
          <table:table-cell office:value-type="float" office:value="1993" table:style-name="ce7">
            <text:p>1993</text:p>
          </table:table-cell>
          <table:table-cell office:value-type="float" office:value="325994" table:style-name="ce9">
            <text:p>325,994<text:s/></text:p>
          </table:table-cell>
          <table:table-cell office:value-type="float" office:value="169360" table:style-name="ce9">
            <text:p>169,360<text:s/></text:p>
          </table:table-cell>
          <table:table-cell office:value-type="float" office:value="156634" table:style-name="ce9">
            <text:p>156,634<text:s/></text:p>
          </table:table-cell>
          <table:table-cell office:value-type="float" office:value="108.1246728041166" table:style-name="ce24">
            <text:p>108.12<text:s/></text:p>
          </table:table-cell>
          <table:table-cell office:value-type="float" office:value="15.6" table:style-name="ce8">
            <text:p>15.60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4">
          <table:table-cell office:value-type="string" table:style-name="ce6">
            <text:p>民國83年</text:p>
          </table:table-cell>
          <table:table-cell office:value-type="float" office:value="1994" table:style-name="ce7">
            <text:p>1994</text:p>
          </table:table-cell>
          <table:table-cell office:value-type="float" office:value="323768" table:style-name="ce9">
            <text:p>323,768<text:s/></text:p>
          </table:table-cell>
          <table:table-cell office:value-type="float" office:value="168764" table:style-name="ce9">
            <text:p>168,764<text:s/></text:p>
          </table:table-cell>
          <table:table-cell office:value-type="float" office:value="155004" table:style-name="ce9">
            <text:p>155,004<text:s/></text:p>
          </table:table-cell>
          <table:table-cell office:value-type="float" office:value="108.87719026605764" table:style-name="ce24">
            <text:p>108.88<text:s/></text:p>
          </table:table-cell>
          <table:table-cell office:value-type="float" office:value="15.35" table:style-name="ce8">
            <text:p>15.35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4">
          <table:table-cell office:value-type="string" table:style-name="ce11">
            <text:p>民國84年</text:p>
          </table:table-cell>
          <table:table-cell office:value-type="float" office:value="1995" table:style-name="ce7">
            <text:p>1995</text:p>
          </table:table-cell>
          <table:table-cell office:value-type="float" office:value="326547" table:style-name="ce9">
            <text:p>326,547<text:s/></text:p>
          </table:table-cell>
          <table:table-cell office:value-type="float" office:value="169482" table:style-name="ce12">
            <text:p>169,482<text:s/></text:p>
          </table:table-cell>
          <table:table-cell office:value-type="float" office:value="157065" table:style-name="ce12">
            <text:p>157,065<text:s/></text:p>
          </table:table-cell>
          <table:table-cell office:value-type="float" office:value="107.90564416006112" table:style-name="ce24">
            <text:p>107.91<text:s/></text:p>
          </table:table-cell>
          <table:table-cell office:value-type="float" office:value="15.35" table:style-name="ce8">
            <text:p>15.35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4">
          <table:table-cell office:value-type="string" table:style-name="ce13">
            <text:p>民國85年</text:p>
          </table:table-cell>
          <table:table-cell office:value-type="float" office:value="1996" table:style-name="ce7">
            <text:p>1996</text:p>
          </table:table-cell>
          <table:table-cell office:value-type="float" office:value="324317" table:style-name="ce9">
            <text:p>324,317<text:s/></text:p>
          </table:table-cell>
          <table:table-cell office:value-type="float" office:value="168961" table:style-name="ce12">
            <text:p>168,961<text:s/></text:p>
          </table:table-cell>
          <table:table-cell office:value-type="float" office:value="155356" table:style-name="ce12">
            <text:p>155,356<text:s/></text:p>
          </table:table-cell>
          <table:table-cell office:value-type="float" office:value="108.75730580087026" table:style-name="ce24">
            <text:p>108.76<text:s/></text:p>
          </table:table-cell>
          <table:table-cell office:value-type="float" office:value="15.13" table:style-name="ce8">
            <text:p>15.13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4">
          <table:table-cell office:value-type="string" table:style-name="ce13">
            <text:p>民國86年</text:p>
          </table:table-cell>
          <table:table-cell office:value-type="float" office:value="1997" table:style-name="ce7">
            <text:p>1997</text:p>
          </table:table-cell>
          <table:table-cell office:value-type="float" office:value="324980" table:style-name="ce9">
            <text:p>324,980<text:s/></text:p>
          </table:table-cell>
          <table:table-cell office:value-type="float" office:value="169422" table:style-name="ce12">
            <text:p>169,422<text:s/></text:p>
          </table:table-cell>
          <table:table-cell office:value-type="float" office:value="155558" table:style-name="ce12">
            <text:p>155,558<text:s/></text:p>
          </table:table-cell>
          <table:table-cell office:value-type="float" office:value="108.91243137607837" table:style-name="ce24">
            <text:p>108.91<text:s/></text:p>
          </table:table-cell>
          <table:table-cell office:value-type="float" office:value="15.02" table:style-name="ce8">
            <text:p>15.02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4">
          <table:table-cell office:value-type="string" table:style-name="ce13">
            <text:p>民國87年</text:p>
          </table:table-cell>
          <table:table-cell office:value-type="float" office:value="1998" table:style-name="ce7">
            <text:p>1998</text:p>
          </table:table-cell>
          <table:table-cell office:value-type="float" office:value="268881" table:style-name="ce9">
            <text:p>268,881<text:s/></text:p>
          </table:table-cell>
          <table:table-cell office:value-type="float" office:value="140063" table:style-name="ce12">
            <text:p>140,063<text:s/></text:p>
          </table:table-cell>
          <table:table-cell office:value-type="float" office:value="128818" table:style-name="ce12">
            <text:p>128,818<text:s/></text:p>
          </table:table-cell>
          <table:table-cell office:value-type="float" office:value="108.72937011908274" table:style-name="ce24">
            <text:p>108.73<text:s/></text:p>
          </table:table-cell>
          <table:table-cell office:value-type="float" office:value="12.31" table:style-name="ce8">
            <text:p>12.31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4">
          <table:table-cell office:value-type="string" table:style-name="ce13">
            <text:p>民國88年</text:p>
          </table:table-cell>
          <table:table-cell office:value-type="float" office:value="1999" table:style-name="ce7">
            <text:p>1999</text:p>
          </table:table-cell>
          <table:table-cell office:value-type="float" office:value="284073" table:style-name="ce9">
            <text:p>284,073<text:s/></text:p>
          </table:table-cell>
          <table:table-cell office:value-type="float" office:value="148456" table:style-name="ce12">
            <text:p>148,456<text:s/></text:p>
          </table:table-cell>
          <table:table-cell office:value-type="float" office:value="135617" table:style-name="ce12">
            <text:p>135,617<text:s/></text:p>
          </table:table-cell>
          <table:table-cell office:value-type="float" office:value="109.46710220695046" table:style-name="ce24">
            <text:p>109.47<text:s/></text:p>
          </table:table-cell>
          <table:table-cell office:value-type="float" office:value="12.91" table:style-name="ce8">
            <text:p>12.91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4">
          <table:table-cell office:value-type="string" table:style-name="ce13">
            <text:p>民國89年</text:p>
          </table:table-cell>
          <table:table-cell office:value-type="float" office:value="2000" table:style-name="ce7">
            <text:p>2000</text:p>
          </table:table-cell>
          <table:table-cell office:value-type="float" office:value="307200" table:style-name="ce9">
            <text:p>307,200<text:s/></text:p>
          </table:table-cell>
          <table:table-cell office:value-type="float" office:value="160529" table:style-name="ce9">
            <text:p>160,529<text:s/></text:p>
          </table:table-cell>
          <table:table-cell office:value-type="float" office:value="146671" table:style-name="ce9">
            <text:p>146,671<text:s/></text:p>
          </table:table-cell>
          <table:table-cell office:value-type="float" office:value="109.44835720762795" table:style-name="ce24">
            <text:p>109.45<text:s/></text:p>
          </table:table-cell>
          <table:table-cell office:value-type="float" office:value="13.85" table:style-name="ce8">
            <text:p>13.85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4">
          <table:table-cell office:value-type="string" table:style-name="ce13">
            <text:p>民國90年</text:p>
          </table:table-cell>
          <table:table-cell office:value-type="float" office:value="2001" table:style-name="ce7">
            <text:p>2001</text:p>
          </table:table-cell>
          <table:table-cell office:value-type="float" office:value="257866" table:style-name="ce9">
            <text:p>257,866<text:s/></text:p>
          </table:table-cell>
          <table:table-cell office:value-type="float" office:value="134310" table:style-name="ce12">
            <text:p>134,310<text:s/></text:p>
          </table:table-cell>
          <table:table-cell office:value-type="float" office:value="123556" table:style-name="ce12">
            <text:p>123,556<text:s/></text:p>
          </table:table-cell>
          <table:table-cell office:value-type="float" office:value="108.7037456699796" table:style-name="ce24">
            <text:p>108.70<text:s/></text:p>
          </table:table-cell>
          <table:table-cell office:value-type="float" office:value="11.54" table:style-name="ce8">
            <text:p>11.54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4">
          <table:table-cell office:value-type="string" table:style-name="ce13">
            <text:p>民國91年</text:p>
          </table:table-cell>
          <table:table-cell office:value-type="float" office:value="2002" table:style-name="ce7">
            <text:p>2002</text:p>
          </table:table-cell>
          <table:table-cell office:value-type="float" office:value="246758" table:style-name="ce9">
            <text:p>246,758<text:s/></text:p>
          </table:table-cell>
          <table:table-cell office:value-type="float" office:value="129141" table:style-name="ce12">
            <text:p>129,141<text:s/></text:p>
          </table:table-cell>
          <table:table-cell office:value-type="float" office:value="117617" table:style-name="ce12">
            <text:p>117,617<text:s/></text:p>
          </table:table-cell>
          <table:table-cell office:value-type="float" office:value="109.79790336430959" table:style-name="ce24">
            <text:p>109.80<text:s/></text:p>
          </table:table-cell>
          <table:table-cell office:value-type="float" office:value="10.99" table:style-name="ce8">
            <text:p>10.99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4">
          <table:table-cell office:value-type="string" table:style-name="ce13">
            <text:p>民國92年</text:p>
          </table:table-cell>
          <table:table-cell office:value-type="float" office:value="2003" table:style-name="ce7">
            <text:p>2003</text:p>
          </table:table-cell>
          <table:table-cell office:value-type="float" office:value="227447" table:style-name="ce9">
            <text:p>227,447<text:s/></text:p>
          </table:table-cell>
          <table:table-cell office:value-type="float" office:value="119218" table:style-name="ce12">
            <text:p>119,218<text:s/></text:p>
          </table:table-cell>
          <table:table-cell office:value-type="float" office:value="108229" table:style-name="ce12">
            <text:p>108,229<text:s/></text:p>
          </table:table-cell>
          <table:table-cell office:value-type="float" office:value="110.15347088118712" table:style-name="ce24">
            <text:p>110.15<text:s/></text:p>
          </table:table-cell>
          <table:table-cell office:value-type="float" office:value="10.08" table:style-name="ce8">
            <text:p>10.08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4">
          <table:table-cell office:value-type="string" table:style-name="ce13">
            <text:p>民國93年</text:p>
          </table:table-cell>
          <table:table-cell office:value-type="float" office:value="2004" table:style-name="ce7">
            <text:p>2004</text:p>
          </table:table-cell>
          <table:table-cell office:value-type="float" office:value="217685" table:style-name="ce9">
            <text:p>217,685<text:s/></text:p>
          </table:table-cell>
          <table:table-cell office:value-type="float" office:value="114349" table:style-name="ce12">
            <text:p>114,349<text:s/></text:p>
          </table:table-cell>
          <table:table-cell office:value-type="float" office:value="103336" table:style-name="ce12">
            <text:p>103,336<text:s/></text:p>
          </table:table-cell>
          <table:table-cell office:value-type="float" office:value="110.6574669040799" table:style-name="ce24">
            <text:p>110.66<text:s/></text:p>
          </table:table-cell>
          <table:table-cell office:value-type="float" office:value="9.61" table:style-name="ce8">
            <text:p>9.61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4">
          <table:table-cell office:value-type="string" table:style-name="ce13">
            <text:p>民國94年</text:p>
          </table:table-cell>
          <table:table-cell office:value-type="float" office:value="2005" table:style-name="ce7">
            <text:p>2005</text:p>
          </table:table-cell>
          <table:table-cell office:value-type="float" office:value="206465" table:style-name="ce9">
            <text:p>206,465<text:s/></text:p>
          </table:table-cell>
          <table:table-cell office:value-type="float" office:value="107697" table:style-name="ce12">
            <text:p>107,697<text:s/></text:p>
          </table:table-cell>
          <table:table-cell office:value-type="float" office:value="98768" table:style-name="ce12">
            <text:p>98,768<text:s/></text:p>
          </table:table-cell>
          <table:table-cell office:value-type="float" office:value="109.04037745018628" table:style-name="ce24">
            <text:p>109.04<text:s/></text:p>
          </table:table-cell>
          <table:table-cell office:value-type="float" office:value="9.08" table:style-name="ce8">
            <text:p>9.08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4">
          <table:table-cell office:value-type="string" table:style-name="ce13">
            <text:p>民國95年</text:p>
          </table:table-cell>
          <table:table-cell office:value-type="float" office:value="2006" table:style-name="ce7">
            <text:p>2006</text:p>
          </table:table-cell>
          <table:table-cell office:value-type="float" office:value="205720" table:style-name="ce9">
            <text:p>205,720<text:s/></text:p>
          </table:table-cell>
          <table:table-cell office:value-type="float" office:value="107578" table:style-name="ce12">
            <text:p>107,578<text:s/></text:p>
          </table:table-cell>
          <table:table-cell office:value-type="float" office:value="98142" table:style-name="ce12">
            <text:p>98,142<text:s/></text:p>
          </table:table-cell>
          <table:table-cell office:value-type="float" office:value="109.61464001141204" table:style-name="ce24">
            <text:p>109.61<text:s/></text:p>
          </table:table-cell>
          <table:table-cell office:value-type="float" office:value="9.01" table:style-name="ce8">
            <text:p>9.01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4">
          <table:table-cell office:value-type="string" table:style-name="ce13">
            <text:p>民國96年</text:p>
          </table:table-cell>
          <table:table-cell office:value-type="float" office:value="2007" table:style-name="ce7">
            <text:p>2007</text:p>
          </table:table-cell>
          <table:table-cell office:value-type="float" office:value="203711" table:style-name="ce9">
            <text:p>203,711<text:s/></text:p>
          </table:table-cell>
          <table:table-cell office:value-type="float" office:value="106570" table:style-name="ce12">
            <text:p>106,570<text:s/></text:p>
          </table:table-cell>
          <table:table-cell office:value-type="float" office:value="97141" table:style-name="ce12">
            <text:p>97,141<text:s/></text:p>
          </table:table-cell>
          <table:table-cell office:value-type="float" office:value="109.70650909502682" table:style-name="ce24">
            <text:p>109.71<text:s/></text:p>
          </table:table-cell>
          <table:table-cell office:value-type="float" office:value="8.89" table:style-name="ce8">
            <text:p>8.89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4">
          <table:table-cell office:value-type="string" table:style-name="ce13">
            <text:p>民國97年</text:p>
          </table:table-cell>
          <table:table-cell office:value-type="float" office:value="2008" table:style-name="ce7">
            <text:p>2008</text:p>
          </table:table-cell>
          <table:table-cell office:value-type="float" office:value="196486" table:style-name="ce9">
            <text:p>196,486<text:s/></text:p>
          </table:table-cell>
          <table:table-cell office:value-type="float" office:value="102768" table:style-name="ce12">
            <text:p>102,768<text:s/></text:p>
          </table:table-cell>
          <table:table-cell office:value-type="float" office:value="93718" table:style-name="ce12">
            <text:p>93,718<text:s/></text:p>
          </table:table-cell>
          <table:table-cell office:value-type="float" office:value="109.65662946285666" table:style-name="ce24">
            <text:p>109.66<text:s/></text:p>
          </table:table-cell>
          <table:table-cell office:value-type="float" office:value="8.5399999999999991" table:style-name="ce8">
            <text:p>8.54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4">
          <table:table-cell office:value-type="string" table:style-name="ce13">
            <text:p>民國98年</text:p>
          </table:table-cell>
          <table:table-cell office:value-type="float" office:value="2009" table:style-name="ce7">
            <text:p>2009</text:p>
          </table:table-cell>
          <table:table-cell office:value-type="float" office:value="192133" table:style-name="ce9">
            <text:p>192,133<text:s/></text:p>
          </table:table-cell>
          <table:table-cell office:value-type="float" office:value="99948" table:style-name="ce12">
            <text:p>99,948<text:s/></text:p>
          </table:table-cell>
          <table:table-cell office:value-type="float" office:value="92185" table:style-name="ce12">
            <text:p>92,185<text:s/></text:p>
          </table:table-cell>
          <table:table-cell office:value-type="float" office:value="108.42110972500949" table:style-name="ce24">
            <text:p>108.42<text:s/></text:p>
          </table:table-cell>
          <table:table-cell office:value-type="float" office:value="8.33" table:style-name="ce8">
            <text:p>8.33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4">
          <table:table-cell office:value-type="string" table:style-name="ce13">
            <text:p>民國99年</text:p>
          </table:table-cell>
          <table:table-cell office:value-type="float" office:value="2010" table:style-name="ce7">
            <text:p>2010</text:p>
          </table:table-cell>
          <table:table-cell office:value-type="float" office:value="166473" table:style-name="ce9">
            <text:p>166,473<text:s/></text:p>
          </table:table-cell>
          <table:table-cell office:value-type="float" office:value="86804" table:style-name="ce12">
            <text:p>86,804<text:s/></text:p>
          </table:table-cell>
          <table:table-cell office:value-type="float" office:value="79669" table:style-name="ce12">
            <text:p>79,669<text:s/></text:p>
          </table:table-cell>
          <table:table-cell office:value-type="float" office:value="108.95580464170504" table:style-name="ce24">
            <text:p>108.96<text:s/></text:p>
          </table:table-cell>
          <table:table-cell office:value-type="float" office:value="7.19" table:style-name="ce8">
            <text:p>7.19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4">
          <table:table-cell office:value-type="string" table:style-name="ce13">
            <text:p>民國100年</text:p>
          </table:table-cell>
          <table:table-cell office:value-type="float" office:value="2011" table:style-name="ce7">
            <text:p>2011</text:p>
          </table:table-cell>
          <table:table-cell office:value-type="float" office:value="198348" table:style-name="ce9">
            <text:p>198,348<text:s/></text:p>
          </table:table-cell>
          <table:table-cell office:value-type="float" office:value="102948" table:style-name="ce12">
            <text:p>102,948<text:s/></text:p>
          </table:table-cell>
          <table:table-cell office:value-type="float" office:value="95400" table:style-name="ce12">
            <text:p>95,400<text:s/></text:p>
          </table:table-cell>
          <table:table-cell office:value-type="float" office:value="107.91194968553459" table:style-name="ce24">
            <text:p>107.91<text:s/></text:p>
          </table:table-cell>
          <table:table-cell office:value-type="float" office:value="8.5500000000000007" table:style-name="ce8">
            <text:p>8.55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4">
          <table:table-cell office:value-type="string" table:style-name="ce13">
            <text:p>民國101年</text:p>
          </table:table-cell>
          <table:table-cell office:value-type="float" office:value="2012" table:style-name="ce7">
            <text:p>2012</text:p>
          </table:table-cell>
          <table:table-cell office:value-type="float" office:value="234599" table:style-name="ce9">
            <text:p>234,599<text:s/></text:p>
          </table:table-cell>
          <table:table-cell office:value-type="float" office:value="121485" table:style-name="ce12">
            <text:p>121,485<text:s/></text:p>
          </table:table-cell>
          <table:table-cell office:value-type="float" office:value="113114" table:style-name="ce12">
            <text:p>113,114<text:s/></text:p>
          </table:table-cell>
          <table:table-cell office:value-type="float" office:value="107.40049861201972" table:style-name="ce24">
            <text:p>107.40<text:s/></text:p>
          </table:table-cell>
          <table:table-cell office:value-type="float" office:value="10.08" table:style-name="ce8">
            <text:p>10.08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4">
          <table:table-cell office:value-type="string" table:style-name="ce13">
            <text:p>民國102年</text:p>
          </table:table-cell>
          <table:table-cell office:value-type="float" office:value="2013" table:style-name="ce7">
            <text:p>2013</text:p>
          </table:table-cell>
          <table:table-cell office:value-type="float" office:value="194939" table:style-name="ce9">
            <text:p>194,939<text:s/></text:p>
          </table:table-cell>
          <table:table-cell office:value-type="float" office:value="101132" table:style-name="ce12">
            <text:p>101,132<text:s/></text:p>
          </table:table-cell>
          <table:table-cell office:value-type="float" office:value="93807" table:style-name="ce12">
            <text:p>93,807<text:s/></text:p>
          </table:table-cell>
          <table:table-cell office:value-type="float" office:value="107.8085857132197" table:style-name="ce24">
            <text:p>107.81<text:s/></text:p>
          </table:table-cell>
          <table:table-cell office:value-type="float" office:value="8.35" table:style-name="ce8">
            <text:p>8.35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4">
          <table:table-cell office:value-type="string" table:style-name="ce13">
            <text:p>民國103年</text:p>
          </table:table-cell>
          <table:table-cell office:value-type="float" office:value="2014" table:style-name="ce7">
            <text:p>2014</text:p>
          </table:table-cell>
          <table:table-cell office:value-type="float" office:value="211399" table:style-name="ce9">
            <text:p>211,399<text:s/></text:p>
          </table:table-cell>
          <table:table-cell office:value-type="float" office:value="109268" table:style-name="ce12">
            <text:p>109,268<text:s/></text:p>
          </table:table-cell>
          <table:table-cell office:value-type="float" office:value="102131" table:style-name="ce12">
            <text:p>102,131<text:s/></text:p>
          </table:table-cell>
          <table:table-cell office:value-type="float" office:value="106.98808393142141" table:style-name="ce24">
            <text:p>106.99<text:s/></text:p>
          </table:table-cell>
          <table:table-cell office:value-type="float" office:value="9.0299999999999994" table:style-name="ce8">
            <text:p>9.03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4">
          <table:table-cell office:value-type="string" table:style-name="ce13">
            <text:p>民國104年</text:p>
          </table:table-cell>
          <table:table-cell office:value-type="float" office:value="2015" table:style-name="ce7">
            <text:p>2015</text:p>
          </table:table-cell>
          <table:table-cell office:value-type="float" office:value="213093" table:style-name="ce9">
            <text:p>213,093<text:s/></text:p>
          </table:table-cell>
          <table:table-cell office:value-type="float" office:value="110800" table:style-name="ce12">
            <text:p>110,800<text:s/></text:p>
          </table:table-cell>
          <table:table-cell office:value-type="float" office:value="102293" table:style-name="ce12">
            <text:p>102,293<text:s/></text:p>
          </table:table-cell>
          <table:table-cell office:value-type="float" office:value="108.31630707868574" table:style-name="ce24">
            <text:p>108.32<text:s/></text:p>
          </table:table-cell>
          <table:table-cell office:value-type="float" office:value="9.08" table:style-name="ce8">
            <text:p>9.08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4">
          <table:table-cell office:value-type="string" table:style-name="ce13">
            <text:p>民國105年</text:p>
          </table:table-cell>
          <table:table-cell office:value-type="float" office:value="2016" table:style-name="ce7">
            <text:p>2016</text:p>
          </table:table-cell>
          <table:table-cell office:value-type="float" office:value="207600" table:style-name="ce9">
            <text:p>207,600<text:s/></text:p>
          </table:table-cell>
          <table:table-cell office:value-type="float" office:value="107620" table:style-name="ce12">
            <text:p>107,620<text:s/></text:p>
          </table:table-cell>
          <table:table-cell office:value-type="float" office:value="99980" table:style-name="ce12">
            <text:p>99,980<text:s/></text:p>
          </table:table-cell>
          <table:table-cell office:value-type="float" office:value="107.64152830566114" table:style-name="ce24">
            <text:p>107.64<text:s/></text:p>
          </table:table-cell>
          <table:table-cell office:value-type="float" office:value="8.8280526255695868" table:style-name="ce8">
            <text:p>8.83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4">
          <table:table-cell office:value-type="string" table:style-name="ce13">
            <text:p>民國106年</text:p>
          </table:table-cell>
          <table:table-cell office:value-type="float" office:value="2017" table:style-name="ce7">
            <text:p>2017</text:p>
          </table:table-cell>
          <table:table-cell office:value-type="float" office:value="194616" table:style-name="ce9">
            <text:p>194,616<text:s/></text:p>
          </table:table-cell>
          <table:table-cell office:value-type="float" office:value="100861" table:style-name="ce12">
            <text:p>100,861<text:s/></text:p>
          </table:table-cell>
          <table:table-cell office:value-type="float" office:value="93755" table:style-name="ce12">
            <text:p>93,755<text:s/></text:p>
          </table:table-cell>
          <table:table-cell office:value-type="float" office:value="107.57932910244787" table:style-name="ce24">
            <text:p>107.58<text:s/></text:p>
          </table:table-cell>
          <table:table-cell office:value-type="float" office:value="8.2620119448427403" table:style-name="ce8">
            <text:p>8.26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4">
          <table:table-cell office:value-type="string" table:style-name="ce13">
            <text:p>民國107年</text:p>
          </table:table-cell>
          <table:table-cell office:value-type="float" office:value="2018" table:style-name="ce7">
            <text:p>2018</text:p>
          </table:table-cell>
          <table:table-cell office:value-type="float" office:value="180656" table:style-name="ce9">
            <text:p>180,656<text:s/></text:p>
          </table:table-cell>
          <table:table-cell office:value-type="float" office:value="93357" table:style-name="ce12">
            <text:p>93,357<text:s/></text:p>
          </table:table-cell>
          <table:table-cell office:value-type="float" office:value="87299" table:style-name="ce12">
            <text:p>87,299<text:s/></text:p>
          </table:table-cell>
          <table:table-cell office:value-type="float" office:value="106.93936929403544" table:style-name="ce24">
            <text:p>106.94<text:s/></text:p>
          </table:table-cell>
          <table:table-cell office:value-type="float" office:value="7.6613821424987139" table:style-name="ce8">
            <text:p>7.66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4">
          <table:table-cell office:value-type="string" table:style-name="ce28">
            <text:p>民國108年</text:p>
          </table:table-cell>
          <table:table-cell office:value-type="float" office:value="2019" table:style-name="ce29">
            <text:p>2019</text:p>
          </table:table-cell>
          <table:table-cell office:value-type="float" office:value="175074" table:style-name="ce30">
            <text:p>175,074<text:s/></text:p>
          </table:table-cell>
          <table:table-cell office:value-type="float" office:value="90812" table:style-name="ce31">
            <text:p>90,812<text:s/></text:p>
          </table:table-cell>
          <table:table-cell office:value-type="float" office:value="84262" table:style-name="ce31">
            <text:p>84,262<text:s/></text:p>
          </table:table-cell>
          <table:table-cell office:value-type="float" office:value="107.77337352543258" table:style-name="ce24">
            <text:p>107.77<text:s/></text:p>
          </table:table-cell>
          <table:table-cell office:value-type="float" office:value="7.4196390650773338" table:style-name="ce32">
            <text:p>7.42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4">
          <table:table-cell office:value-type="string" table:style-name="ce28">
            <text:p>民國109年</text:p>
          </table:table-cell>
          <table:table-cell office:value-type="float" office:value="2020" table:style-name="ce29">
            <text:p>2020</text:p>
          </table:table-cell>
          <table:table-cell office:value-type="float" office:value="161288" table:style-name="ce30">
            <text:p>161,288<text:s/></text:p>
          </table:table-cell>
          <table:table-cell office:value-type="float" office:value="83748" table:style-name="ce31">
            <text:p>83,748<text:s/></text:p>
          </table:table-cell>
          <table:table-cell office:value-type="float" office:value="77540" table:style-name="ce31">
            <text:p>77,540<text:s/></text:p>
          </table:table-cell>
          <table:table-cell office:value-type="float" office:value="108.00619035336601" table:style-name="ce24">
            <text:p>108.01<text:s/></text:p>
          </table:table-cell>
          <table:table-cell office:value-type="float" office:value="6.8394020510022004" table:style-name="ce32">
            <text:p>6.84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4">
          <table:table-cell office:value-type="string" table:style-name="ce28">
            <text:p>民國110年</text:p>
          </table:table-cell>
          <table:table-cell office:value-type="float" office:value="2021" table:style-name="ce29">
            <text:p>2021</text:p>
          </table:table-cell>
          <table:table-cell office:value-type="float" office:value="157019" table:style-name="ce30">
            <text:p>157,019<text:s/></text:p>
          </table:table-cell>
          <table:table-cell office:value-type="float" office:value="81220" table:style-name="ce31">
            <text:p>81,220<text:s/></text:p>
          </table:table-cell>
          <table:table-cell office:value-type="float" office:value="75799" table:style-name="ce31">
            <text:p>75,799<text:s/></text:p>
          </table:table-cell>
          <table:table-cell office:value-type="float" office:value="107.1518093906252" table:style-name="ce24">
            <text:p>107.15<text:s/></text:p>
          </table:table-cell>
          <table:table-cell office:value-type="float" office:value="6.69" table:style-name="ce32">
            <text:p>6.69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4">
          <table:table-cell office:value-type="string" table:style-name="ce28">
            <text:p>民國111年</text:p>
          </table:table-cell>
          <table:table-cell office:value-type="float" office:value="2022" table:style-name="ce29">
            <text:p>2022</text:p>
          </table:table-cell>
          <table:table-cell office:value-type="float" office:value="137413" table:style-name="ce30">
            <text:p>137,413<text:s/></text:p>
          </table:table-cell>
          <table:table-cell office:value-type="float" office:value="71208" table:style-name="ce31">
            <text:p>71,208<text:s/></text:p>
          </table:table-cell>
          <table:table-cell office:value-type="float" office:value="66205" table:style-name="ce31">
            <text:p>66,205<text:s/></text:p>
          </table:table-cell>
          <table:table-cell office:value-type="float" office:value="107.55683105505626" table:style-name="ce24">
            <text:p>107.56<text:s/></text:p>
          </table:table-cell>
          <table:table-cell office:value-type="float" office:value="5.8924586417902551" table:style-name="ce32">
            <text:p>5.89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4">
          <table:table-cell office:value-type="string" table:style-name="ce28">
            <text:p>民國112年</text:p>
          </table:table-cell>
          <table:table-cell office:value-type="float" office:value="2023" table:style-name="ce29">
            <text:p>2023</text:p>
          </table:table-cell>
          <table:table-cell office:value-type="float" office:value="133895" table:style-name="ce30">
            <text:p>133,895<text:s/></text:p>
          </table:table-cell>
          <table:table-cell office:value-type="float" office:value="69453" table:style-name="ce31">
            <text:p>69,453<text:s/></text:p>
          </table:table-cell>
          <table:table-cell office:value-type="float" office:value="64442" table:style-name="ce31">
            <text:p>64,442<text:s/></text:p>
          </table:table-cell>
          <table:table-cell office:value-type="float" office:value="107.77598460631266" table:style-name="ce24">
            <text:p>107.78<text:s/></text:p>
          </table:table-cell>
          <table:table-cell office:value-type="float" office:value="5.7360935983790284" table:style-name="ce32">
            <text:p>5.74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4">
          <table:table-cell office:value-type="string" table:style-name="ce28">
            <text:p>民國113年</text:p>
          </table:table-cell>
          <table:table-cell office:value-type="float" office:value="2024" table:style-name="ce29">
            <text:p>2024</text:p>
          </table:table-cell>
          <table:table-cell office:value-type="float" office:value="134769" table:style-name="ce34">
            <text:p>134,769<text:s/></text:p>
          </table:table-cell>
          <table:table-cell office:value-type="float" office:value="69808" table:style-name="ce31">
            <text:p>69,808<text:s/></text:p>
          </table:table-cell>
          <table:table-cell office:value-type="float" office:value="64961" table:style-name="ce31">
            <text:p>64,961<text:s/></text:p>
          </table:table-cell>
          <table:table-cell office:value-type="float" office:value="107.46" table:style-name="ce24">
            <text:p>107.46<text:s/></text:p>
          </table:table-cell>
          <table:table-cell office:value-type="float" office:value="5.76" table:style-name="ce35">
            <text:p>5.76<text:s/></text:p>
          </table:table-cell>
          <table:table-cell table:style-name="ce27"/>
          <table:table-cell table:style-name="ce10"/>
          <table:table-cell table:number-columns-repeated="16375"/>
        </table:table-row>
        <table:table-row table:style-name="ro6">
          <table:table-cell table:style-name="ce14"/>
          <table:table-cell table:style-name="ce15"/>
          <table:table-cell table:number-columns-repeated="4" table:style-name="ce17"/>
          <table:table-cell table:style-name="ce16"/>
          <table:table-cell table:style-name="ce22"/>
          <table:table-cell table:number-columns-repeated="16376" table:style-name="ce1"/>
        </table:table-row>
        <table:table-row table:style-name="ro7">
          <table:table-cell office:value-type="string" table:style-name="ce1">
            <text:p>說明：出生嬰兒性比例：每百名出生女嬰兒人數所當出生男嬰兒人數。</text:p>
          </table:table-cell>
          <table:table-cell table:style-name="ce18"/>
          <table:table-cell table:number-columns-repeated="4" table:style-name="ce1"/>
          <table:table-cell office:value-type="string" table:style-name="ce19">
            <text:p>內政部戶政司編製</text:p>
          </table:table-cell>
          <table:table-cell table:number-columns-repeated="16377" table:style-name="ce1"/>
        </table:table-row>
        <table:table-row table:style-name="ro7">
          <table:table-cell table:style-name="ce1"/>
          <table:table-cell table:style-name="ce18"/>
          <table:table-cell table:number-columns-repeated="16382" table:style-name="ce1"/>
        </table:table-row>
        <table:table-row table:style-name="ro7">
          <table:table-cell table:style-name="ce1"/>
          <table:table-cell table:style-name="ce18"/>
          <table:table-cell table:style-name="ce10"/>
          <table:table-cell table:style-name="ce1"/>
          <table:table-cell table:style-name="ce10"/>
          <table:table-cell table:style-name="ce23"/>
          <table:table-cell table:style-name="ce1"/>
          <table:table-cell table:style-name="ce22"/>
          <table:table-cell table:number-columns-repeated="16376" table:style-name="ce1"/>
        </table:table-row>
        <table:table-row table:style-name="ro7">
          <table:table-cell table:style-name="ce1"/>
          <table:table-cell table:style-name="ce18"/>
          <table:table-cell table:style-name="ce10"/>
          <table:table-cell table:number-columns-repeated="2" table:style-name="ce1"/>
          <table:table-cell table:style-name="ce23"/>
          <table:table-cell table:style-name="ce1"/>
          <table:table-cell table:style-name="ce22"/>
          <table:table-cell table:number-columns-repeated="16376" table:style-name="ce1"/>
        </table:table-row>
        <table:table-row table:number-rows-repeated="4" table:style-name="ro7">
          <table:table-cell table:style-name="ce1"/>
          <table:table-cell table:style-name="ce18"/>
          <table:table-cell table:number-columns-repeated="5" table:style-name="ce1"/>
          <table:table-cell table:style-name="ce22"/>
          <table:table-cell table:number-columns-repeated="16376" table:style-name="ce1"/>
        </table:table-row>
        <table:table-row table:number-rows-repeated="16" table:style-name="ro7">
          <table:table-cell/>
          <table:table-cell table:style-name="ce18"/>
          <table:table-cell table:number-columns-repeated="16382"/>
        </table:table-row>
        <table:table-row table:number-rows-repeated="1048496" table:style-name="ro7">
          <table:table-cell table:number-columns-repeated="16384"/>
        </table:table-row>
        <table:named-expressions>
          <table:named-range table:name="Print_Titles" table:cell-range-address="全國(發生).$A$1:全國(發生).$IV$4" table:base-cell-address="全國(發生).$A$1"/>
        </table:named-expressions>
      </table:table>
      <table:table table:name="全國(登記)-不含金門縣及連江縣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6377" table:default-cell-style-name="ce1"/>
        <table:table-row table:style-name="ro1">
          <table:table-cell office:value-type="string" table:number-columns-spanned="7" table:number-rows-spanned="1" table:style-name="ce36">
            <text:p>臺灣地區出生數按性別及粗出生率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number-columns-repeated="3" table:style-name="ce25"/>
          <table:table-cell office:value-type="string" table:style-name="ce25">
            <text:p><text:s text:c="2"/>按登記日期統計</text:p>
          </table:table-cell>
          <table:table-cell table:number-columns-repeated="2" table:style-name="ce25"/>
          <table:table-cell office:value-type="string" table:style-name="ce26">
            <text:p>單位：人；‰</text:p>
          </table:table-cell>
          <table:table-cell table:number-columns-repeated="16377"/>
        </table:table-row>
        <table:table-row table:style-name="ro1">
          <table:table-cell office:value-type="string" table:number-columns-spanned="2" table:number-rows-spanned="2" table:style-name="ce45">
            <text:p>年　　　　　別</text:p>
          </table:table-cell>
          <table:covered-table-cell/>
          <table:table-cell office:value-type="string" table:style-name="ce3">
            <text:p>出　　生　　數　（人）</text:p>
          </table:table-cell>
          <table:table-cell table:number-columns-repeated="2" table:style-name="ce2"/>
          <table:table-cell office:value-type="string" table:number-columns-spanned="1" table:number-rows-spanned="2" table:style-name="ce47">
            <text:p>出生嬰兒</text:p>
            <text:p>性比例</text:p>
          </table:table-cell>
          <table:table-cell office:value-type="string" table:number-columns-spanned="1" table:number-rows-spanned="2" table:style-name="ce46">
            <text:p>粗出生率</text:p>
            <text:p>（‰）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4">
            <text:p>計</text:p>
          </table:table-cell>
          <table:table-cell office:value-type="string" table:style-name="ce4">
            <text:p>男</text:p>
          </table:table-cell>
          <table:table-cell office:value-type="string" table:style-name="ce5">
            <text:p>女</text:p>
          </table:table-cell>
          <table:covered-table-cell/>
          <table:covered-table-cell/>
          <table:table-cell table:number-columns-repeated="16377"/>
        </table:table-row>
        <table:table-row table:style-name="ro3">
          <table:table-cell office:value-type="string" table:style-name="ce6">
            <text:p>民國36年</text:p>
          </table:table-cell>
          <table:table-cell office:value-type="float" office:value="1947" table:style-name="ce7">
            <text:p>1947</text:p>
          </table:table-cell>
          <table:table-cell office:value-type="float" office:value="241071" table:style-name="ce9">
            <text:p>241,071<text:s/></text:p>
          </table:table-cell>
          <table:table-cell office:value-type="float" office:value="124056" table:style-name="ce20">
            <text:p>124,056<text:s/></text:p>
          </table:table-cell>
          <table:table-cell office:value-type="float" office:value="117015" table:style-name="ce20">
            <text:p>117,015<text:s/></text:p>
          </table:table-cell>
          <table:table-cell office:value-type="float" office:value="106.01717728496347" table:style-name="ce24">
            <text:p>106.02<text:s/></text:p>
          </table:table-cell>
          <table:table-cell office:value-type="float" office:value="38.299999999999997" table:style-name="ce21">
            <text:p>38.30<text:s/>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民國37年</text:p>
          </table:table-cell>
          <table:table-cell office:value-type="float" office:value="1948" table:style-name="ce7">
            <text:p>1948</text:p>
          </table:table-cell>
          <table:table-cell office:value-type="float" office:value="263803" table:style-name="ce9">
            <text:p>263,803<text:s/></text:p>
          </table:table-cell>
          <table:table-cell office:value-type="float" office:value="135610" table:style-name="ce20">
            <text:p>135,610<text:s/></text:p>
          </table:table-cell>
          <table:table-cell office:value-type="float" office:value="128193" table:style-name="ce20">
            <text:p>128,193<text:s/></text:p>
          </table:table-cell>
          <table:table-cell office:value-type="float" office:value="105.78580733737411" table:style-name="ce24">
            <text:p>105.79<text:s/></text:p>
          </table:table-cell>
          <table:table-cell office:value-type="float" office:value="39.65" table:style-name="ce21">
            <text:p>39.65<text:s/>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民國38年</text:p>
          </table:table-cell>
          <table:table-cell office:value-type="float" office:value="1949" table:style-name="ce7">
            <text:p>1949</text:p>
          </table:table-cell>
          <table:table-cell office:value-type="float" office:value="300843" table:style-name="ce9">
            <text:p>300,843<text:s/></text:p>
          </table:table-cell>
          <table:table-cell office:value-type="float" office:value="154656" table:style-name="ce20">
            <text:p>154,656<text:s/></text:p>
          </table:table-cell>
          <table:table-cell office:value-type="float" office:value="146187" table:style-name="ce20">
            <text:p>146,187<text:s/></text:p>
          </table:table-cell>
          <table:table-cell office:value-type="float" office:value="105.7932647909869" table:style-name="ce24">
            <text:p>105.79<text:s/></text:p>
          </table:table-cell>
          <table:table-cell office:value-type="float" office:value="42.36" table:style-name="ce21">
            <text:p>42.36<text:s/>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民國39年</text:p>
          </table:table-cell>
          <table:table-cell office:value-type="float" office:value="1950" table:style-name="ce7">
            <text:p>1950</text:p>
          </table:table-cell>
          <table:table-cell office:value-type="float" office:value="323643" table:style-name="ce9">
            <text:p>323,643<text:s/></text:p>
          </table:table-cell>
          <table:table-cell office:value-type="float" office:value="166079" table:style-name="ce20">
            <text:p>166,079<text:s/></text:p>
          </table:table-cell>
          <table:table-cell office:value-type="float" office:value="157564" table:style-name="ce20">
            <text:p>157,564<text:s/></text:p>
          </table:table-cell>
          <table:table-cell office:value-type="float" office:value="105.40415323297201" table:style-name="ce24">
            <text:p>105.40<text:s/></text:p>
          </table:table-cell>
          <table:table-cell office:value-type="float" office:value="43.29" table:style-name="ce21">
            <text:p>43.29<text:s/>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民國40年</text:p>
          </table:table-cell>
          <table:table-cell office:value-type="float" office:value="1951" table:style-name="ce7">
            <text:p>1951</text:p>
          </table:table-cell>
          <table:table-cell office:value-type="float" office:value="385383" table:style-name="ce9">
            <text:p>385,383<text:s/></text:p>
          </table:table-cell>
          <table:table-cell office:value-type="float" office:value="197297" table:style-name="ce20">
            <text:p>197,297<text:s/></text:p>
          </table:table-cell>
          <table:table-cell office:value-type="float" office:value="188086" table:style-name="ce20">
            <text:p>188,086<text:s/></text:p>
          </table:table-cell>
          <table:table-cell office:value-type="float" office:value="104.89722786384952" table:style-name="ce24">
            <text:p>104.90<text:s/></text:p>
          </table:table-cell>
          <table:table-cell office:value-type="float" office:value="49.97" table:style-name="ce21">
            <text:p>49.97<text:s/>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民國41年</text:p>
          </table:table-cell>
          <table:table-cell office:value-type="float" office:value="1952" table:style-name="ce7">
            <text:p>1952</text:p>
          </table:table-cell>
          <table:table-cell office:value-type="float" office:value="372905" table:style-name="ce9">
            <text:p>372,905<text:s/></text:p>
          </table:table-cell>
          <table:table-cell office:value-type="float" office:value="191327" table:style-name="ce20">
            <text:p>191,327<text:s/></text:p>
          </table:table-cell>
          <table:table-cell office:value-type="float" office:value="181578" table:style-name="ce20">
            <text:p>181,578<text:s/></text:p>
          </table:table-cell>
          <table:table-cell office:value-type="float" office:value="105.36904250514931" table:style-name="ce24">
            <text:p>105.37<text:s/></text:p>
          </table:table-cell>
          <table:table-cell office:value-type="float" office:value="46.62" table:style-name="ce21">
            <text:p>46.62<text:s/>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民國42年</text:p>
          </table:table-cell>
          <table:table-cell office:value-type="float" office:value="1953" table:style-name="ce7">
            <text:p>1953</text:p>
          </table:table-cell>
          <table:table-cell office:value-type="float" office:value="374536" table:style-name="ce9">
            <text:p>374,536<text:s/></text:p>
          </table:table-cell>
          <table:table-cell office:value-type="float" office:value="191961" table:style-name="ce20">
            <text:p>191,961<text:s/></text:p>
          </table:table-cell>
          <table:table-cell office:value-type="float" office:value="182575" table:style-name="ce20">
            <text:p>182,575<text:s/></text:p>
          </table:table-cell>
          <table:table-cell office:value-type="float" office:value="105.14090099958922" table:style-name="ce24">
            <text:p>105.14<text:s/></text:p>
          </table:table-cell>
          <table:table-cell office:value-type="float" office:value="45.22" table:style-name="ce21">
            <text:p>45.22<text:s/>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民國43年</text:p>
          </table:table-cell>
          <table:table-cell office:value-type="float" office:value="1954" table:style-name="ce7">
            <text:p>1954</text:p>
          </table:table-cell>
          <table:table-cell office:value-type="float" office:value="383574" table:style-name="ce9">
            <text:p>383,574<text:s/></text:p>
          </table:table-cell>
          <table:table-cell office:value-type="float" office:value="197202" table:style-name="ce20">
            <text:p>197,202<text:s/></text:p>
          </table:table-cell>
          <table:table-cell office:value-type="float" office:value="186372" table:style-name="ce20">
            <text:p>186,372<text:s/></text:p>
          </table:table-cell>
          <table:table-cell office:value-type="float" office:value="105.81095872770587" table:style-name="ce24">
            <text:p>105.81<text:s/></text:p>
          </table:table-cell>
          <table:table-cell office:value-type="float" office:value="44.63" table:style-name="ce21">
            <text:p>44.63<text:s/>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民國44年</text:p>
          </table:table-cell>
          <table:table-cell office:value-type="float" office:value="1955" table:style-name="ce7">
            <text:p>1955</text:p>
          </table:table-cell>
          <table:table-cell office:value-type="float" office:value="403683" table:style-name="ce9">
            <text:p>403,683<text:s/></text:p>
          </table:table-cell>
          <table:table-cell office:value-type="float" office:value="207761" table:style-name="ce20">
            <text:p>207,761<text:s/></text:p>
          </table:table-cell>
          <table:table-cell office:value-type="float" office:value="195922" table:style-name="ce20">
            <text:p>195,922<text:s/></text:p>
          </table:table-cell>
          <table:table-cell office:value-type="float" office:value="106.04271087473587" table:style-name="ce24">
            <text:p>106.04<text:s/></text:p>
          </table:table-cell>
          <table:table-cell office:value-type="float" office:value="45.29" table:style-name="ce21">
            <text:p>45.29<text:s/>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民國45年</text:p>
          </table:table-cell>
          <table:table-cell office:value-type="float" office:value="1956" table:style-name="ce7">
            <text:p>1956</text:p>
          </table:table-cell>
          <table:table-cell office:value-type="float" office:value="414036" table:style-name="ce9">
            <text:p>414,036<text:s/></text:p>
          </table:table-cell>
          <table:table-cell office:value-type="float" office:value="212554" table:style-name="ce20">
            <text:p>212,554<text:s/></text:p>
          </table:table-cell>
          <table:table-cell office:value-type="float" office:value="201482" table:style-name="ce20">
            <text:p>201,482<text:s/></text:p>
          </table:table-cell>
          <table:table-cell office:value-type="float" office:value="105.49527997538242" table:style-name="ce24">
            <text:p>105.50<text:s/></text:p>
          </table:table-cell>
          <table:table-cell office:value-type="float" office:value="44.84" table:style-name="ce21">
            <text:p>44.84<text:s/>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民國46年</text:p>
          </table:table-cell>
          <table:table-cell office:value-type="float" office:value="1957" table:style-name="ce7">
            <text:p>1957</text:p>
          </table:table-cell>
          <table:table-cell office:value-type="float" office:value="394870" table:style-name="ce12">
            <text:p>394,870<text:s/></text:p>
          </table:table-cell>
          <table:table-cell office:value-type="float" office:value="202677" table:style-name="ce20">
            <text:p>202,677<text:s/></text:p>
          </table:table-cell>
          <table:table-cell office:value-type="float" office:value="192193" table:style-name="ce20">
            <text:p>192,193<text:s/></text:p>
          </table:table-cell>
          <table:table-cell office:value-type="float" office:value="105.45493332223339" table:style-name="ce24">
            <text:p>105.45<text:s/></text:p>
          </table:table-cell>
          <table:table-cell office:value-type="float" office:value="41.39" table:style-name="ce21">
            <text:p>41.39<text:s/>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民國47年</text:p>
          </table:table-cell>
          <table:table-cell office:value-type="float" office:value="1958" table:style-name="ce7">
            <text:p>1958</text:p>
          </table:table-cell>
          <table:table-cell office:value-type="float" office:value="410885" table:style-name="ce12">
            <text:p>410,885<text:s/></text:p>
          </table:table-cell>
          <table:table-cell office:value-type="float" office:value="211325" table:style-name="ce20">
            <text:p>211,325<text:s/></text:p>
          </table:table-cell>
          <table:table-cell office:value-type="float" office:value="199560" table:style-name="ce20">
            <text:p>199,560<text:s/></text:p>
          </table:table-cell>
          <table:table-cell office:value-type="float" office:value="105.89547003407496" table:style-name="ce24">
            <text:p>105.90<text:s/></text:p>
          </table:table-cell>
          <table:table-cell office:value-type="float" office:value="41.65" table:style-name="ce21">
            <text:p>41.65<text:s/>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民國48年</text:p>
          </table:table-cell>
          <table:table-cell office:value-type="float" office:value="1959" table:style-name="ce7">
            <text:p>1959</text:p>
          </table:table-cell>
          <table:table-cell office:value-type="float" office:value="421458" table:style-name="ce12">
            <text:p>421,458<text:s/></text:p>
          </table:table-cell>
          <table:table-cell office:value-type="float" office:value="216671" table:style-name="ce20">
            <text:p>216,671<text:s/></text:p>
          </table:table-cell>
          <table:table-cell office:value-type="float" office:value="204787" table:style-name="ce20">
            <text:p>204,787<text:s/></text:p>
          </table:table-cell>
          <table:table-cell office:value-type="float" office:value="105.80310273601353" table:style-name="ce24">
            <text:p>105.80<text:s/></text:p>
          </table:table-cell>
          <table:table-cell office:value-type="float" office:value="41.18" table:style-name="ce21">
            <text:p>41.18<text:s/>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民國49年</text:p>
          </table:table-cell>
          <table:table-cell office:value-type="float" office:value="1960" table:style-name="ce7">
            <text:p>1960</text:p>
          </table:table-cell>
          <table:table-cell office:value-type="float" office:value="419442" table:style-name="ce12">
            <text:p>419,442<text:s/></text:p>
          </table:table-cell>
          <table:table-cell office:value-type="float" office:value="216354" table:style-name="ce20">
            <text:p>216,354<text:s/></text:p>
          </table:table-cell>
          <table:table-cell office:value-type="float" office:value="203088" table:style-name="ce20">
            <text:p>203,088<text:s/></text:p>
          </table:table-cell>
          <table:table-cell office:value-type="float" office:value="106.53214370125266" table:style-name="ce24">
            <text:p>106.53<text:s/></text:p>
          </table:table-cell>
          <table:table-cell office:value-type="float" office:value="39.53" table:style-name="ce21">
            <text:p>39.53<text:s/>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民國50年</text:p>
          </table:table-cell>
          <table:table-cell office:value-type="float" office:value="1961" table:style-name="ce7">
            <text:p>1961</text:p>
          </table:table-cell>
          <table:table-cell office:value-type="float" office:value="420254" table:style-name="ce12">
            <text:p>420,254<text:s/></text:p>
          </table:table-cell>
          <table:table-cell office:value-type="float" office:value="216728" table:style-name="ce20">
            <text:p>216,728<text:s/></text:p>
          </table:table-cell>
          <table:table-cell office:value-type="float" office:value="203526" table:style-name="ce20">
            <text:p>203,526<text:s/></text:p>
          </table:table-cell>
          <table:table-cell office:value-type="float" office:value="106.48664052750017" table:style-name="ce24">
            <text:p>106.49<text:s/></text:p>
          </table:table-cell>
          <table:table-cell office:value-type="float" office:value="38.31" table:style-name="ce21">
            <text:p>38.31<text:s/>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民國51年</text:p>
          </table:table-cell>
          <table:table-cell office:value-type="float" office:value="1962" table:style-name="ce7">
            <text:p>1962</text:p>
          </table:table-cell>
          <table:table-cell office:value-type="float" office:value="423469" table:style-name="ce12">
            <text:p>423,469<text:s/></text:p>
          </table:table-cell>
          <table:table-cell office:value-type="float" office:value="218332" table:style-name="ce20">
            <text:p>218,332<text:s/></text:p>
          </table:table-cell>
          <table:table-cell office:value-type="float" office:value="205137" table:style-name="ce20">
            <text:p>205,137<text:s/></text:p>
          </table:table-cell>
          <table:table-cell office:value-type="float" office:value="106.43228671570706" table:style-name="ce24">
            <text:p>106.43<text:s/></text:p>
          </table:table-cell>
          <table:table-cell office:value-type="float" office:value="37.369999999999997" table:style-name="ce21">
            <text:p>37.37<text:s/>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民國52年</text:p>
          </table:table-cell>
          <table:table-cell office:value-type="float" office:value="1963" table:style-name="ce7">
            <text:p>1963</text:p>
          </table:table-cell>
          <table:table-cell office:value-type="float" office:value="424250" table:style-name="ce12">
            <text:p>424,250<text:s/></text:p>
          </table:table-cell>
          <table:table-cell office:value-type="float" office:value="218523" table:style-name="ce20">
            <text:p>218,523<text:s/></text:p>
          </table:table-cell>
          <table:table-cell office:value-type="float" office:value="205727" table:style-name="ce20">
            <text:p>205,727<text:s/></text:p>
          </table:table-cell>
          <table:table-cell office:value-type="float" office:value="106.21989335381355" table:style-name="ce24">
            <text:p>106.22<text:s/></text:p>
          </table:table-cell>
          <table:table-cell office:value-type="float" office:value="36.270000000000003" table:style-name="ce21">
            <text:p>36.27<text:s/>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民國53年</text:p>
          </table:table-cell>
          <table:table-cell office:value-type="float" office:value="1964" table:style-name="ce7">
            <text:p>1964</text:p>
          </table:table-cell>
          <table:table-cell office:value-type="float" office:value="416926" table:style-name="ce12">
            <text:p>416,926<text:s/></text:p>
          </table:table-cell>
          <table:table-cell office:value-type="float" office:value="215119" table:style-name="ce20">
            <text:p>215,119<text:s/></text:p>
          </table:table-cell>
          <table:table-cell office:value-type="float" office:value="201807" table:style-name="ce20">
            <text:p>201,807<text:s/></text:p>
          </table:table-cell>
          <table:table-cell office:value-type="float" office:value="106.59640151233604" table:style-name="ce24">
            <text:p>106.60<text:s/></text:p>
          </table:table-cell>
          <table:table-cell office:value-type="float" office:value="34.54" table:style-name="ce21">
            <text:p>34.54<text:s/>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民國54年</text:p>
          </table:table-cell>
          <table:table-cell office:value-type="float" office:value="1965" table:style-name="ce7">
            <text:p>1965</text:p>
          </table:table-cell>
          <table:table-cell office:value-type="float" office:value="406604" table:style-name="ce12">
            <text:p>406,604<text:s/></text:p>
          </table:table-cell>
          <table:table-cell office:value-type="float" office:value="209054" table:style-name="ce20">
            <text:p>209,054<text:s/></text:p>
          </table:table-cell>
          <table:table-cell office:value-type="float" office:value="197550" table:style-name="ce20">
            <text:p>197,550<text:s/></text:p>
          </table:table-cell>
          <table:table-cell office:value-type="float" office:value="105.82333586433815" table:style-name="ce24">
            <text:p>105.82<text:s/></text:p>
          </table:table-cell>
          <table:table-cell office:value-type="float" office:value="32.68" table:style-name="ce21">
            <text:p>32.68<text:s/>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民國55年</text:p>
          </table:table-cell>
          <table:table-cell office:value-type="float" office:value="1966" table:style-name="ce7">
            <text:p>1966</text:p>
          </table:table-cell>
          <table:table-cell office:value-type="float" office:value="415108" table:style-name="ce12">
            <text:p>415,108<text:s/></text:p>
          </table:table-cell>
          <table:table-cell office:value-type="float" office:value="213328" table:style-name="ce20">
            <text:p>213,328<text:s/></text:p>
          </table:table-cell>
          <table:table-cell office:value-type="float" office:value="201780" table:style-name="ce20">
            <text:p>201,780<text:s/></text:p>
          </table:table-cell>
          <table:table-cell office:value-type="float" office:value="105.72306472395678" table:style-name="ce24">
            <text:p>105.72<text:s/></text:p>
          </table:table-cell>
          <table:table-cell office:value-type="float" office:value="32.4" table:style-name="ce21">
            <text:p>32.40<text:s/>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民國56年</text:p>
          </table:table-cell>
          <table:table-cell office:value-type="float" office:value="1967" table:style-name="ce7">
            <text:p>1967</text:p>
          </table:table-cell>
          <table:table-cell office:value-type="float" office:value="374282" table:style-name="ce12">
            <text:p>374,282<text:s/></text:p>
          </table:table-cell>
          <table:table-cell office:value-type="float" office:value="193697" table:style-name="ce20">
            <text:p>193,697<text:s/></text:p>
          </table:table-cell>
          <table:table-cell office:value-type="float" office:value="180585" table:style-name="ce20">
            <text:p>180,585<text:s/></text:p>
          </table:table-cell>
          <table:table-cell office:value-type="float" office:value="107.26084669269321" table:style-name="ce24">
            <text:p>107.26<text:s/></text:p>
          </table:table-cell>
          <table:table-cell office:value-type="float" office:value="28.47" table:style-name="ce21">
            <text:p>28.47<text:s/>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民國57年</text:p>
          </table:table-cell>
          <table:table-cell office:value-type="float" office:value="1968" table:style-name="ce7">
            <text:p>1968</text:p>
          </table:table-cell>
          <table:table-cell office:value-type="float" office:value="394260" table:style-name="ce12">
            <text:p>394,260<text:s/></text:p>
          </table:table-cell>
          <table:table-cell office:value-type="float" office:value="203642" table:style-name="ce20">
            <text:p>203,642<text:s/></text:p>
          </table:table-cell>
          <table:table-cell office:value-type="float" office:value="190618" table:style-name="ce20">
            <text:p>190,618<text:s/></text:p>
          </table:table-cell>
          <table:table-cell office:value-type="float" office:value="106.83251319392713" table:style-name="ce24">
            <text:p>106.83<text:s/></text:p>
          </table:table-cell>
          <table:table-cell office:value-type="float" office:value="29.26" table:style-name="ce21">
            <text:p>29.26<text:s/>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民國58年</text:p>
          </table:table-cell>
          <table:table-cell office:value-type="float" office:value="1969" table:style-name="ce7">
            <text:p>1969</text:p>
          </table:table-cell>
          <table:table-cell office:value-type="float" office:value="390728" table:style-name="ce12">
            <text:p>390,728<text:s/></text:p>
          </table:table-cell>
          <table:table-cell office:value-type="float" office:value="201606" table:style-name="ce20">
            <text:p>201,606<text:s/></text:p>
          </table:table-cell>
          <table:table-cell office:value-type="float" office:value="189122" table:style-name="ce20">
            <text:p>189,122<text:s/></text:p>
          </table:table-cell>
          <table:table-cell office:value-type="float" office:value="106.60103002294814" table:style-name="ce24">
            <text:p>106.60<text:s/></text:p>
          </table:table-cell>
          <table:table-cell office:value-type="float" office:value="27.92" table:style-name="ce21">
            <text:p>27.92<text:s/>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民國59年</text:p>
          </table:table-cell>
          <table:table-cell office:value-type="float" office:value="1970" table:style-name="ce7">
            <text:p>1970</text:p>
          </table:table-cell>
          <table:table-cell office:value-type="float" office:value="394015" table:style-name="ce12">
            <text:p>394,015<text:s/></text:p>
          </table:table-cell>
          <table:table-cell office:value-type="float" office:value="203168" table:style-name="ce20">
            <text:p>203,168<text:s/></text:p>
          </table:table-cell>
          <table:table-cell office:value-type="float" office:value="190847" table:style-name="ce20">
            <text:p>190,847<text:s/></text:p>
          </table:table-cell>
          <table:table-cell office:value-type="float" office:value="106.45595686597117" table:style-name="ce24">
            <text:p>106.46<text:s/></text:p>
          </table:table-cell>
          <table:table-cell office:value-type="float" office:value="27.16" table:style-name="ce21">
            <text:p>27.16<text:s/>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民國60年</text:p>
          </table:table-cell>
          <table:table-cell office:value-type="float" office:value="1971" table:style-name="ce7">
            <text:p>1971</text:p>
          </table:table-cell>
          <table:table-cell office:value-type="float" office:value="380424" table:style-name="ce12">
            <text:p>380,424<text:s/></text:p>
          </table:table-cell>
          <table:table-cell office:value-type="float" office:value="195938" table:style-name="ce20">
            <text:p>195,938<text:s/></text:p>
          </table:table-cell>
          <table:table-cell office:value-type="float" office:value="184486" table:style-name="ce20">
            <text:p>184,486<text:s/></text:p>
          </table:table-cell>
          <table:table-cell office:value-type="float" office:value="106.20751710156868" table:style-name="ce24">
            <text:p>106.21<text:s/></text:p>
          </table:table-cell>
          <table:table-cell office:value-type="float" office:value="25.64" table:style-name="ce21">
            <text:p>25.64<text:s/>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民國61年</text:p>
          </table:table-cell>
          <table:table-cell office:value-type="float" office:value="1972" table:style-name="ce7">
            <text:p>1972</text:p>
          </table:table-cell>
          <table:table-cell office:value-type="float" office:value="365749" table:style-name="ce12">
            <text:p>365,749<text:s/></text:p>
          </table:table-cell>
          <table:table-cell office:value-type="float" office:value="188132" table:style-name="ce20">
            <text:p>188,132<text:s/></text:p>
          </table:table-cell>
          <table:table-cell office:value-type="float" office:value="177617" table:style-name="ce20">
            <text:p>177,617<text:s/></text:p>
          </table:table-cell>
          <table:table-cell office:value-type="float" office:value="105.92004143747502" table:style-name="ce24">
            <text:p>105.92<text:s/></text:p>
          </table:table-cell>
          <table:table-cell office:value-type="float" office:value="24.15" table:style-name="ce21">
            <text:p>24.15<text:s/>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民國62年</text:p>
          </table:table-cell>
          <table:table-cell office:value-type="float" office:value="1973" table:style-name="ce7">
            <text:p>1973</text:p>
          </table:table-cell>
          <table:table-cell office:value-type="float" office:value="366942" table:style-name="ce12">
            <text:p>366,942<text:s/></text:p>
          </table:table-cell>
          <table:table-cell office:value-type="float" office:value="189565" table:style-name="ce20">
            <text:p>189,565<text:s/></text:p>
          </table:table-cell>
          <table:table-cell office:value-type="float" office:value="177377" table:style-name="ce20">
            <text:p>177,377<text:s/></text:p>
          </table:table-cell>
          <table:table-cell office:value-type="float" office:value="106.8712403524696" table:style-name="ce24">
            <text:p>106.87<text:s/></text:p>
          </table:table-cell>
          <table:table-cell office:value-type="float" office:value="23.79" table:style-name="ce21">
            <text:p>23.79<text:s/>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民國63年</text:p>
          </table:table-cell>
          <table:table-cell office:value-type="float" office:value="1974" table:style-name="ce7">
            <text:p>1974</text:p>
          </table:table-cell>
          <table:table-cell office:value-type="float" office:value="367823" table:style-name="ce12">
            <text:p>367,823<text:s/></text:p>
          </table:table-cell>
          <table:table-cell office:value-type="float" office:value="189579" table:style-name="ce20">
            <text:p>189,579<text:s/></text:p>
          </table:table-cell>
          <table:table-cell office:value-type="float" office:value="178244" table:style-name="ce20">
            <text:p>178,244<text:s/></text:p>
          </table:table-cell>
          <table:table-cell office:value-type="float" office:value="106.35926033975898" table:style-name="ce24">
            <text:p>106.36<text:s/></text:p>
          </table:table-cell>
          <table:table-cell office:value-type="float" office:value="23.42" table:style-name="ce21">
            <text:p>23.42<text:s/>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民國64年</text:p>
          </table:table-cell>
          <table:table-cell office:value-type="float" office:value="1975" table:style-name="ce7">
            <text:p>1975</text:p>
          </table:table-cell>
          <table:table-cell office:value-type="float" office:value="367647" table:style-name="ce12">
            <text:p>367,647<text:s/></text:p>
          </table:table-cell>
          <table:table-cell office:value-type="float" office:value="189266" table:style-name="ce20">
            <text:p>189,266<text:s/></text:p>
          </table:table-cell>
          <table:table-cell office:value-type="float" office:value="178381" table:style-name="ce20">
            <text:p>178,381<text:s/></text:p>
          </table:table-cell>
          <table:table-cell office:value-type="float" office:value="106.10210728721108" table:style-name="ce24">
            <text:p>106.10<text:s/></text:p>
          </table:table-cell>
          <table:table-cell office:value-type="float" office:value="22.98" table:style-name="ce21">
            <text:p>22.98<text:s/>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6">
            <text:p>民國65年</text:p>
          </table:table-cell>
          <table:table-cell office:value-type="float" office:value="1976" table:style-name="ce7">
            <text:p>1976</text:p>
          </table:table-cell>
          <table:table-cell office:value-type="float" office:value="423356" table:style-name="ce12">
            <text:p>423,356<text:s/></text:p>
          </table:table-cell>
          <table:table-cell office:value-type="float" office:value="218655" table:style-name="ce20">
            <text:p>218,655<text:s/></text:p>
          </table:table-cell>
          <table:table-cell office:value-type="float" office:value="204701" table:style-name="ce20">
            <text:p>204,701<text:s/></text:p>
          </table:table-cell>
          <table:table-cell office:value-type="float" office:value="106.81677177932691" table:style-name="ce24">
            <text:p>106.82<text:s/></text:p>
          </table:table-cell>
          <table:table-cell office:value-type="float" office:value="25.93" table:style-name="ce21">
            <text:p>25.93<text:s/>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6">
            <text:p>民國66年</text:p>
          </table:table-cell>
          <table:table-cell office:value-type="float" office:value="1977" table:style-name="ce7">
            <text:p>1977</text:p>
          </table:table-cell>
          <table:table-cell office:value-type="float" office:value="395796" table:style-name="ce12">
            <text:p>395,796<text:s/></text:p>
          </table:table-cell>
          <table:table-cell office:value-type="float" office:value="203840" table:style-name="ce20">
            <text:p>203,840<text:s/></text:p>
          </table:table-cell>
          <table:table-cell office:value-type="float" office:value="191956" table:style-name="ce20">
            <text:p>191,956<text:s/></text:p>
          </table:table-cell>
          <table:table-cell office:value-type="float" office:value="106.19100210464897" table:style-name="ce24">
            <text:p>106.19<text:s/></text:p>
          </table:table-cell>
          <table:table-cell office:value-type="float" office:value="23.76" table:style-name="ce21">
            <text:p>23.76<text:s/>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6">
            <text:p>民國67年</text:p>
          </table:table-cell>
          <table:table-cell office:value-type="float" office:value="1978" table:style-name="ce7">
            <text:p>1978</text:p>
          </table:table-cell>
          <table:table-cell office:value-type="float" office:value="409203" table:style-name="ce12">
            <text:p>409,203<text:s/></text:p>
          </table:table-cell>
          <table:table-cell office:value-type="float" office:value="212017" table:style-name="ce20">
            <text:p>212,017<text:s/></text:p>
          </table:table-cell>
          <table:table-cell office:value-type="float" office:value="197186" table:style-name="ce20">
            <text:p>197,186<text:s/></text:p>
          </table:table-cell>
          <table:table-cell office:value-type="float" office:value="107.52132504336006" table:style-name="ce24">
            <text:p>107.52<text:s/></text:p>
          </table:table-cell>
          <table:table-cell office:value-type="float" office:value="24.11" table:style-name="ce21">
            <text:p>24.11<text:s/>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6">
            <text:p>民國68年</text:p>
          </table:table-cell>
          <table:table-cell office:value-type="float" office:value="1979" table:style-name="ce7">
            <text:p>1979</text:p>
          </table:table-cell>
          <table:table-cell office:value-type="float" office:value="422518" table:style-name="ce12">
            <text:p>422,518<text:s/></text:p>
          </table:table-cell>
          <table:table-cell office:value-type="float" office:value="218532" table:style-name="ce20">
            <text:p>218,532<text:s/></text:p>
          </table:table-cell>
          <table:table-cell office:value-type="float" office:value="203986" table:style-name="ce20">
            <text:p>203,986<text:s/></text:p>
          </table:table-cell>
          <table:table-cell office:value-type="float" office:value="107.13088153108548" table:style-name="ce24">
            <text:p>107.13<text:s/></text:p>
          </table:table-cell>
          <table:table-cell office:value-type="float" office:value="24.41" table:style-name="ce21">
            <text:p>24.41<text:s/>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6">
            <text:p>民國69年</text:p>
          </table:table-cell>
          <table:table-cell office:value-type="float" office:value="1980" table:style-name="ce7">
            <text:p>1980</text:p>
          </table:table-cell>
          <table:table-cell office:value-type="float" office:value="412557" table:style-name="ce12">
            <text:p>412,557<text:s/></text:p>
          </table:table-cell>
          <table:table-cell office:value-type="float" office:value="212512" table:style-name="ce9">
            <text:p>212,512<text:s/></text:p>
          </table:table-cell>
          <table:table-cell office:value-type="float" office:value="200045" table:style-name="ce9">
            <text:p>200,045<text:s/></text:p>
          </table:table-cell>
          <table:table-cell office:value-type="float" office:value="106.23209777799995" table:style-name="ce24">
            <text:p>106.23<text:s/></text:p>
          </table:table-cell>
          <table:table-cell office:value-type="float" office:value="23.38" table:style-name="ce21">
            <text:p>23.38<text:s/></text:p>
          </table:table-cell>
          <table:table-cell table:style-name="ce10"/>
          <table:table-cell table:number-columns-repeated="16376"/>
        </table:table-row>
        <table:table-row table:style-name="ro4">
          <table:table-cell office:value-type="string" table:style-name="ce6">
            <text:p>民國70年</text:p>
          </table:table-cell>
          <table:table-cell office:value-type="float" office:value="1981" table:style-name="ce7">
            <text:p>1981</text:p>
          </table:table-cell>
          <table:table-cell office:value-type="float" office:value="412779" table:style-name="ce12">
            <text:p>412,779<text:s/></text:p>
          </table:table-cell>
          <table:table-cell office:value-type="float" office:value="213273" table:style-name="ce9">
            <text:p>213,273<text:s/></text:p>
          </table:table-cell>
          <table:table-cell office:value-type="float" office:value="199506" table:style-name="ce9">
            <text:p>199,506<text:s/></text:p>
          </table:table-cell>
          <table:table-cell office:value-type="float" office:value="106.900544344531" table:style-name="ce24">
            <text:p>106.90<text:s/></text:p>
          </table:table-cell>
          <table:table-cell office:value-type="float" office:value="22.97" table:style-name="ce21">
            <text:p>22.97<text:s/></text:p>
          </table:table-cell>
          <table:table-cell table:style-name="ce10"/>
          <table:table-cell table:number-columns-repeated="16376"/>
        </table:table-row>
        <table:table-row table:style-name="ro4">
          <table:table-cell office:value-type="string" table:style-name="ce6">
            <text:p>民國71年</text:p>
          </table:table-cell>
          <table:table-cell office:value-type="float" office:value="1982" table:style-name="ce7">
            <text:p>1982</text:p>
          </table:table-cell>
          <table:table-cell office:value-type="float" office:value="404006" table:style-name="ce12">
            <text:p>404,006<text:s/></text:p>
          </table:table-cell>
          <table:table-cell office:value-type="float" office:value="208788" table:style-name="ce9">
            <text:p>208,788<text:s/></text:p>
          </table:table-cell>
          <table:table-cell office:value-type="float" office:value="195218" table:style-name="ce9">
            <text:p>195,218<text:s/></text:p>
          </table:table-cell>
          <table:table-cell office:value-type="float" office:value="106.95120327019025" table:style-name="ce24">
            <text:p>106.95<text:s/></text:p>
          </table:table-cell>
          <table:table-cell office:value-type="float" office:value="22.08" table:style-name="ce21">
            <text:p>22.08<text:s/></text:p>
          </table:table-cell>
          <table:table-cell table:style-name="ce10"/>
          <table:table-cell table:number-columns-repeated="16376"/>
        </table:table-row>
        <table:table-row table:style-name="ro4">
          <table:table-cell office:value-type="string" table:style-name="ce6">
            <text:p>民國72年</text:p>
          </table:table-cell>
          <table:table-cell office:value-type="float" office:value="1983" table:style-name="ce7">
            <text:p>1983</text:p>
          </table:table-cell>
          <table:table-cell office:value-type="float" office:value="382153" table:style-name="ce12">
            <text:p>382,153<text:s/></text:p>
          </table:table-cell>
          <table:table-cell office:value-type="float" office:value="197569" table:style-name="ce9">
            <text:p>197,569<text:s/></text:p>
          </table:table-cell>
          <table:table-cell office:value-type="float" office:value="184584" table:style-name="ce9">
            <text:p>184,584<text:s/></text:p>
          </table:table-cell>
          <table:table-cell office:value-type="float" office:value="107.0347375720539" table:style-name="ce24">
            <text:p>107.03<text:s/></text:p>
          </table:table-cell>
          <table:table-cell office:value-type="float" office:value="20.55" table:style-name="ce21">
            <text:p>20.55<text:s/></text:p>
          </table:table-cell>
          <table:table-cell table:style-name="ce10"/>
          <table:table-cell table:number-columns-repeated="16376"/>
        </table:table-row>
        <table:table-row table:style-name="ro4">
          <table:table-cell office:value-type="string" table:style-name="ce6">
            <text:p>民國73年</text:p>
          </table:table-cell>
          <table:table-cell office:value-type="float" office:value="1984" table:style-name="ce7">
            <text:p>1984</text:p>
          </table:table-cell>
          <table:table-cell office:value-type="float" office:value="369725" table:style-name="ce12">
            <text:p>369,725<text:s/></text:p>
          </table:table-cell>
          <table:table-cell office:value-type="float" office:value="191390" table:style-name="ce9">
            <text:p>191,390<text:s/></text:p>
          </table:table-cell>
          <table:table-cell office:value-type="float" office:value="178335" table:style-name="ce9">
            <text:p>178,335<text:s/></text:p>
          </table:table-cell>
          <table:table-cell office:value-type="float" office:value="107.32049233184738" table:style-name="ce24">
            <text:p>107.32<text:s/></text:p>
          </table:table-cell>
          <table:table-cell office:value-type="float" office:value="19.59" table:style-name="ce21">
            <text:p>19.59<text:s/></text:p>
          </table:table-cell>
          <table:table-cell table:style-name="ce10"/>
          <table:table-cell table:number-columns-repeated="16376"/>
        </table:table-row>
        <table:table-row table:style-name="ro4">
          <table:table-cell office:value-type="string" table:style-name="ce6">
            <text:p>民國74年</text:p>
          </table:table-cell>
          <table:table-cell office:value-type="float" office:value="1985" table:style-name="ce7">
            <text:p>1985</text:p>
          </table:table-cell>
          <table:table-cell office:value-type="float" office:value="345053" table:style-name="ce12">
            <text:p>345,053<text:s/></text:p>
          </table:table-cell>
          <table:table-cell office:value-type="float" office:value="177735" table:style-name="ce9">
            <text:p>177,735<text:s/></text:p>
          </table:table-cell>
          <table:table-cell office:value-type="float" office:value="167318" table:style-name="ce9">
            <text:p>167,318<text:s/></text:p>
          </table:table-cell>
          <table:table-cell office:value-type="float" office:value="106.22586930276479" table:style-name="ce24">
            <text:p>106.23<text:s/></text:p>
          </table:table-cell>
          <table:table-cell office:value-type="float" office:value="18.03" table:style-name="ce21">
            <text:p>18.03<text:s/></text:p>
          </table:table-cell>
          <table:table-cell table:style-name="ce10"/>
          <table:table-cell table:number-columns-repeated="16376"/>
        </table:table-row>
        <table:table-row table:style-name="ro4">
          <table:table-cell office:value-type="string" table:style-name="ce6">
            <text:p>民國75年</text:p>
          </table:table-cell>
          <table:table-cell office:value-type="float" office:value="1986" table:style-name="ce7">
            <text:p>1986</text:p>
          </table:table-cell>
          <table:table-cell office:value-type="float" office:value="308187" table:style-name="ce12">
            <text:p>308,187<text:s/></text:p>
          </table:table-cell>
          <table:table-cell office:value-type="float" office:value="159689" table:style-name="ce9">
            <text:p>159,689<text:s/></text:p>
          </table:table-cell>
          <table:table-cell office:value-type="float" office:value="148498" table:style-name="ce9">
            <text:p>148,498<text:s/></text:p>
          </table:table-cell>
          <table:table-cell office:value-type="float" office:value="107.53612843270616" table:style-name="ce24">
            <text:p>107.54<text:s/></text:p>
          </table:table-cell>
          <table:table-cell office:value-type="float" office:value="15.92" table:style-name="ce21">
            <text:p>15.92<text:s/></text:p>
          </table:table-cell>
          <table:table-cell table:style-name="ce10"/>
          <table:table-cell table:number-columns-repeated="16376"/>
        </table:table-row>
        <table:table-row table:style-name="ro4">
          <table:table-cell office:value-type="string" table:style-name="ce6">
            <text:p>民國76年</text:p>
          </table:table-cell>
          <table:table-cell office:value-type="float" office:value="1987" table:style-name="ce7">
            <text:p>1987</text:p>
          </table:table-cell>
          <table:table-cell office:value-type="float" office:value="313062" table:style-name="ce12">
            <text:p>313,062<text:s/></text:p>
          </table:table-cell>
          <table:table-cell office:value-type="float" office:value="162687" table:style-name="ce9">
            <text:p>162,687<text:s/></text:p>
          </table:table-cell>
          <table:table-cell office:value-type="float" office:value="150375" table:style-name="ce9">
            <text:p>150,375<text:s/></text:p>
          </table:table-cell>
          <table:table-cell office:value-type="float" office:value="108.18753117206982" table:style-name="ce24">
            <text:p>108.19<text:s/></text:p>
          </table:table-cell>
          <table:table-cell office:value-type="float" office:value="16" table:style-name="ce21">
            <text:p>16.00<text:s/></text:p>
          </table:table-cell>
          <table:table-cell table:style-name="ce10"/>
          <table:table-cell table:number-columns-repeated="16376"/>
        </table:table-row>
        <table:table-row table:style-name="ro4">
          <table:table-cell office:value-type="string" table:style-name="ce6">
            <text:p>民國77年</text:p>
          </table:table-cell>
          <table:table-cell office:value-type="float" office:value="1988" table:style-name="ce7">
            <text:p>1988</text:p>
          </table:table-cell>
          <table:table-cell office:value-type="float" office:value="341054" table:style-name="ce12">
            <text:p>341,054<text:s/></text:p>
          </table:table-cell>
          <table:table-cell office:value-type="float" office:value="177179" table:style-name="ce9">
            <text:p>177,179<text:s/></text:p>
          </table:table-cell>
          <table:table-cell office:value-type="float" office:value="163875" table:style-name="ce9">
            <text:p>163,875<text:s/></text:p>
          </table:table-cell>
          <table:table-cell office:value-type="float" office:value="108.11838291380627" table:style-name="ce24">
            <text:p>108.12<text:s/></text:p>
          </table:table-cell>
          <table:table-cell office:value-type="float" office:value="17.239999999999998" table:style-name="ce21">
            <text:p>17.24<text:s/></text:p>
          </table:table-cell>
          <table:table-cell table:style-name="ce10"/>
          <table:table-cell table:number-columns-repeated="16376"/>
        </table:table-row>
        <table:table-row table:style-name="ro4">
          <table:table-cell office:value-type="string" table:style-name="ce6">
            <text:p>民國78年</text:p>
          </table:table-cell>
          <table:table-cell office:value-type="float" office:value="1989" table:style-name="ce7">
            <text:p>1989</text:p>
          </table:table-cell>
          <table:table-cell office:value-type="float" office:value="314553" table:style-name="ce12">
            <text:p>314,553<text:s/></text:p>
          </table:table-cell>
          <table:table-cell office:value-type="float" office:value="163759" table:style-name="ce9">
            <text:p>163,759<text:s/></text:p>
          </table:table-cell>
          <table:table-cell office:value-type="float" office:value="150794" table:style-name="ce9">
            <text:p>150,794<text:s/></text:p>
          </table:table-cell>
          <table:table-cell office:value-type="float" office:value="108.59782219451701" table:style-name="ce24">
            <text:p>108.60<text:s/></text:p>
          </table:table-cell>
          <table:table-cell office:value-type="float" office:value="15.72" table:style-name="ce21">
            <text:p>15.72<text:s/></text:p>
          </table:table-cell>
          <table:table-cell table:style-name="ce10"/>
          <table:table-cell table:number-columns-repeated="16376"/>
        </table:table-row>
        <table:table-row table:style-name="ro4">
          <table:table-cell office:value-type="string" table:style-name="ce6">
            <text:p>民國79年</text:p>
          </table:table-cell>
          <table:table-cell office:value-type="float" office:value="1990" table:style-name="ce7">
            <text:p>1990</text:p>
          </table:table-cell>
          <table:table-cell office:value-type="float" office:value="334872" table:style-name="ce12">
            <text:p>334,872<text:s/></text:p>
          </table:table-cell>
          <table:table-cell office:value-type="float" office:value="175639" table:style-name="ce9">
            <text:p>175,639<text:s/></text:p>
          </table:table-cell>
          <table:table-cell office:value-type="float" office:value="159233" table:style-name="ce9">
            <text:p>159,233<text:s/></text:p>
          </table:table-cell>
          <table:table-cell office:value-type="float" office:value="110.3031406806378" table:style-name="ce24">
            <text:p>110.30<text:s/></text:p>
          </table:table-cell>
          <table:table-cell office:value-type="float" office:value="16.55" table:style-name="ce21">
            <text:p>16.55<text:s/></text:p>
          </table:table-cell>
          <table:table-cell table:style-name="ce10"/>
          <table:table-cell table:number-columns-repeated="16376"/>
        </table:table-row>
        <table:table-row table:style-name="ro4">
          <table:table-cell office:value-type="string" table:style-name="ce6">
            <text:p>民國80年</text:p>
          </table:table-cell>
          <table:table-cell office:value-type="float" office:value="1991" table:style-name="ce7">
            <text:p>1991</text:p>
          </table:table-cell>
          <table:table-cell office:value-type="float" office:value="321276" table:style-name="ce12">
            <text:p>321,276<text:s/></text:p>
          </table:table-cell>
          <table:table-cell office:value-type="float" office:value="168527" table:style-name="ce9">
            <text:p>168,527<text:s/></text:p>
          </table:table-cell>
          <table:table-cell office:value-type="float" office:value="152749" table:style-name="ce9">
            <text:p>152,749<text:s/></text:p>
          </table:table-cell>
          <table:table-cell office:value-type="float" office:value="110.32936385835586" table:style-name="ce24">
            <text:p>110.33<text:s/></text:p>
          </table:table-cell>
          <table:table-cell office:value-type="float" office:value="15.71" table:style-name="ce21">
            <text:p>15.71<text:s/></text:p>
          </table:table-cell>
          <table:table-cell table:style-name="ce10"/>
          <table:table-cell table:number-columns-repeated="16376"/>
        </table:table-row>
        <table:table-row table:style-name="ro4">
          <table:table-cell office:value-type="string" table:style-name="ce6">
            <text:p>民國81年</text:p>
          </table:table-cell>
          <table:table-cell office:value-type="float" office:value="1992" table:style-name="ce7">
            <text:p>1992</text:p>
          </table:table-cell>
          <table:table-cell office:value-type="float" office:value="320963" table:style-name="ce12">
            <text:p>320,963<text:s/></text:p>
          </table:table-cell>
          <table:table-cell office:value-type="float" office:value="168150" table:style-name="ce9">
            <text:p>168,150<text:s/></text:p>
          </table:table-cell>
          <table:table-cell office:value-type="float" office:value="152813" table:style-name="ce9">
            <text:p>152,813<text:s/></text:p>
          </table:table-cell>
          <table:table-cell office:value-type="float" office:value="110.03644977848744" table:style-name="ce24">
            <text:p>110.04<text:s/></text:p>
          </table:table-cell>
          <table:table-cell office:value-type="float" office:value="15.54" table:style-name="ce21">
            <text:p>15.54<text:s/></text:p>
          </table:table-cell>
          <table:table-cell table:style-name="ce10"/>
          <table:table-cell table:number-columns-repeated="16376"/>
        </table:table-row>
        <table:table-row table:style-name="ro4">
          <table:table-cell office:value-type="string" table:style-name="ce6">
            <text:p>民國82年</text:p>
          </table:table-cell>
          <table:table-cell office:value-type="float" office:value="1993" table:style-name="ce7">
            <text:p>1993</text:p>
          </table:table-cell>
          <table:table-cell office:value-type="float" office:value="324944" table:style-name="ce12">
            <text:p>324,944<text:s/></text:p>
          </table:table-cell>
          <table:table-cell office:value-type="float" office:value="169159" table:style-name="ce9">
            <text:p>169,159<text:s/></text:p>
          </table:table-cell>
          <table:table-cell office:value-type="float" office:value="155785" table:style-name="ce9">
            <text:p>155,785<text:s/></text:p>
          </table:table-cell>
          <table:table-cell office:value-type="float" office:value="108.58490868825625" table:style-name="ce24">
            <text:p>108.58<text:s/></text:p>
          </table:table-cell>
          <table:table-cell office:value-type="float" office:value="15.59" table:style-name="ce21">
            <text:p>15.59<text:s/></text:p>
          </table:table-cell>
          <table:table-cell table:style-name="ce10"/>
          <table:table-cell table:number-columns-repeated="16376"/>
        </table:table-row>
        <table:table-row table:style-name="ro4">
          <table:table-cell office:value-type="string" table:style-name="ce6">
            <text:p>民國83年</text:p>
          </table:table-cell>
          <table:table-cell office:value-type="float" office:value="1994" table:style-name="ce7">
            <text:p>1994</text:p>
          </table:table-cell>
          <table:table-cell office:value-type="float" office:value="322263" table:style-name="ce12">
            <text:p>322,263<text:s/></text:p>
          </table:table-cell>
          <table:table-cell office:value-type="float" office:value="168100" table:style-name="ce9">
            <text:p>168,100<text:s/></text:p>
          </table:table-cell>
          <table:table-cell office:value-type="float" office:value="154163" table:style-name="ce9">
            <text:p>154,163<text:s/></text:p>
          </table:table-cell>
          <table:table-cell office:value-type="float" office:value="109.04043123187795" table:style-name="ce24">
            <text:p>109.04<text:s/></text:p>
          </table:table-cell>
          <table:table-cell office:value-type="float" office:value="15.32" table:style-name="ce21">
            <text:p>15.32<text:s/></text:p>
          </table:table-cell>
          <table:table-cell table:style-name="ce10"/>
          <table:table-cell table:number-columns-repeated="16376"/>
        </table:table-row>
        <table:table-row table:style-name="ro4">
          <table:table-cell office:value-type="string" table:style-name="ce11">
            <text:p>民國84年</text:p>
          </table:table-cell>
          <table:table-cell office:value-type="float" office:value="1995" table:style-name="ce7">
            <text:p>1995</text:p>
          </table:table-cell>
          <table:table-cell office:value-type="float" office:value="328904" table:style-name="ce12">
            <text:p>328,904<text:s/></text:p>
          </table:table-cell>
          <table:table-cell office:value-type="float" office:value="170772" table:style-name="ce12">
            <text:p>170,772<text:s/></text:p>
          </table:table-cell>
          <table:table-cell office:value-type="float" office:value="158132" table:style-name="ce12">
            <text:p>158,132<text:s/></text:p>
          </table:table-cell>
          <table:table-cell office:value-type="float" office:value="107.99332203475578" table:style-name="ce24">
            <text:p>107.99<text:s/></text:p>
          </table:table-cell>
          <table:table-cell office:value-type="float" office:value="15.5" table:style-name="ce21">
            <text:p>15.50<text:s/></text:p>
          </table:table-cell>
          <table:table-cell table:style-name="ce10"/>
          <table:table-cell table:number-columns-repeated="16376"/>
        </table:table-row>
        <table:table-row table:style-name="ro4">
          <table:table-cell office:value-type="string" table:style-name="ce13">
            <text:p>民國85年</text:p>
          </table:table-cell>
          <table:table-cell office:value-type="float" office:value="1996" table:style-name="ce7">
            <text:p>1996</text:p>
          </table:table-cell>
          <table:table-cell office:value-type="float" office:value="324874" table:style-name="ce12">
            <text:p>324,874<text:s/></text:p>
          </table:table-cell>
          <table:table-cell office:value-type="float" office:value="169118" table:style-name="ce12">
            <text:p>169,118<text:s/></text:p>
          </table:table-cell>
          <table:table-cell office:value-type="float" office:value="155756" table:style-name="ce12">
            <text:p>155,756<text:s/></text:p>
          </table:table-cell>
          <table:table-cell office:value-type="float" office:value="108.57880274275149" table:style-name="ce24">
            <text:p>108.58<text:s/></text:p>
          </table:table-cell>
          <table:table-cell office:value-type="float" office:value="15.19" table:style-name="ce21">
            <text:p>15.19<text:s/></text:p>
          </table:table-cell>
          <table:table-cell table:style-name="ce10"/>
          <table:table-cell table:number-columns-repeated="16376"/>
        </table:table-row>
        <table:table-row table:style-name="ro4">
          <table:table-cell office:value-type="string" table:style-name="ce13">
            <text:p>民國86年</text:p>
          </table:table-cell>
          <table:table-cell office:value-type="float" office:value="1997" table:style-name="ce7">
            <text:p>1997</text:p>
          </table:table-cell>
          <table:table-cell office:value-type="float" office:value="325263" table:style-name="ce12">
            <text:p>325,263<text:s/></text:p>
          </table:table-cell>
          <table:table-cell office:value-type="float" office:value="169675" table:style-name="ce12">
            <text:p>169,675<text:s/></text:p>
          </table:table-cell>
          <table:table-cell office:value-type="float" office:value="155588" table:style-name="ce12">
            <text:p>155,588<text:s/></text:p>
          </table:table-cell>
          <table:table-cell office:value-type="float" office:value="109.05404015733862" table:style-name="ce24">
            <text:p>109.05<text:s/></text:p>
          </table:table-cell>
          <table:table-cell office:value-type="float" office:value="15.07" table:style-name="ce21">
            <text:p>15.07<text:s/></text:p>
          </table:table-cell>
          <table:table-cell table:style-name="ce10"/>
          <table:table-cell table:number-columns-repeated="16376"/>
        </table:table-row>
        <table:table-row table:style-name="ro4">
          <table:table-cell office:value-type="string" table:style-name="ce13">
            <text:p>民國87年</text:p>
          </table:table-cell>
          <table:table-cell office:value-type="float" office:value="1998" table:style-name="ce7">
            <text:p>1998</text:p>
          </table:table-cell>
          <table:table-cell office:value-type="float" office:value="270779" table:style-name="ce12">
            <text:p>270,779<text:s/></text:p>
          </table:table-cell>
          <table:table-cell office:value-type="float" office:value="141110" table:style-name="ce12">
            <text:p>141,110<text:s/></text:p>
          </table:table-cell>
          <table:table-cell office:value-type="float" office:value="129669" table:style-name="ce12">
            <text:p>129,669<text:s/></text:p>
          </table:table-cell>
          <table:table-cell office:value-type="float" office:value="108.82323454333726" table:style-name="ce24">
            <text:p>108.82<text:s/></text:p>
          </table:table-cell>
          <table:table-cell office:value-type="float" office:value="12.43" table:style-name="ce21">
            <text:p>12.43<text:s/></text:p>
          </table:table-cell>
          <table:table-cell table:style-name="ce10"/>
          <table:table-cell table:number-columns-repeated="16376"/>
        </table:table-row>
        <table:table-row table:style-name="ro4">
          <table:table-cell office:value-type="string" table:style-name="ce13">
            <text:p>民國88年</text:p>
          </table:table-cell>
          <table:table-cell office:value-type="float" office:value="1999" table:style-name="ce7">
            <text:p>1999</text:p>
          </table:table-cell>
          <table:table-cell office:value-type="float" office:value="282936" table:style-name="ce12">
            <text:p>282,936<text:s/></text:p>
          </table:table-cell>
          <table:table-cell office:value-type="float" office:value="147660" table:style-name="ce12">
            <text:p>147,660<text:s/></text:p>
          </table:table-cell>
          <table:table-cell office:value-type="float" office:value="135276" table:style-name="ce12">
            <text:p>135,276<text:s/></text:p>
          </table:table-cell>
          <table:table-cell office:value-type="float" office:value="109.15461722700257" table:style-name="ce24">
            <text:p>109.15<text:s/></text:p>
          </table:table-cell>
          <table:table-cell office:value-type="float" office:value="12.89" table:style-name="ce21">
            <text:p>12.89<text:s/></text:p>
          </table:table-cell>
          <table:table-cell table:style-name="ce10"/>
          <table:table-cell table:number-columns-repeated="16376"/>
        </table:table-row>
        <table:table-row table:style-name="ro4">
          <table:table-cell office:value-type="string" table:style-name="ce13">
            <text:p>民國89年</text:p>
          </table:table-cell>
          <table:table-cell office:value-type="float" office:value="2000" table:style-name="ce7">
            <text:p>2000</text:p>
          </table:table-cell>
          <table:table-cell office:value-type="float" office:value="304429" table:style-name="ce12">
            <text:p>304,429<text:s/></text:p>
          </table:table-cell>
          <table:table-cell office:value-type="float" office:value="159273" table:style-name="ce9">
            <text:p>159,273<text:s/></text:p>
          </table:table-cell>
          <table:table-cell office:value-type="float" office:value="145156" table:style-name="ce9">
            <text:p>145,156<text:s/></text:p>
          </table:table-cell>
          <table:table-cell office:value-type="float" office:value="109.72539888120367" table:style-name="ce24">
            <text:p>109.73<text:s/></text:p>
          </table:table-cell>
          <table:table-cell office:value-type="float" office:value="13.76" table:style-name="ce21">
            <text:p>13.76<text:s/></text:p>
          </table:table-cell>
          <table:table-cell table:style-name="ce10"/>
          <table:table-cell table:number-columns-repeated="16376"/>
        </table:table-row>
        <table:table-row table:style-name="ro4">
          <table:table-cell office:value-type="string" table:style-name="ce13">
            <text:p>民國90年</text:p>
          </table:table-cell>
          <table:table-cell office:value-type="float" office:value="2001" table:style-name="ce7">
            <text:p>2001</text:p>
          </table:table-cell>
          <table:table-cell office:value-type="float" office:value="259507" table:style-name="ce12">
            <text:p>259,507<text:s/></text:p>
          </table:table-cell>
          <table:table-cell office:value-type="float" office:value="135149" table:style-name="ce12">
            <text:p>135,149<text:s/></text:p>
          </table:table-cell>
          <table:table-cell office:value-type="float" office:value="124358" table:style-name="ce12">
            <text:p>124,358<text:s/></text:p>
          </table:table-cell>
          <table:table-cell office:value-type="float" office:value="108.67736695668955" table:style-name="ce24">
            <text:p>108.68<text:s/></text:p>
          </table:table-cell>
          <table:table-cell office:value-type="float" office:value="11.65" table:style-name="ce21">
            <text:p>11.65<text:s/></text:p>
          </table:table-cell>
          <table:table-cell table:style-name="ce10"/>
          <table:table-cell table:number-columns-repeated="16376"/>
        </table:table-row>
        <table:table-row table:style-name="ro4">
          <table:table-cell office:value-type="string" table:style-name="ce13">
            <text:p>民國91年</text:p>
          </table:table-cell>
          <table:table-cell office:value-type="float" office:value="2002" table:style-name="ce7">
            <text:p>2002</text:p>
          </table:table-cell>
          <table:table-cell office:value-type="float" office:value="246688" table:style-name="ce12">
            <text:p>246,688<text:s/></text:p>
          </table:table-cell>
          <table:table-cell office:value-type="float" office:value="129079" table:style-name="ce12">
            <text:p>129,079<text:s/></text:p>
          </table:table-cell>
          <table:table-cell office:value-type="float" office:value="117609" table:style-name="ce12">
            <text:p>117,609<text:s/></text:p>
          </table:table-cell>
          <table:table-cell office:value-type="float" office:value="109.75265498388728" table:style-name="ce24">
            <text:p>109.75<text:s/></text:p>
          </table:table-cell>
          <table:table-cell office:value-type="float" office:value="11.01" table:style-name="ce21">
            <text:p>11.01<text:s/></text:p>
          </table:table-cell>
          <table:table-cell table:style-name="ce10"/>
          <table:table-cell table:number-columns-repeated="16376"/>
        </table:table-row>
        <table:table-row table:style-name="ro4">
          <table:table-cell office:value-type="string" table:style-name="ce13">
            <text:p>民國92年</text:p>
          </table:table-cell>
          <table:table-cell office:value-type="float" office:value="2003" table:style-name="ce7">
            <text:p>2003</text:p>
          </table:table-cell>
          <table:table-cell office:value-type="float" office:value="226252" table:style-name="ce12">
            <text:p>226,252<text:s/></text:p>
          </table:table-cell>
          <table:table-cell office:value-type="float" office:value="118549" table:style-name="ce12">
            <text:p>118,549<text:s/></text:p>
          </table:table-cell>
          <table:table-cell office:value-type="float" office:value="107703" table:style-name="ce12">
            <text:p>107,703<text:s/></text:p>
          </table:table-cell>
          <table:table-cell office:value-type="float" office:value="110.07028587875918" table:style-name="ce24">
            <text:p>110.07<text:s/></text:p>
          </table:table-cell>
          <table:table-cell office:value-type="float" office:value="10.06" table:style-name="ce21">
            <text:p>10.06<text:s/></text:p>
          </table:table-cell>
          <table:table-cell table:style-name="ce10"/>
          <table:table-cell table:number-columns-repeated="16376"/>
        </table:table-row>
        <table:table-row table:style-name="ro4">
          <table:table-cell office:value-type="string" table:style-name="ce13">
            <text:p>民國93年</text:p>
          </table:table-cell>
          <table:table-cell office:value-type="float" office:value="2004" table:style-name="ce7">
            <text:p>2004</text:p>
          </table:table-cell>
          <table:table-cell office:value-type="float" office:value="215596" table:style-name="ce12">
            <text:p>215,596<text:s/></text:p>
          </table:table-cell>
          <table:table-cell office:value-type="float" office:value="113219" table:style-name="ce12">
            <text:p>113,219<text:s/></text:p>
          </table:table-cell>
          <table:table-cell office:value-type="float" office:value="102377" table:style-name="ce12">
            <text:p>102,377<text:s/></text:p>
          </table:table-cell>
          <table:table-cell office:value-type="float" office:value="110.59026929876828" table:style-name="ce24">
            <text:p>110.59<text:s/></text:p>
          </table:table-cell>
          <table:table-cell office:value-type="float" office:value="9.5500000000000007" table:style-name="ce21">
            <text:p>9.55<text:s/></text:p>
          </table:table-cell>
          <table:table-cell table:style-name="ce10"/>
          <table:table-cell table:number-columns-repeated="16376"/>
        </table:table-row>
        <table:table-row table:style-name="ro4">
          <table:table-cell office:value-type="string" table:style-name="ce13">
            <text:p>民國94年</text:p>
          </table:table-cell>
          <table:table-cell office:value-type="float" office:value="2005" table:style-name="ce7">
            <text:p>2005</text:p>
          </table:table-cell>
          <table:table-cell office:value-type="float" office:value="205008" table:style-name="ce12">
            <text:p>205,008<text:s/></text:p>
          </table:table-cell>
          <table:table-cell office:value-type="float" office:value="106927" table:style-name="ce12">
            <text:p>106,927<text:s/></text:p>
          </table:table-cell>
          <table:table-cell office:value-type="float" office:value="98081" table:style-name="ce12">
            <text:p>98,081<text:s/></text:p>
          </table:table-cell>
          <table:table-cell office:value-type="float" office:value="109.01907606977905" table:style-name="ce24">
            <text:p>109.02<text:s/></text:p>
          </table:table-cell>
          <table:table-cell office:value-type="float" office:value="9.0500000000000007" table:style-name="ce21">
            <text:p>9.05<text:s/></text:p>
          </table:table-cell>
          <table:table-cell table:style-name="ce10"/>
          <table:table-cell table:number-columns-repeated="16376"/>
        </table:table-row>
        <table:table-row table:style-name="ro4">
          <table:table-cell office:value-type="string" table:style-name="ce13">
            <text:p>民國95年</text:p>
          </table:table-cell>
          <table:table-cell office:value-type="float" office:value="2006" table:style-name="ce7">
            <text:p>2006</text:p>
          </table:table-cell>
          <table:table-cell office:value-type="float" office:value="203553" table:style-name="ce12">
            <text:p>203,553<text:s/></text:p>
          </table:table-cell>
          <table:table-cell office:value-type="float" office:value="106467" table:style-name="ce12">
            <text:p>106,467<text:s/></text:p>
          </table:table-cell>
          <table:table-cell office:value-type="float" office:value="97086" table:style-name="ce12">
            <text:p>97,086<text:s/></text:p>
          </table:table-cell>
          <table:table-cell office:value-type="float" office:value="109.66256720845435" table:style-name="ce24">
            <text:p>109.66<text:s/></text:p>
          </table:table-cell>
          <table:table-cell office:value-type="float" office:value="8.9499999999999993" table:style-name="ce21">
            <text:p>8.95<text:s/></text:p>
          </table:table-cell>
          <table:table-cell table:style-name="ce10"/>
          <table:table-cell table:number-columns-repeated="16376"/>
        </table:table-row>
        <table:table-row table:style-name="ro4">
          <table:table-cell office:value-type="string" table:style-name="ce13">
            <text:p>民國96年</text:p>
          </table:table-cell>
          <table:table-cell office:value-type="float" office:value="2007" table:style-name="ce7">
            <text:p>2007</text:p>
          </table:table-cell>
          <table:table-cell office:value-type="float" office:value="203362" table:style-name="ce12">
            <text:p>203,362<text:s/></text:p>
          </table:table-cell>
          <table:table-cell office:value-type="float" office:value="106319" table:style-name="ce12">
            <text:p>106,319<text:s/></text:p>
          </table:table-cell>
          <table:table-cell office:value-type="float" office:value="97043" table:style-name="ce12">
            <text:p>97,043<text:s/></text:p>
          </table:table-cell>
          <table:table-cell office:value-type="float" office:value="109.5586492585761" table:style-name="ce24">
            <text:p>109.56<text:s/></text:p>
          </table:table-cell>
          <table:table-cell office:value-type="float" office:value="8.91" table:style-name="ce21">
            <text:p>8.91<text:s/></text:p>
          </table:table-cell>
          <table:table-cell table:style-name="ce10"/>
          <table:table-cell table:number-columns-repeated="16376"/>
        </table:table-row>
        <table:table-row table:style-name="ro4">
          <table:table-cell office:value-type="string" table:style-name="ce13">
            <text:p>民國97年</text:p>
          </table:table-cell>
          <table:table-cell office:value-type="float" office:value="2008" table:style-name="ce7">
            <text:p>2008</text:p>
          </table:table-cell>
          <table:table-cell office:value-type="float" office:value="197659" table:style-name="ce12">
            <text:p>197,659<text:s/></text:p>
          </table:table-cell>
          <table:table-cell office:value-type="float" office:value="103389" table:style-name="ce12">
            <text:p>103,389<text:s/></text:p>
          </table:table-cell>
          <table:table-cell office:value-type="float" office:value="94270" table:style-name="ce12">
            <text:p>94,270<text:s/></text:p>
          </table:table-cell>
          <table:table-cell office:value-type="float" office:value="109.67327887981331" table:style-name="ce24">
            <text:p>109.67<text:s/></text:p>
          </table:table-cell>
          <table:table-cell office:value-type="float" office:value="8.6300000000000008" table:style-name="ce21">
            <text:p>8.63<text:s/></text:p>
          </table:table-cell>
          <table:table-cell table:style-name="ce10"/>
          <table:table-cell table:number-columns-repeated="16376"/>
        </table:table-row>
        <table:table-row table:style-name="ro4">
          <table:table-cell office:value-type="string" table:style-name="ce13">
            <text:p>民國98年</text:p>
          </table:table-cell>
          <table:table-cell office:value-type="float" office:value="2009" table:style-name="ce7">
            <text:p>2009</text:p>
          </table:table-cell>
          <table:table-cell office:value-type="float" office:value="190153" table:style-name="ce12">
            <text:p>190,153<text:s/></text:p>
          </table:table-cell>
          <table:table-cell office:value-type="float" office:value="98911" table:style-name="ce12">
            <text:p>98,911<text:s/></text:p>
          </table:table-cell>
          <table:table-cell office:value-type="float" office:value="91242" table:style-name="ce12">
            <text:p>91,242<text:s/></text:p>
          </table:table-cell>
          <table:table-cell office:value-type="float" office:value="108.40512044891607" table:style-name="ce24">
            <text:p>108.41<text:s/></text:p>
          </table:table-cell>
          <table:table-cell office:value-type="float" office:value="8.27" table:style-name="ce21">
            <text:p>8.27<text:s/></text:p>
          </table:table-cell>
          <table:table-cell table:style-name="ce10"/>
          <table:table-cell table:number-columns-repeated="16376"/>
        </table:table-row>
        <table:table-row table:style-name="ro6">
          <table:table-cell table:style-name="ce14"/>
          <table:table-cell table:style-name="ce15"/>
          <table:table-cell table:number-columns-repeated="4" table:style-name="ce17"/>
          <table:table-cell table:style-name="ce16"/>
          <table:table-cell table:number-columns-repeated="16377" table:style-name="ce1"/>
        </table:table-row>
        <table:table-row table:style-name="ro7">
          <table:table-cell office:value-type="string" table:style-name="ce1">
            <text:p>說明：1.出生嬰兒性比例：每百名出生女嬰兒人數所當出生男嬰兒人數。</text:p>
          </table:table-cell>
          <table:table-cell table:style-name="ce18"/>
          <table:table-cell table:number-columns-repeated="4" table:style-name="ce1"/>
          <table:table-cell office:value-type="string" table:style-name="ce19">
            <text:p>內政部戶政司　編製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1">
            <text:p>　　　2.民國99年12月25日縣市改制後，自99年起本行政區域不再編製列表。</text:p>
          </table:table-cell>
          <table:table-cell table:style-name="ce18"/>
          <table:table-cell table:number-columns-repeated="16382" table:style-name="ce1"/>
        </table:table-row>
        <table:table-row table:number-rows-repeated="1048506" table:style-name="ro7">
          <table:table-cell table:number-columns-repeated="16384"/>
        </table:table-row>
        <table:named-expressions>
          <table:named-range table:name="Print_Titles" table:cell-range-address="全國(登記)-不含金門縣及連江縣.$A$1:全國(登記)-不含金門縣及連江縣.$IV$4" table:base-cell-address="全國(登記)-不含金門縣及連江縣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文鼎中楷" svg:font-family="文鼎中楷"/>
    <style:font-face style:name="標楷體" svg:font-family="標楷體"/>
    <style:font-face style:name="新細明體" svg:font-family="新細明體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49">
      <number:text>— 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  <number:text> </number:text>
    </number:number-style>
    <number:number-style style:name="N50P1">
      <number:text>–</number:text>
      <number:number number:decimal-places="2" number:min-integer-digits="1" number:grouping="true"/>
      <number:text> </number:text>
    </number:number-style>
    <number:text-style style:name="N50">
      <number:text>— </number:text>
      <style:map style:condition="value()&gt;0" style:apply-style-name="N50P0"/>
      <style:map style:condition="value()&lt;0" style:apply-style-name="N50P1"/>
    </number:text-style>
    <number:number-style style:name="N51">
      <number:number number:decimal-places="3" number:min-integer-digits="1"/>
    </number:number-style>
    <number:number-style style:name="N60">
      <number:number number:decimal-places="1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</style:style>
    <style:style style:name="_21315__20998__20301__91_0_93_" style:display-name="千分位[0]" style:family="table-cell" style:data-style-name="N48"/>
    <style:style style:name="_21315__20998__20301__91_0_93__32_2" style:display-name="千分位[0] 2" style:family="table-cell" style:data-style-name="N48"/>
  </office:styles>
  <office:automatic-styles>
    <style:page-layout style:name="pm1">
      <style:page-layout-properties fo:margin-top="0.590551181102362in" fo:margin-bottom="0.393700787401575in" fo:margin-left="0.78740157480315in" fo:margin-right="0.78740157480315in" style:print-orientation="portrait" style:print-page-order="ttb" style:first-page-number="continue" style:scale-to="9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  <style:page-layout style:name="pm2">
      <style:page-layout-properties fo:margin-top="0.78740157480315in" fo:margin-bottom="0.393700787401575in" fo:margin-left="0.78740157480315in" fo:margin-right="0.78740157480315in" style:print-orientation="portrait" style:print-page-order="ttb" style:first-page-number="continue" style:scale-to="8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meta:initial-creator>user</meta:initial-creator>
    <dc:creator>廖培盛</dc:creator>
    <meta:creation-date>2010-03-26T02:15:05Z</meta:creation-date>
    <dc:date>2025-05-28T02:07:11Z</dc:date>
    <meta:print-date>2016-01-14T07:41:24Z</meta:print-date>
  </office:meta>
</office:document-meta>
</file>